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41in" svg:height="3.5398in" svg:x="4.737in" svg:y="332.5398in">
            <draw:object draw:notify-on-update-of-ranges="Sheet1.A1:Sheet1.A1 Sheet1.A2:Sheet1.A2001 Sheet1.B1:Sheet1.B1 Sheet1.B2:Sheet1.B2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misclassifie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51785714285714">
            <text:p>0.6517857143</text:p>
          </table:table-cell>
          <table:table-cell office:value-type="float" office:value="0.694713365999807">
            <text:p>0.694713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0.672596955194579">
            <text:p>0.67259695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875">
            <text:p>0.6875</text:p>
          </table:table-cell>
          <table:table-cell office:value-type="float" office:value="0.669622756771418">
            <text:p>0.6696227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51785714285714">
            <text:p>0.6517857143</text:p>
          </table:table-cell>
          <table:table-cell office:value-type="float" office:value="0.66353046934371">
            <text:p>0.66353046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80357142857143">
            <text:p>0.5803571429</text:p>
          </table:table-cell>
          <table:table-cell office:value-type="float" office:value="0.650231038183958">
            <text:p>0.65023103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46428571428571">
            <text:p>0.4464285714</text:p>
          </table:table-cell>
          <table:table-cell office:value-type="float" office:value="0.622731732712655">
            <text:p>0.62273173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9285714285714">
            <text:p>0.3392857143</text:p>
          </table:table-cell>
          <table:table-cell office:value-type="float" office:value="0.574310378428205">
            <text:p>0.5743103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30357142857143">
            <text:p>0.3303571429</text:p>
          </table:table-cell>
          <table:table-cell office:value-type="float" office:value="0.511601145177291">
            <text:p>0.51160114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30357142857143">
            <text:p>0.3303571429</text:p>
          </table:table-cell>
          <table:table-cell office:value-type="float" office:value="0.454526108837641">
            <text:p>0.45452610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30357142857143">
            <text:p>0.3303571429</text:p>
          </table:table-cell>
          <table:table-cell office:value-type="float" office:value="0.414558757323963">
            <text:p>0.41455875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21428571428571">
            <text:p>0.3214285714</text:p>
          </table:table-cell>
          <table:table-cell office:value-type="float" office:value="0.389065462688457">
            <text:p>0.38906546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21428571428571">
            <text:p>0.3214285714</text:p>
          </table:table-cell>
          <table:table-cell office:value-type="float" office:value="0.372298351031737">
            <text:p>0.3722983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125">
            <text:p>0.3125</text:p>
          </table:table-cell>
          <table:table-cell office:value-type="float" office:value="0.360364381398594">
            <text:p>0.36036438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03571428571429">
            <text:p>0.3035714286</text:p>
          </table:table-cell>
          <table:table-cell office:value-type="float" office:value="0.35112025651024">
            <text:p>0.35112025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94642857142857">
            <text:p>0.2946428571</text:p>
          </table:table-cell>
          <table:table-cell office:value-type="float" office:value="0.343415273790396">
            <text:p>0.34341527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67857142857143">
            <text:p>0.2678571429</text:p>
          </table:table-cell>
          <table:table-cell office:value-type="float" office:value="0.336611096287949">
            <text:p>0.33661109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23214285714286">
            <text:p>0.2232142857</text:p>
          </table:table-cell>
          <table:table-cell office:value-type="float" office:value="0.330328778056926">
            <text:p>0.33032877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14285714285714">
            <text:p>0.2142857143</text:p>
          </table:table-cell>
          <table:table-cell office:value-type="float" office:value="0.324320643565597">
            <text:p>0.32432064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96428571428571">
            <text:p>0.1964285714</text:p>
          </table:table-cell>
          <table:table-cell office:value-type="float" office:value="0.318413323857655">
            <text:p>0.31841332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9642857142857">
            <text:p>0.1696428571</text:p>
          </table:table-cell>
          <table:table-cell office:value-type="float" office:value="0.312490345782055">
            <text:p>0.31249034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16071428571429">
            <text:p>0.1160714286</text:p>
          </table:table-cell>
          <table:table-cell office:value-type="float" office:value="0.30648429375828">
            <text:p>0.30648429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16071428571429">
            <text:p>0.1160714286</text:p>
          </table:table-cell>
          <table:table-cell office:value-type="float" office:value="0.300360118074021">
            <text:p>0.30036011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82142857142857">
            <text:p>0.0982142857</text:p>
          </table:table-cell>
          <table:table-cell office:value-type="float" office:value="0.294093932991992">
            <text:p>0.2940939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714285714285714">
            <text:p>0.0714285714</text:p>
          </table:table-cell>
          <table:table-cell office:value-type="float" office:value="0.287658186314093">
            <text:p>0.287658186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714285714285714">
            <text:p>0.0714285714</text:p>
          </table:table-cell>
          <table:table-cell office:value-type="float" office:value="0.281015392964235">
            <text:p>0.28101539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803571428571429">
            <text:p>0.0803571429</text:p>
          </table:table-cell>
          <table:table-cell office:value-type="float" office:value="0.274117376346846">
            <text:p>0.274117376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714285714285714">
            <text:p>0.0714285714</text:p>
          </table:table-cell>
          <table:table-cell office:value-type="float" office:value="0.26690816680834">
            <text:p>0.26690816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625">
            <text:p>0.0625</text:p>
          </table:table-cell>
          <table:table-cell office:value-type="float" office:value="0.259331689290332">
            <text:p>0.259331689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535714285714286">
            <text:p>0.0535714286</text:p>
          </table:table-cell>
          <table:table-cell office:value-type="float" office:value="0.251346453398482">
            <text:p>0.25134645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535714285714286">
            <text:p>0.0535714286</text:p>
          </table:table-cell>
          <table:table-cell office:value-type="float" office:value="0.24294480033862">
            <text:p>0.242944800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535714285714286">
            <text:p>0.0535714286</text:p>
          </table:table-cell>
          <table:table-cell office:value-type="float" office:value="0.234165674053201">
            <text:p>0.23416567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535714285714286">
            <text:p>0.0535714286</text:p>
          </table:table-cell>
          <table:table-cell office:value-type="float" office:value="0.225090990684886">
            <text:p>0.225090990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535714285714286">
            <text:p>0.0535714286</text:p>
          </table:table-cell>
          <table:table-cell office:value-type="float" office:value="0.215830045156575">
            <text:p>0.215830045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535714285714286">
            <text:p>0.0535714286</text:p>
          </table:table-cell>
          <table:table-cell office:value-type="float" office:value="0.20650371257353">
            <text:p>0.20650371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446428571428571">
            <text:p>0.0446428571</text:p>
          </table:table-cell>
          <table:table-cell office:value-type="float" office:value="0.197233414357107">
            <text:p>0.19723341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446428571428571">
            <text:p>0.0446428571</text:p>
          </table:table-cell>
          <table:table-cell office:value-type="float" office:value="0.18813341162185">
            <text:p>0.18813341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446428571428571">
            <text:p>0.0446428571</text:p>
          </table:table-cell>
          <table:table-cell office:value-type="float" office:value="0.179304726816546">
            <text:p>0.179304726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535714285714286">
            <text:p>0.0535714286</text:p>
          </table:table-cell>
          <table:table-cell office:value-type="float" office:value="0.17083052604043">
            <text:p>0.1708305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535714285714286">
            <text:p>0.0535714286</text:p>
          </table:table-cell>
          <table:table-cell office:value-type="float" office:value="0.162773421407065">
            <text:p>0.16277342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535714285714286">
            <text:p>0.0535714286</text:p>
          </table:table-cell>
          <table:table-cell office:value-type="float" office:value="0.155174940106969">
            <text:p>0.15517494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535714285714286">
            <text:p>0.0535714286</text:p>
          </table:table-cell>
          <table:table-cell office:value-type="float" office:value="0.14805694377625">
            <text:p>0.148056943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535714285714286">
            <text:p>0.0535714286</text:p>
          </table:table-cell>
          <table:table-cell office:value-type="float" office:value="0.141424429486156">
            <text:p>0.141424429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535714285714286">
            <text:p>0.0535714286</text:p>
          </table:table-cell>
          <table:table-cell office:value-type="float" office:value="0.135269023102286">
            <text:p>0.13526902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535714285714286">
            <text:p>0.0535714286</text:p>
          </table:table-cell>
          <table:table-cell office:value-type="float" office:value="0.129572556729914">
            <text:p>0.12957255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535714285714286">
            <text:p>0.0535714286</text:p>
          </table:table-cell>
          <table:table-cell office:value-type="float" office:value="0.124310309939411">
            <text:p>0.124310309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446428571428571">
            <text:p>0.0446428571</text:p>
          </table:table-cell>
          <table:table-cell office:value-type="float" office:value="0.119453697231678">
            <text:p>0.119453697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446428571428571">
            <text:p>0.0446428571</text:p>
          </table:table-cell>
          <table:table-cell office:value-type="float" office:value="0.114972345154911">
            <text:p>0.11497234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446428571428571">
            <text:p>0.0446428571</text:p>
          </table:table-cell>
          <table:table-cell office:value-type="float" office:value="0.110835603408359">
            <text:p>0.110835603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446428571428571">
            <text:p>0.0446428571</text:p>
          </table:table-cell>
          <table:table-cell office:value-type="float" office:value="0.107013582062167">
            <text:p>0.107013582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57142857142857">
            <text:p>0.0357142857</text:p>
          </table:table-cell>
          <table:table-cell office:value-type="float" office:value="0.103477818435998">
            <text:p>0.10347781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357142857142857">
            <text:p>0.0357142857</text:p>
          </table:table-cell>
          <table:table-cell office:value-type="float" office:value="0.100201668669616">
            <text:p>0.100201668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357142857142857">
            <text:p>0.0357142857</text:p>
          </table:table-cell>
          <table:table-cell office:value-type="float" office:value="0.0971605024881632">
            <text:p>0.09716050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357142857142857">
            <text:p>0.0357142857</text:p>
          </table:table-cell>
          <table:table-cell office:value-type="float" office:value="0.0943317620524607">
            <text:p>0.094331762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357142857142857">
            <text:p>0.0357142857</text:p>
          </table:table-cell>
          <table:table-cell office:value-type="float" office:value="0.0916949302991377">
            <text:p>0.091694930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357142857142857">
            <text:p>0.0357142857</text:p>
          </table:table-cell>
          <table:table-cell office:value-type="float" office:value="0.0892314417788408">
            <text:p>0.08923144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357142857142857">
            <text:p>0.0357142857</text:p>
          </table:table-cell>
          <table:table-cell office:value-type="float" office:value="0.086924559557129">
            <text:p>0.08692455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357142857142857">
            <text:p>0.0357142857</text:p>
          </table:table-cell>
          <table:table-cell office:value-type="float" office:value="0.0847592347221773">
            <text:p>0.084759234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357142857142857">
            <text:p>0.0357142857</text:p>
          </table:table-cell>
          <table:table-cell office:value-type="float" office:value="0.0827219598769003">
            <text:p>0.082721959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357142857142857">
            <text:p>0.0357142857</text:p>
          </table:table-cell>
          <table:table-cell office:value-type="float" office:value="0.0808006242067663">
            <text:p>0.08080062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57142857142857">
            <text:p>0.0357142857</text:p>
          </table:table-cell>
          <table:table-cell office:value-type="float" office:value="0.0789843749535345">
            <text:p>0.07898437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357142857142857">
            <text:p>0.0357142857</text:p>
          </table:table-cell>
          <table:table-cell office:value-type="float" office:value="0.077263488133153">
            <text:p>0.077263488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357142857142857">
            <text:p>0.0357142857</text:p>
          </table:table-cell>
          <table:table-cell office:value-type="float" office:value="0.0756292499265412">
            <text:p>0.075629249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267857142857143">
            <text:p>0.0267857143</text:p>
          </table:table-cell>
          <table:table-cell office:value-type="float" office:value="0.0740738492044584">
            <text:p>0.07407384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267857142857143">
            <text:p>0.0267857143</text:p>
          </table:table-cell>
          <table:table-cell office:value-type="float" office:value="0.0725902810124654">
            <text:p>0.07259028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267857142857143">
            <text:p>0.0267857143</text:p>
          </table:table-cell>
          <table:table-cell office:value-type="float" office:value="0.0711722604516467">
            <text:p>0.07117226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267857142857143">
            <text:p>0.0267857143</text:p>
          </table:table-cell>
          <table:table-cell office:value-type="float" office:value="0.0698141461754415">
            <text:p>0.069814146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267857142857143">
            <text:p>0.0267857143</text:p>
          </table:table-cell>
          <table:table-cell office:value-type="float" office:value="0.0685108726278493">
            <text:p>0.06851087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267857142857143">
            <text:p>0.0267857143</text:p>
          </table:table-cell>
          <table:table-cell office:value-type="float" office:value="0.0672578901316128">
            <text:p>0.06725789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267857142857143">
            <text:p>0.0267857143</text:p>
          </table:table-cell>
          <table:table-cell office:value-type="float" office:value="0.0660511119660377">
            <text:p>0.0660511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67857142857143">
            <text:p>0.0267857143</text:p>
          </table:table-cell>
          <table:table-cell office:value-type="float" office:value="0.0648868676312248">
            <text:p>0.064886867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267857142857143">
            <text:p>0.0267857143</text:p>
          </table:table-cell>
          <table:table-cell office:value-type="float" office:value="0.0637618615641297">
            <text:p>0.06376186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267857142857143">
            <text:p>0.0267857143</text:p>
          </table:table-cell>
          <table:table-cell office:value-type="float" office:value="0.0626731366427777">
            <text:p>0.06267313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267857142857143">
            <text:p>0.0267857143</text:p>
          </table:table-cell>
          <table:table-cell office:value-type="float" office:value="0.0616180418827363">
            <text:p>0.061618041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267857142857143">
            <text:p>0.0267857143</text:p>
          </table:table-cell>
          <table:table-cell office:value-type="float" office:value="0.0605942037917497">
            <text:p>0.060594203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267857142857143">
            <text:p>0.0267857143</text:p>
          </table:table-cell>
          <table:table-cell office:value-type="float" office:value="0.0595995009032192">
            <text:p>0.059599500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267857142857143">
            <text:p>0.0267857143</text:p>
          </table:table-cell>
          <table:table-cell office:value-type="float" office:value="0.0586320410570525">
            <text:p>0.058632041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267857142857143">
            <text:p>0.0267857143</text:p>
          </table:table-cell>
          <table:table-cell office:value-type="float" office:value="0.0576901410381325">
            <text:p>0.05769014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267857142857143">
            <text:p>0.0267857143</text:p>
          </table:table-cell>
          <table:table-cell office:value-type="float" office:value="0.0567723082195828">
            <text:p>0.05677230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267857142857143">
            <text:p>0.0267857143</text:p>
          </table:table-cell>
          <table:table-cell office:value-type="float" office:value="0.0558772238917005">
            <text:p>0.05587722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67857142857143">
            <text:p>0.0267857143</text:p>
          </table:table-cell>
          <table:table-cell office:value-type="float" office:value="0.055003727989543">
            <text:p>0.0550037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267857142857143">
            <text:p>0.0267857143</text:p>
          </table:table-cell>
          <table:table-cell office:value-type="float" office:value="0.0541508049642909">
            <text:p>0.0541508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178571428571429">
            <text:p>0.0178571429</text:p>
          </table:table-cell>
          <table:table-cell office:value-type="float" office:value="0.0533175705769619">
            <text:p>0.053317570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178571428571429">
            <text:p>0.0178571429</text:p>
          </table:table-cell>
          <table:table-cell office:value-type="float" office:value="0.0525032594287589">
            <text:p>0.052503259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178571428571429">
            <text:p>0.0178571429</text:p>
          </table:table-cell>
          <table:table-cell office:value-type="float" office:value="0.0517072130805822">
            <text:p>0.05170721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178571428571429">
            <text:p>0.0178571429</text:p>
          </table:table-cell>
          <table:table-cell office:value-type="float" office:value="0.0509288686546942">
            <text:p>0.050928868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178571428571429">
            <text:p>0.0178571429</text:p>
          </table:table-cell>
          <table:table-cell office:value-type="float" office:value="0.0501677478530745">
            <text:p>0.050167747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178571428571429">
            <text:p>0.0178571429</text:p>
          </table:table-cell>
          <table:table-cell office:value-type="float" office:value="0.0494234463678822">
            <text:p>0.04942344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178571428571429">
            <text:p>0.0178571429</text:p>
          </table:table-cell>
          <table:table-cell office:value-type="float" office:value="0.0486956236973307">
            <text:p>0.048695623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178571428571429">
            <text:p>0.0178571429</text:p>
          </table:table-cell>
          <table:table-cell office:value-type="float" office:value="0.0479839934125976">
            <text:p>0.047983993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178571428571429">
            <text:p>0.0178571429</text:p>
          </table:table-cell>
          <table:table-cell office:value-type="float" office:value="0.0472883139456228">
            <text:p>0.047288313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178571428571429">
            <text:p>0.0178571429</text:p>
          </table:table-cell>
          <table:table-cell office:value-type="float" office:value="0.0466083799817544">
            <text:p>0.0466083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178571428571429">
            <text:p>0.0178571429</text:p>
          </table:table-cell>
          <table:table-cell office:value-type="float" office:value="0.0459440145439813">
            <text:p>0.045944014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178571428571429">
            <text:p>0.0178571429</text:p>
          </table:table-cell>
          <table:table-cell office:value-type="float" office:value="0.045295061846867">
            <text:p>0.045295061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178571428571429">
            <text:p>0.0178571429</text:p>
          </table:table-cell>
          <table:table-cell office:value-type="float" office:value="0.0446613809794565">
            <text:p>0.0446613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178571428571429">
            <text:p>0.0178571429</text:p>
          </table:table-cell>
          <table:table-cell office:value-type="float" office:value="0.0440428404497381">
            <text:p>0.044042840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178571428571429">
            <text:p>0.0178571429</text:p>
          </table:table-cell>
          <table:table-cell office:value-type="float" office:value="0.0434393135919639">
            <text:p>0.04343931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178571428571429">
            <text:p>0.0178571429</text:p>
          </table:table-cell>
          <table:table-cell office:value-type="float" office:value="0.0428506748060315">
            <text:p>0.042850674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178571428571429">
            <text:p>0.0178571429</text:p>
          </table:table-cell>
          <table:table-cell office:value-type="float" office:value="0.0422767965688827">
            <text:p>0.042276796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178571428571429">
            <text:p>0.0178571429</text:p>
          </table:table-cell>
          <table:table-cell office:value-type="float" office:value="0.0417175471346033">
            <text:p>0.041717547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78571428571429">
            <text:p>0.0178571429</text:p>
          </table:table-cell>
          <table:table-cell office:value-type="float" office:value="0.0411727888247755">
            <text:p>0.04117278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178571428571429">
            <text:p>0.0178571429</text:p>
          </table:table-cell>
          <table:table-cell office:value-type="float" office:value="0.0406423768045374">
            <text:p>0.040642376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178571428571429">
            <text:p>0.0178571429</text:p>
          </table:table-cell>
          <table:table-cell office:value-type="float" office:value="0.0401261582424787">
            <text:p>0.040126158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178571428571429">
            <text:p>0.0178571429</text:p>
          </table:table-cell>
          <table:table-cell office:value-type="float" office:value="0.039623971762533">
            <text:p>0.039623971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178571428571429">
            <text:p>0.0178571429</text:p>
          </table:table-cell>
          <table:table-cell office:value-type="float" office:value="0.0391356471113189">
            <text:p>0.039135647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178571428571429">
            <text:p>0.0178571429</text:p>
          </table:table-cell>
          <table:table-cell office:value-type="float" office:value="0.0386610049824307">
            <text:p>0.0386610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178571428571429">
            <text:p>0.0178571429</text:p>
          </table:table-cell>
          <table:table-cell office:value-type="float" office:value="0.0381998569575483">
            <text:p>0.03819985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089285714285714">
            <text:p>0.0089285714</text:p>
          </table:table-cell>
          <table:table-cell office:value-type="float" office:value="0.037752005540842">
            <text:p>0.037752005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089285714285714">
            <text:p>0.0089285714</text:p>
          </table:table-cell>
          <table:table-cell office:value-type="float" office:value="0.0373172442764957">
            <text:p>0.037317244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089285714285714">
            <text:p>0.0089285714</text:p>
          </table:table-cell>
          <table:table-cell office:value-type="float" office:value="0.0368953579484622">
            <text:p>0.036895357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089285714285714">
            <text:p>0.0089285714</text:p>
          </table:table-cell>
          <table:table-cell office:value-type="float" office:value="0.0364861228666412">
            <text:p>0.036486122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89285714285714">
            <text:p>0.0089285714</text:p>
          </table:table-cell>
          <table:table-cell office:value-type="float" office:value="0.036089307244953">
            <text:p>0.036089307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089285714285714">
            <text:p>0.0089285714</text:p>
          </table:table-cell>
          <table:table-cell office:value-type="float" office:value="0.0357046716750357">
            <text:p>0.03570467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089285714285714">
            <text:p>0.0089285714</text:p>
          </table:table-cell>
          <table:table-cell office:value-type="float" office:value="0.0353319696955297">
            <text:p>0.035331969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089285714285714">
            <text:p>0.0089285714</text:p>
          </table:table-cell>
          <table:table-cell office:value-type="float" office:value="0.0349709484521151">
            <text:p>0.034970948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089285714285714">
            <text:p>0.0089285714</text:p>
          </table:table-cell>
          <table:table-cell office:value-type="float" office:value="0.0346213494385616">
            <text:p>0.034621349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089285714285714">
            <text:p>0.0089285714</text:p>
          </table:table-cell>
          <table:table-cell office:value-type="float" office:value="0.0342829093047225">
            <text:p>0.034282909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089285714285714">
            <text:p>0.0089285714</text:p>
          </table:table-cell>
          <table:table-cell office:value-type="float" office:value="0.033955360714156">
            <text:p>0.033955360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089285714285714">
            <text:p>0.0089285714</text:p>
          </table:table-cell>
          <table:table-cell office:value-type="float" office:value="0.0336384332320977">
            <text:p>0.033638433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089285714285714">
            <text:p>0.0089285714</text:p>
          </table:table-cell>
          <table:table-cell office:value-type="float" office:value="0.0333318542239102">
            <text:p>0.033331854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89285714285714">
            <text:p>0.0089285714</text:p>
          </table:table-cell>
          <table:table-cell office:value-type="float" office:value="0.0330353497447518">
            <text:p>0.033035349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089285714285714">
            <text:p>0.0089285714</text:p>
          </table:table-cell>
          <table:table-cell office:value-type="float" office:value="0.0327486454028432">
            <text:p>0.032748645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89285714285714">
            <text:p>0.0089285714</text:p>
          </table:table-cell>
          <table:table-cell office:value-type="float" office:value="0.0324714671810773">
            <text:p>0.032471467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089285714285714">
            <text:p>0.0089285714</text:p>
          </table:table-cell>
          <table:table-cell office:value-type="float" office:value="0.0322035422045485">
            <text:p>0.032203542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089285714285714">
            <text:p>0.0089285714</text:p>
          </table:table-cell>
          <table:table-cell office:value-type="float" office:value="0.0319445994446026">
            <text:p>0.031944599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089285714285714">
            <text:p>0.0089285714</text:p>
          </table:table-cell>
          <table:table-cell office:value-type="float" office:value="0.031694370353018">
            <text:p>0.031694370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089285714285714">
            <text:p>0.0089285714</text:p>
          </table:table-cell>
          <table:table-cell office:value-type="float" office:value="0.0314525894227513">
            <text:p>0.031452589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089285714285714">
            <text:p>0.0089285714</text:p>
          </table:table-cell>
          <table:table-cell office:value-type="float" office:value="0.0312189946742057">
            <text:p>0.031218994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89285714285714">
            <text:p>0.0089285714</text:p>
          </table:table-cell>
          <table:table-cell office:value-type="float" office:value="0.0309933280681344">
            <text:p>0.030993328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089285714285714">
            <text:p>0.0089285714</text:p>
          </table:table-cell>
          <table:table-cell office:value-type="float" office:value="0.0307753358480619">
            <text:p>0.030775335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089285714285714">
            <text:p>0.0089285714</text:p>
          </table:table-cell>
          <table:table-cell office:value-type="float" office:value="0.0305647688164802">
            <text:p>0.030564768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089285714285714">
            <text:p>0.0089285714</text:p>
          </table:table-cell>
          <table:table-cell office:value-type="float" office:value="0.0303613825500984">
            <text:p>0.030361382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089285714285714">
            <text:p>0.0089285714</text:p>
          </table:table-cell>
          <table:table-cell office:value-type="float" office:value="0.0301649375601179">
            <text:p>0.030164937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089285714285714">
            <text:p>0.0089285714</text:p>
          </table:table-cell>
          <table:table-cell office:value-type="float" office:value="0.029975199403924">
            <text:p>0.029975199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089285714285714">
            <text:p>0.0089285714</text:p>
          </table:table-cell>
          <table:table-cell office:value-type="float" office:value="0.0297919387547674">
            <text:p>0.02979193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089285714285714">
            <text:p>0.0089285714</text:p>
          </table:table-cell>
          <table:table-cell office:value-type="float" office:value="0.0296149314360008">
            <text:p>0.02961493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89285714285714">
            <text:p>0.0089285714</text:p>
          </table:table-cell>
          <table:table-cell office:value-type="float" office:value="0.0294439584262679">
            <text:p>0.029443958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089285714285714">
            <text:p>0.0089285714</text:p>
          </table:table-cell>
          <table:table-cell office:value-type="float" office:value="0.0292788058417448">
            <text:p>0.029278805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89285714285714">
            <text:p>0.0089285714</text:p>
          </table:table-cell>
          <table:table-cell office:value-type="float" office:value="0.0291192649011362">
            <text:p>0.029119264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089285714285714">
            <text:p>0.0089285714</text:p>
          </table:table-cell>
          <table:table-cell office:value-type="float" office:value="0.0289651318786396">
            <text:p>0.02896513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089285714285714">
            <text:p>0.0089285714</text:p>
          </table:table-cell>
          <table:table-cell office:value-type="float" office:value="0.0288162080495388">
            <text:p>0.02881620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089285714285714">
            <text:p>0.0089285714</text:p>
          </table:table-cell>
          <table:table-cell office:value-type="float" office:value="0.0286722996324803">
            <text:p>0.028672299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089285714285714">
            <text:p>0.0089285714</text:p>
          </table:table-cell>
          <table:table-cell office:value-type="float" office:value="0.0285332177318382">
            <text:p>0.028533217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089285714285714">
            <text:p>0.0089285714</text:p>
          </table:table-cell>
          <table:table-cell office:value-type="float" office:value="0.028398778282908">
            <text:p>0.028398778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089285714285714">
            <text:p>0.0089285714</text:p>
          </table:table-cell>
          <table:table-cell office:value-type="float" office:value="0.0282688020019935">
            <text:p>0.02826880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89285714285714">
            <text:p>0.0089285714</text:p>
          </table:table-cell>
          <table:table-cell office:value-type="float" office:value="0.0281431143427841">
            <text:p>0.028143114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089285714285714">
            <text:p>0.0089285714</text:p>
          </table:table-cell>
          <table:table-cell office:value-type="float" office:value="0.0280215454597909">
            <text:p>0.028021545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089285714285714">
            <text:p>0.0089285714</text:p>
          </table:table-cell>
          <table:table-cell office:value-type="float" office:value="0.0279039301790145">
            <text:p>0.027903930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089285714285714">
            <text:p>0.0089285714</text:p>
          </table:table-cell>
          <table:table-cell office:value-type="float" office:value="0.0277901079754942">
            <text:p>0.02779010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089285714285714">
            <text:p>0.0089285714</text:p>
          </table:table-cell>
          <table:table-cell office:value-type="float" office:value="0.0276799229569303">
            <text:p>0.02767992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089285714285714">
            <text:p>0.0089285714</text:p>
          </table:table-cell>
          <table:table-cell office:value-type="float" office:value="0.0275732238522091">
            <text:p>0.027573223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089285714285714">
            <text:p>0.0089285714</text:p>
          </table:table-cell>
          <table:table-cell office:value-type="float" office:value="0.0274698640033766">
            <text:p>0.02746986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089285714285714">
            <text:p>0.0089285714</text:p>
          </table:table-cell>
          <table:table-cell office:value-type="float" office:value="0.0273697013594283">
            <text:p>0.027369701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089285714285714">
            <text:p>0.0089285714</text:p>
          </table:table-cell>
          <table:table-cell office:value-type="float" office:value="0.027272598470186">
            <text:p>0.027272598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089285714285714">
            <text:p>0.0089285714</text:p>
          </table:table-cell>
          <table:table-cell office:value-type="float" office:value="0.0271784224785276">
            <text:p>0.027178422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089285714285714">
            <text:p>0.0089285714</text:p>
          </table:table-cell>
          <table:table-cell office:value-type="float" office:value="0.0270870451093058">
            <text:p>0.027087045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089285714285714">
            <text:p>0.0089285714</text:p>
          </table:table-cell>
          <table:table-cell office:value-type="float" office:value="0.0269983426534251">
            <text:p>0.026998342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089285714285714">
            <text:p>0.0089285714</text:p>
          </table:table-cell>
          <table:table-cell office:value-type="float" office:value="0.0269121959457326">
            <text:p>0.026912195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089285714285714">
            <text:p>0.0089285714</text:p>
          </table:table-cell>
          <table:table-cell office:value-type="float" office:value="0.0268284903356073">
            <text:p>0.026828490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089285714285714">
            <text:p>0.0089285714</text:p>
          </table:table-cell>
          <table:table-cell office:value-type="float" office:value="0.0267471156493772">
            <text:p>0.026747115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89285714285714">
            <text:p>0.0089285714</text:p>
          </table:table-cell>
          <table:table-cell office:value-type="float" office:value="0.0266679661439577">
            <text:p>0.0266679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089285714285714">
            <text:p>0.0089285714</text:p>
          </table:table-cell>
          <table:table-cell office:value-type="float" office:value="0.0265909404513644">
            <text:p>0.026590940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089285714285714">
            <text:p>0.0089285714</text:p>
          </table:table-cell>
          <table:table-cell office:value-type="float" office:value="0.0265159415140022">
            <text:p>0.026515941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089285714285714">
            <text:p>0.0089285714</text:p>
          </table:table-cell>
          <table:table-cell office:value-type="float" office:value="0.0264428765108665">
            <text:p>0.026442876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089285714285714">
            <text:p>0.0089285714</text:p>
          </table:table-cell>
          <table:table-cell office:value-type="float" office:value="0.0263716567749949">
            <text:p>0.026371656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089285714285714">
            <text:p>0.0089285714</text:p>
          </table:table-cell>
          <table:table-cell office:value-type="float" office:value="0.0263021977026876">
            <text:p>0.02630219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089285714285714">
            <text:p>0.0089285714</text:p>
          </table:table-cell>
          <table:table-cell office:value-type="float" office:value="0.0262344186551605">
            <text:p>0.026234418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089285714285714">
            <text:p>0.0089285714</text:p>
          </table:table-cell>
          <table:table-cell office:value-type="float" office:value="0.0261682428534065">
            <text:p>0.026168242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089285714285714">
            <text:p>0.0089285714</text:p>
          </table:table-cell>
          <table:table-cell office:value-type="float" office:value="0.0261035972671258">
            <text:p>0.026103597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089285714285714">
            <text:p>0.0089285714</text:p>
          </table:table-cell>
          <table:table-cell office:value-type="float" office:value="0.0260404124986362">
            <text:p>0.026040412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089285714285714">
            <text:p>0.0089285714</text:p>
          </table:table-cell>
          <table:table-cell office:value-type="float" office:value="0.0259786226627014">
            <text:p>0.025978622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089285714285714">
            <text:p>0.0089285714</text:p>
          </table:table-cell>
          <table:table-cell office:value-type="float" office:value="0.0259181652632161">
            <text:p>0.025918165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089285714285714">
            <text:p>0.0089285714</text:p>
          </table:table-cell>
          <table:table-cell office:value-type="float" office:value="0.0258589810676683">
            <text:p>0.025858981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089285714285714">
            <text:p>0.0089285714</text:p>
          </table:table-cell>
          <table:table-cell office:value-type="float" office:value="0.025801013980262">
            <text:p>0.0258010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089285714285714">
            <text:p>0.0089285714</text:p>
          </table:table-cell>
          <table:table-cell office:value-type="float" office:value="0.025744210914535">
            <text:p>0.025744210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089285714285714">
            <text:p>0.0089285714</text:p>
          </table:table-cell>
          <table:table-cell office:value-type="float" office:value="0.0256885216662456">
            <text:p>0.025688521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089285714285714">
            <text:p>0.0089285714</text:p>
          </table:table-cell>
          <table:table-cell office:value-type="float" office:value="0.0256338987872349">
            <text:p>0.025633898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089285714285714">
            <text:p>0.0089285714</text:p>
          </table:table-cell>
          <table:table-cell office:value-type="float" office:value="0.0255802974608994">
            <text:p>0.025580297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089285714285714">
            <text:p>0.0089285714</text:p>
          </table:table-cell>
          <table:table-cell office:value-type="float" office:value="0.0255276753798342">
            <text:p>0.025527675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089285714285714">
            <text:p>0.0089285714</text:p>
          </table:table-cell>
          <table:table-cell office:value-type="float" office:value="0.0254759926261351">
            <text:p>0.025475992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089285714285714">
            <text:p>0.0089285714</text:p>
          </table:table-cell>
          <table:table-cell office:value-type="float" office:value="0.0254252115547698">
            <text:p>0.025425211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089285714285714">
            <text:p>0.0089285714</text:p>
          </table:table-cell>
          <table:table-cell office:value-type="float" office:value="0.0253752966803651">
            <text:p>0.025375296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089285714285714">
            <text:p>0.0089285714</text:p>
          </table:table-cell>
          <table:table-cell office:value-type="float" office:value="0.0253262145676846">
            <text:p>0.025326214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089285714285714">
            <text:p>0.0089285714</text:p>
          </table:table-cell>
          <table:table-cell office:value-type="float" office:value="0.0252779337260147">
            <text:p>0.025277933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089285714285714">
            <text:p>0.0089285714</text:p>
          </table:table-cell>
          <table:table-cell office:value-type="float" office:value="0.0252304245076147">
            <text:p>0.025230424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089285714285714">
            <text:p>0.0089285714</text:p>
          </table:table-cell>
          <table:table-cell office:value-type="float" office:value="0.0251836590103395">
            <text:p>0.02518365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089285714285714">
            <text:p>0.0089285714</text:p>
          </table:table-cell>
          <table:table-cell office:value-type="float" office:value="0.0251376109844962">
            <text:p>0.02513761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089285714285714">
            <text:p>0.0089285714</text:p>
          </table:table-cell>
          <table:table-cell office:value-type="float" office:value="0.0250922557439512">
            <text:p>0.025092255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089285714285714">
            <text:p>0.0089285714</text:p>
          </table:table-cell>
          <table:table-cell office:value-type="float" office:value="0.025047570081476">
            <text:p>0.025047570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089285714285714">
            <text:p>0.0089285714</text:p>
          </table:table-cell>
          <table:table-cell office:value-type="float" office:value="0.0250035321882809">
            <text:p>0.025003532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089285714285714">
            <text:p>0.0089285714</text:p>
          </table:table-cell>
          <table:table-cell office:value-type="float" office:value="0.0249601215776663">
            <text:p>0.02496012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089285714285714">
            <text:p>0.0089285714</text:p>
          </table:table-cell>
          <table:table-cell office:value-type="float" office:value="0.0249173190126963">
            <text:p>0.02491731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089285714285714">
            <text:p>0.0089285714</text:p>
          </table:table-cell>
          <table:table-cell office:value-type="float" office:value="0.0248751064377808">
            <text:p>0.02487510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089285714285714">
            <text:p>0.0089285714</text:p>
          </table:table-cell>
          <table:table-cell office:value-type="float" office:value="0.0248334669140434">
            <text:p>0.024833466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89285714285714">
            <text:p>0.0089285714</text:p>
          </table:table-cell>
          <table:table-cell office:value-type="float" office:value="0.0247923845583332">
            <text:p>0.024792384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89285714285714">
            <text:p>0.0089285714</text:p>
          </table:table-cell>
          <table:table-cell office:value-type="float" office:value="0.0247518444857397">
            <text:p>0.024751844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089285714285714">
            <text:p>0.0089285714</text:p>
          </table:table-cell>
          <table:table-cell office:value-type="float" office:value="0.0247118327554584">
            <text:p>0.024711832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089285714285714">
            <text:p>0.0089285714</text:p>
          </table:table-cell>
          <table:table-cell office:value-type="float" office:value="0.0246723363198548">
            <text:p>0.024672336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089285714285714">
            <text:p>0.0089285714</text:p>
          </table:table-cell>
          <table:table-cell office:value-type="float" office:value="0.0246333429765725">
            <text:p>0.02463334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89285714285714">
            <text:p>0.0089285714</text:p>
          </table:table-cell>
          <table:table-cell office:value-type="float" office:value="0.0245948413235324">
            <text:p>0.024594841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89285714285714">
            <text:p>0.0089285714</text:p>
          </table:table-cell>
          <table:table-cell office:value-type="float" office:value="0.0245568207166715">
            <text:p>0.024556820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89285714285714">
            <text:p>0.0089285714</text:p>
          </table:table-cell>
          <table:table-cell office:value-type="float" office:value="0.0245192712302738">
            <text:p>0.024519271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089285714285714">
            <text:p>0.0089285714</text:p>
          </table:table-cell>
          <table:table-cell office:value-type="float" office:value="0.02448218361975">
            <text:p>0.024482183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089285714285714">
            <text:p>0.0089285714</text:p>
          </table:table-cell>
          <table:table-cell office:value-type="float" office:value="0.0244455492867272">
            <text:p>0.024445549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089285714285714">
            <text:p>0.0089285714</text:p>
          </table:table-cell>
          <table:table-cell office:value-type="float" office:value="0.0244093602463167">
            <text:p>0.024409360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089285714285714">
            <text:p>0.0089285714</text:p>
          </table:table-cell>
          <table:table-cell office:value-type="float" office:value="0.0243736090964342">
            <text:p>0.024373609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089285714285714">
            <text:p>0.0089285714</text:p>
          </table:table-cell>
          <table:table-cell office:value-type="float" office:value="0.0243382889890516">
            <text:p>0.02433828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089285714285714">
            <text:p>0.0089285714</text:p>
          </table:table-cell>
          <table:table-cell office:value-type="float" office:value="0.0243033936032697">
            <text:p>0.024303393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89285714285714">
            <text:p>0.0089285714</text:p>
          </table:table-cell>
          <table:table-cell office:value-type="float" office:value="0.0242689171201053">
            <text:p>0.024268917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089285714285714">
            <text:p>0.0089285714</text:p>
          </table:table-cell>
          <table:table-cell office:value-type="float" office:value="0.0242348541988952">
            <text:p>0.024234854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89285714285714">
            <text:p>0.0089285714</text:p>
          </table:table-cell>
          <table:table-cell office:value-type="float" office:value="0.0242011999552261">
            <text:p>0.024201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089285714285714">
            <text:p>0.0089285714</text:p>
          </table:table-cell>
          <table:table-cell office:value-type="float" office:value="0.0241679499403064">
            <text:p>0.024167949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089285714285714">
            <text:p>0.0089285714</text:p>
          </table:table-cell>
          <table:table-cell office:value-type="float" office:value="0.0241351001217041">
            <text:p>0.024135100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89285714285714">
            <text:p>0.0089285714</text:p>
          </table:table-cell>
          <table:table-cell office:value-type="float" office:value="0.0241026468653802">
            <text:p>0.024102646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89285714285714">
            <text:p>0.0089285714</text:p>
          </table:table-cell>
          <table:table-cell office:value-type="float" office:value="0.0240705869189564">
            <text:p>0.024070586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089285714285714">
            <text:p>0.0089285714</text:p>
          </table:table-cell>
          <table:table-cell office:value-type="float" office:value="0.0240389173961581">
            <text:p>0.024038917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089285714285714">
            <text:p>0.0089285714</text:p>
          </table:table-cell>
          <table:table-cell office:value-type="float" office:value="0.0240076357623858">
            <text:p>0.024007635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089285714285714">
            <text:p>0.0089285714</text:p>
          </table:table-cell>
          <table:table-cell office:value-type="float" office:value="0.0239767398213683">
            <text:p>0.023976739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089285714285714">
            <text:p>0.0089285714</text:p>
          </table:table-cell>
          <table:table-cell office:value-type="float" office:value="0.0239462277028616">
            <text:p>0.023946227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089285714285714">
            <text:p>0.0089285714</text:p>
          </table:table-cell>
          <table:table-cell office:value-type="float" office:value="0.0239160978513589">
            <text:p>0.023916097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89285714285714">
            <text:p>0.0089285714</text:p>
          </table:table-cell>
          <table:table-cell office:value-type="float" office:value="0.0238863490157848">
            <text:p>0.02388634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089285714285714">
            <text:p>0.0089285714</text:p>
          </table:table-cell>
          <table:table-cell office:value-type="float" office:value="0.02385698024015">
            <text:p>0.023856980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089285714285714">
            <text:p>0.0089285714</text:p>
          </table:table-cell>
          <table:table-cell office:value-type="float" office:value="0.0238279908551475">
            <text:p>0.023827990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089285714285714">
            <text:p>0.0089285714</text:p>
          </table:table-cell>
          <table:table-cell office:value-type="float" office:value="0.0237993804706736">
            <text:p>0.023799380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089285714285714">
            <text:p>0.0089285714</text:p>
          </table:table-cell>
          <table:table-cell office:value-type="float" office:value="0.0237711489692625">
            <text:p>0.02377114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089285714285714">
            <text:p>0.0089285714</text:p>
          </table:table-cell>
          <table:table-cell office:value-type="float" office:value="0.0237432965004234">
            <text:p>0.023743296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89285714285714">
            <text:p>0.0089285714</text:p>
          </table:table-cell>
          <table:table-cell office:value-type="float" office:value="0.0237158234758702">
            <text:p>0.023715823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89285714285714">
            <text:p>0.0089285714</text:p>
          </table:table-cell>
          <table:table-cell office:value-type="float" office:value="0.023688730565639">
            <text:p>0.023688730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89285714285714">
            <text:p>0.0089285714</text:p>
          </table:table-cell>
          <table:table-cell office:value-type="float" office:value="0.0236620186950823">
            <text:p>0.023662018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89285714285714">
            <text:p>0.0089285714</text:p>
          </table:table-cell>
          <table:table-cell office:value-type="float" office:value="0.0236356890427323">
            <text:p>0.02363568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89285714285714">
            <text:p>0.0089285714</text:p>
          </table:table-cell>
          <table:table-cell office:value-type="float" office:value="0.0236097430390242">
            <text:p>0.0236097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089285714285714">
            <text:p>0.0089285714</text:p>
          </table:table-cell>
          <table:table-cell office:value-type="float" office:value="0.0235841823658631">
            <text:p>0.023584182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089285714285714">
            <text:p>0.0089285714</text:p>
          </table:table-cell>
          <table:table-cell office:value-type="float" office:value="0.0235590089570162">
            <text:p>0.02355900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089285714285714">
            <text:p>0.0089285714</text:p>
          </table:table-cell>
          <table:table-cell office:value-type="float" office:value="0.0235342249993094">
            <text:p>0.02353422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089285714285714">
            <text:p>0.0089285714</text:p>
          </table:table-cell>
          <table:table-cell office:value-type="float" office:value="0.0235098329345921">
            <text:p>0.023509832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89285714285714">
            <text:p>0.0089285714</text:p>
          </table:table-cell>
          <table:table-cell office:value-type="float" office:value="0.0234858354624339">
            <text:p>0.023485835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89285714285714">
            <text:p>0.0089285714</text:p>
          </table:table-cell>
          <table:table-cell office:value-type="float" office:value="0.0234622355435001">
            <text:p>0.023462235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89285714285714">
            <text:p>0.0089285714</text:p>
          </table:table-cell>
          <table:table-cell office:value-type="float" office:value="0.0234390364035445">
            <text:p>0.023439036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089285714285714">
            <text:p>0.0089285714</text:p>
          </table:table-cell>
          <table:table-cell office:value-type="float" office:value="0.0234162415379414">
            <text:p>0.023416241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089285714285714">
            <text:p>0.0089285714</text:p>
          </table:table-cell>
          <table:table-cell office:value-type="float" office:value="0.0233938547166653">
            <text:p>0.023393854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89285714285714">
            <text:p>0.0089285714</text:p>
          </table:table-cell>
          <table:table-cell office:value-type="float" office:value="0.0233718799896073">
            <text:p>0.0233718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089285714285714">
            <text:p>0.0089285714</text:p>
          </table:table-cell>
          <table:table-cell office:value-type="float" office:value="0.023350321692099">
            <text:p>0.02335032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089285714285714">
            <text:p>0.0089285714</text:p>
          </table:table-cell>
          <table:table-cell office:value-type="float" office:value="0.0233291844504933">
            <text:p>0.023329184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089285714285714">
            <text:p>0.0089285714</text:p>
          </table:table-cell>
          <table:table-cell office:value-type="float" office:value="0.0233084731876295">
            <text:p>0.023308473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89285714285714">
            <text:p>0.0089285714</text:p>
          </table:table-cell>
          <table:table-cell office:value-type="float" office:value="0.0232881931279864">
            <text:p>0.023288193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089285714285714">
            <text:p>0.0089285714</text:p>
          </table:table-cell>
          <table:table-cell office:value-type="float" office:value="0.023268349802303">
            <text:p>0.023268349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089285714285714">
            <text:p>0.0089285714</text:p>
          </table:table-cell>
          <table:table-cell office:value-type="float" office:value="0.0232489490514191">
            <text:p>0.023248949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89285714285714">
            <text:p>0.0089285714</text:p>
          </table:table-cell>
          <table:table-cell office:value-type="float" office:value="0.0232299970290679">
            <text:p>0.02322999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089285714285714">
            <text:p>0.0089285714</text:p>
          </table:table-cell>
          <table:table-cell office:value-type="float" office:value="0.023211500203323">
            <text:p>0.023211500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89285714285714">
            <text:p>0.0089285714</text:p>
          </table:table-cell>
          <table:table-cell office:value-type="float" office:value="0.0231934653563819">
            <text:p>0.023193465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89285714285714">
            <text:p>0.0089285714</text:p>
          </table:table-cell>
          <table:table-cell office:value-type="float" office:value="0.0231758995823479">
            <text:p>0.023175899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089285714285714">
            <text:p>0.0089285714</text:p>
          </table:table-cell>
          <table:table-cell office:value-type="float" office:value="0.0231588102826499">
            <text:p>0.023158810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089285714285714">
            <text:p>0.0089285714</text:p>
          </table:table-cell>
          <table:table-cell office:value-type="float" office:value="0.0231422051587325">
            <text:p>0.023142205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089285714285714">
            <text:p>0.0089285714</text:p>
          </table:table-cell>
          <table:table-cell office:value-type="float" office:value="0.0231260922016303">
            <text:p>0.023126092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089285714285714">
            <text:p>0.0089285714</text:p>
          </table:table-cell>
          <table:table-cell office:value-type="float" office:value="0.0231104796780474">
            <text:p>0.023110479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089285714285714">
            <text:p>0.0089285714</text:p>
          </table:table-cell>
          <table:table-cell office:value-type="float" office:value="0.0230953761125607">
            <text:p>0.023095376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89285714285714">
            <text:p>0.0089285714</text:p>
          </table:table-cell>
          <table:table-cell office:value-type="float" office:value="0.0230807902655793">
            <text:p>0.023080790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089285714285714">
            <text:p>0.0089285714</text:p>
          </table:table-cell>
          <table:table-cell office:value-type="float" office:value="0.02306673110672">
            <text:p>0.023066731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089285714285714">
            <text:p>0.0089285714</text:p>
          </table:table-cell>
          <table:table-cell office:value-type="float" office:value="0.0230532077832866">
            <text:p>0.023053207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89285714285714">
            <text:p>0.0089285714</text:p>
          </table:table-cell>
          <table:table-cell office:value-type="float" office:value="0.0230402295835892">
            <text:p>0.023040229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89285714285714">
            <text:p>0.0089285714</text:p>
          </table:table-cell>
          <table:table-cell office:value-type="float" office:value="0.0230278058948989">
            <text:p>0.023027805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89285714285714">
            <text:p>0.0089285714</text:p>
          </table:table-cell>
          <table:table-cell office:value-type="float" office:value="0.0230159461559009">
            <text:p>0.023015946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89285714285714">
            <text:p>0.0089285714</text:p>
          </table:table-cell>
          <table:table-cell office:value-type="float" office:value="0.0230046598035976">
            <text:p>0.023004659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89285714285714">
            <text:p>0.0089285714</text:p>
          </table:table-cell>
          <table:table-cell office:value-type="float" office:value="0.0229939562147081">
            <text:p>0.022993956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89285714285714">
            <text:p>0.0089285714</text:p>
          </table:table-cell>
          <table:table-cell office:value-type="float" office:value="0.0229838446417227">
            <text:p>0.022983844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89285714285714">
            <text:p>0.0089285714</text:p>
          </table:table-cell>
          <table:table-cell office:value-type="float" office:value="0.0229743341438867">
            <text:p>0.022974334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89285714285714">
            <text:p>0.0089285714</text:p>
          </table:table-cell>
          <table:table-cell office:value-type="float" office:value="0.0229654335135281">
            <text:p>0.022965433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89285714285714">
            <text:p>0.0089285714</text:p>
          </table:table-cell>
          <table:table-cell office:value-type="float" office:value="0.0229571511982678">
            <text:p>0.022957151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89285714285714">
            <text:p>0.0089285714</text:p>
          </table:table-cell>
          <table:table-cell office:value-type="float" office:value="0.0229494952198016">
            <text:p>0.022949495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89285714285714">
            <text:p>0.0089285714</text:p>
          </table:table-cell>
          <table:table-cell office:value-type="float" office:value="0.0229424730900756">
            <text:p>0.022942473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089285714285714">
            <text:p>0.0089285714</text:p>
          </table:table-cell>
          <table:table-cell office:value-type="float" office:value="0.0229360917258163">
            <text:p>0.022936091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89285714285714">
            <text:p>0.0089285714</text:p>
          </table:table-cell>
          <table:table-cell office:value-type="float" office:value="0.0229303573624989">
            <text:p>0.022930357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089285714285714">
            <text:p>0.0089285714</text:p>
          </table:table-cell>
          <table:table-cell office:value-type="float" office:value="0.0229252754689477">
            <text:p>0.022925275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089285714285714">
            <text:p>0.0089285714</text:p>
          </table:table-cell>
          <table:table-cell office:value-type="float" office:value="0.0229208506638527">
            <text:p>0.022920850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89285714285714">
            <text:p>0.0089285714</text:p>
          </table:table-cell>
          <table:table-cell office:value-type="float" office:value="0.0229170866355519">
            <text:p>0.022917086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89285714285714">
            <text:p>0.0089285714</text:p>
          </table:table-cell>
          <table:table-cell office:value-type="float" office:value="0.0229139860664613">
            <text:p>0.022913986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89285714285714">
            <text:p>0.0089285714</text:p>
          </table:table-cell>
          <table:table-cell office:value-type="float" office:value="0.0229115505635352">
            <text:p>0.022911550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89285714285714">
            <text:p>0.0089285714</text:p>
          </table:table-cell>
          <table:table-cell office:value-type="float" office:value="0.0229097805961033">
            <text:p>0.02290978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89285714285714">
            <text:p>0.0089285714</text:p>
          </table:table-cell>
          <table:table-cell office:value-type="float" office:value="0.0229086754423522">
            <text:p>0.022908675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89285714285714">
            <text:p>0.0089285714</text:p>
          </table:table-cell>
          <table:table-cell office:value-type="float" office:value="0.0229082331456061">
            <text:p>0.022908233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89285714285714">
            <text:p>0.0089285714</text:p>
          </table:table-cell>
          <table:table-cell office:value-type="float" office:value="0.0229084504814059">
            <text:p>0.022908450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89285714285714">
            <text:p>0.0089285714</text:p>
          </table:table-cell>
          <table:table-cell office:value-type="float" office:value="0.0229093229361982">
            <text:p>0.022909322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89285714285714">
            <text:p>0.0089285714</text:p>
          </table:table-cell>
          <table:table-cell office:value-type="float" office:value="0.0229108446982262">
            <text:p>0.022910844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89285714285714">
            <text:p>0.0089285714</text:p>
          </table:table-cell>
          <table:table-cell office:value-type="float" office:value="0.0229130086609784">
            <text:p>0.022913008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89285714285714">
            <text:p>0.0089285714</text:p>
          </table:table-cell>
          <table:table-cell office:value-type="float" office:value="0.0229158064392853">
            <text:p>0.022915806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89285714285714">
            <text:p>0.0089285714</text:p>
          </table:table-cell>
          <table:table-cell office:value-type="float" office:value="0.0229192283979018">
            <text:p>0.022919228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89285714285714">
            <text:p>0.0089285714</text:p>
          </table:table-cell>
          <table:table-cell office:value-type="float" office:value="0.0229232636921454">
            <text:p>0.022923263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89285714285714">
            <text:p>0.0089285714</text:p>
          </table:table-cell>
          <table:table-cell office:value-type="float" office:value="0.0229279003199147">
            <text:p>0.022927900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89285714285714">
            <text:p>0.0089285714</text:p>
          </table:table-cell>
          <table:table-cell office:value-type="float" office:value="0.0229331251841893">
            <text:p>0.022933125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89285714285714">
            <text:p>0.0089285714</text:p>
          </table:table-cell>
          <table:table-cell office:value-type="float" office:value="0.0229389241649093">
            <text:p>0.022938924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89285714285714">
            <text:p>0.0089285714</text:p>
          </table:table-cell>
          <table:table-cell office:value-type="float" office:value="0.0229452821989749">
            <text:p>0.022945282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89285714285714">
            <text:p>0.0089285714</text:p>
          </table:table-cell>
          <table:table-cell office:value-type="float" office:value="0.0229521833669837">
            <text:p>0.022952183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89285714285714">
            <text:p>0.0089285714</text:p>
          </table:table-cell>
          <table:table-cell office:value-type="float" office:value="0.0229596109852414">
            <text:p>0.02295961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89285714285714">
            <text:p>0.0089285714</text:p>
          </table:table-cell>
          <table:table-cell office:value-type="float" office:value="0.0229675477015509">
            <text:p>0.022967547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89285714285714">
            <text:p>0.0089285714</text:p>
          </table:table-cell>
          <table:table-cell office:value-type="float" office:value="0.0229759755932864">
            <text:p>0.022975975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89285714285714">
            <text:p>0.0089285714</text:p>
          </table:table-cell>
          <table:table-cell office:value-type="float" office:value="0.0229848762663075">
            <text:p>0.022984876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89285714285714">
            <text:p>0.0089285714</text:p>
          </table:table-cell>
          <table:table-cell office:value-type="float" office:value="0.0229942309533476">
            <text:p>0.02299423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89285714285714">
            <text:p>0.0089285714</text:p>
          </table:table-cell>
          <table:table-cell office:value-type="float" office:value="0.02300402061062">
            <text:p>0.02300402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89285714285714">
            <text:p>0.0089285714</text:p>
          </table:table-cell>
          <table:table-cell office:value-type="float" office:value="0.0230142260115178">
            <text:p>0.02301422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89285714285714">
            <text:p>0.0089285714</text:p>
          </table:table-cell>
          <table:table-cell office:value-type="float" office:value="0.0230248278364286">
            <text:p>0.023024827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89285714285714">
            <text:p>0.0089285714</text:p>
          </table:table-cell>
          <table:table-cell office:value-type="float" office:value="0.0230358067578492">
            <text:p>0.023035806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089285714285714">
            <text:p>0.0089285714</text:p>
          </table:table-cell>
          <table:table-cell office:value-type="float" office:value="0.0230471435201378">
            <text:p>0.023047143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089285714285714">
            <text:p>0.0089285714</text:p>
          </table:table-cell>
          <table:table-cell office:value-type="float" office:value="0.0230588190134087">
            <text:p>0.02305881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089285714285714">
            <text:p>0.0089285714</text:p>
          </table:table-cell>
          <table:table-cell office:value-type="float" office:value="0.0230708143412189">
            <text:p>0.023070814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89285714285714">
            <text:p>0.0089285714</text:p>
          </table:table-cell>
          <table:table-cell office:value-type="float" office:value="0.0230831108818466">
            <text:p>0.023083110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89285714285714">
            <text:p>0.0089285714</text:p>
          </table:table-cell>
          <table:table-cell office:value-type="float" office:value="0.0230956903430813">
            <text:p>0.023095690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089285714285714">
            <text:p>0.0089285714</text:p>
          </table:table-cell>
          <table:table-cell office:value-type="float" office:value="0.0231085348105658">
            <text:p>0.023108534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89285714285714">
            <text:p>0.0089285714</text:p>
          </table:table-cell>
          <table:table-cell office:value-type="float" office:value="0.0231216267898232">
            <text:p>0.023121626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89285714285714">
            <text:p>0.0089285714</text:p>
          </table:table-cell>
          <table:table-cell office:value-type="float" office:value="0.0231349492421863">
            <text:p>0.023134949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89285714285714">
            <text:p>0.0089285714</text:p>
          </table:table-cell>
          <table:table-cell office:value-type="float" office:value="0.0231484856149094">
            <text:p>0.023148485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89285714285714">
            <text:p>0.0089285714</text:p>
          </table:table-cell>
          <table:table-cell office:value-type="float" office:value="0.0231622198657916">
            <text:p>0.023162219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89285714285714">
            <text:p>0.0089285714</text:p>
          </table:table-cell>
          <table:table-cell office:value-type="float" office:value="0.0231761364826803">
            <text:p>0.023176136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89285714285714">
            <text:p>0.0089285714</text:p>
          </table:table-cell>
          <table:table-cell office:value-type="float" office:value="0.0231902204982412">
            <text:p>0.023190220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089285714285714">
            <text:p>0.0089285714</text:p>
          </table:table-cell>
          <table:table-cell office:value-type="float" office:value="0.0232044575003974">
            <text:p>0.023204457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089285714285714">
            <text:p>0.0089285714</text:p>
          </table:table-cell>
          <table:table-cell office:value-type="float" office:value="0.0232188336388401">
            <text:p>0.023218833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089285714285714">
            <text:p>0.0089285714</text:p>
          </table:table-cell>
          <table:table-cell office:value-type="float" office:value="0.0232333356280102">
            <text:p>0.023233335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089285714285714">
            <text:p>0.0089285714</text:p>
          </table:table-cell>
          <table:table-cell office:value-type="float" office:value="0.0232479507469369">
            <text:p>0.023247950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089285714285714">
            <text:p>0.0089285714</text:p>
          </table:table-cell>
          <table:table-cell office:value-type="float" office:value="0.0232626668363032">
            <text:p>0.023262666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089285714285714">
            <text:p>0.0089285714</text:p>
          </table:table-cell>
          <table:table-cell office:value-type="float" office:value="0.0232774722930914">
            <text:p>0.023277472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089285714285714">
            <text:p>0.0089285714</text:p>
          </table:table-cell>
          <table:table-cell office:value-type="float" office:value="0.0232923560631333">
            <text:p>0.023292356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89285714285714">
            <text:p>0.0089285714</text:p>
          </table:table-cell>
          <table:table-cell office:value-type="float" office:value="0.0233073076318714">
            <text:p>0.023307307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89285714285714">
            <text:p>0.0089285714</text:p>
          </table:table-cell>
          <table:table-cell office:value-type="float" office:value="0.0233223170136112">
            <text:p>0.02332231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89285714285714">
            <text:p>0.0089285714</text:p>
          </table:table-cell>
          <table:table-cell office:value-type="float" office:value="0.0233373747395155">
            <text:p>0.023337374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89285714285714">
            <text:p>0.0089285714</text:p>
          </table:table-cell>
          <table:table-cell office:value-type="float" office:value="0.023352471844575">
            <text:p>0.023352471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89285714285714">
            <text:p>0.0089285714</text:p>
          </table:table-cell>
          <table:table-cell office:value-type="float" office:value="0.0233675998537601">
            <text:p>0.023367599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89285714285714">
            <text:p>0.0089285714</text:p>
          </table:table-cell>
          <table:table-cell office:value-type="float" office:value="0.0233827507675366">
            <text:p>0.023382750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89285714285714">
            <text:p>0.0089285714</text:p>
          </table:table-cell>
          <table:table-cell office:value-type="float" office:value="0.0233979170469093">
            <text:p>0.02339791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89285714285714">
            <text:p>0.0089285714</text:p>
          </table:table-cell>
          <table:table-cell office:value-type="float" office:value="0.0234130915981383">
            <text:p>0.023413091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89285714285714">
            <text:p>0.0089285714</text:p>
          </table:table-cell>
          <table:table-cell office:value-type="float" office:value="0.0234282677572489">
            <text:p>0.023428267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089285714285714">
            <text:p>0.0089285714</text:p>
          </table:table-cell>
          <table:table-cell office:value-type="float" office:value="0.0234434392744473">
            <text:p>0.023443439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089285714285714">
            <text:p>0.0089285714</text:p>
          </table:table-cell>
          <table:table-cell office:value-type="float" office:value="0.0234586002985322">
            <text:p>0.023458600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089285714285714">
            <text:p>0.0089285714</text:p>
          </table:table-cell>
          <table:table-cell office:value-type="float" office:value="0.0234737453613849">
            <text:p>0.023473745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89285714285714">
            <text:p>0.0089285714</text:p>
          </table:table-cell>
          <table:table-cell office:value-type="float" office:value="0.0234888693626017">
            <text:p>0.023488869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89285714285714">
            <text:p>0.0089285714</text:p>
          </table:table-cell>
          <table:table-cell office:value-type="float" office:value="0.0235039675543275">
            <text:p>0.023503967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089285714285714">
            <text:p>0.0089285714</text:p>
          </table:table-cell>
          <table:table-cell office:value-type="float" office:value="0.0235190355263368">
            <text:p>0.023519035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089285714285714">
            <text:p>0.0089285714</text:p>
          </table:table-cell>
          <table:table-cell office:value-type="float" office:value="0.023534069191399">
            <text:p>0.023534069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089285714285714">
            <text:p>0.0089285714</text:p>
          </table:table-cell>
          <table:table-cell office:value-type="float" office:value="0.0235490647709622">
            <text:p>0.023549064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089285714285714">
            <text:p>0.0089285714</text:p>
          </table:table-cell>
          <table:table-cell office:value-type="float" office:value="0.0235640187811755">
            <text:p>0.023564018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89285714285714">
            <text:p>0.0089285714</text:p>
          </table:table-cell>
          <table:table-cell office:value-type="float" office:value="0.0235789280192713">
            <text:p>0.02357892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089285714285714">
            <text:p>0.0089285714</text:p>
          </table:table-cell>
          <table:table-cell office:value-type="float" office:value="0.0235937895503225">
            <text:p>0.023593789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89285714285714">
            <text:p>0.0089285714</text:p>
          </table:table-cell>
          <table:table-cell office:value-type="float" office:value="0.0236086006943812">
            <text:p>0.023608600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089285714285714">
            <text:p>0.0089285714</text:p>
          </table:table-cell>
          <table:table-cell office:value-type="float" office:value="0.0236233590140079">
            <text:p>0.02362335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89285714285714">
            <text:p>0.0089285714</text:p>
          </table:table-cell>
          <table:table-cell office:value-type="float" office:value="0.0236380623021942">
            <text:p>0.023638062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89285714285714">
            <text:p>0.0089285714</text:p>
          </table:table-cell>
          <table:table-cell office:value-type="float" office:value="0.0236527085706792">
            <text:p>0.023652708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089285714285714">
            <text:p>0.0089285714</text:p>
          </table:table-cell>
          <table:table-cell office:value-type="float" office:value="0.0236672960386562">
            <text:p>0.02366729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89285714285714">
            <text:p>0.0089285714</text:p>
          </table:table-cell>
          <table:table-cell office:value-type="float" office:value="0.0236818231218742">
            <text:p>0.023681823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089285714285714">
            <text:p>0.0089285714</text:p>
          </table:table-cell>
          <table:table-cell office:value-type="float" office:value="0.0236962884221201">
            <text:p>0.023696288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089285714285714">
            <text:p>0.0089285714</text:p>
          </table:table-cell>
          <table:table-cell office:value-type="float" office:value="0.023710690717082">
            <text:p>0.023710690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089285714285714">
            <text:p>0.0089285714</text:p>
          </table:table-cell>
          <table:table-cell office:value-type="float" office:value="0.0237250289505875">
            <text:p>0.02372502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089285714285714">
            <text:p>0.0089285714</text:p>
          </table:table-cell>
          <table:table-cell office:value-type="float" office:value="0.023739302223207">
            <text:p>0.023739302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089285714285714">
            <text:p>0.0089285714</text:p>
          </table:table-cell>
          <table:table-cell office:value-type="float" office:value="0.0237535097832144">
            <text:p>0.023753509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089285714285714">
            <text:p>0.0089285714</text:p>
          </table:table-cell>
          <table:table-cell office:value-type="float" office:value="0.023767651017902">
            <text:p>0.02376765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089285714285714">
            <text:p>0.0089285714</text:p>
          </table:table-cell>
          <table:table-cell office:value-type="float" office:value="0.0237817254452316">
            <text:p>0.023781725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89285714285714">
            <text:p>0.0089285714</text:p>
          </table:table-cell>
          <table:table-cell office:value-type="float" office:value="0.023795732705826">
            <text:p>0.023795732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089285714285714">
            <text:p>0.0089285714</text:p>
          </table:table-cell>
          <table:table-cell office:value-type="float" office:value="0.023809672555278">
            <text:p>0.023809672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089285714285714">
            <text:p>0.0089285714</text:p>
          </table:table-cell>
          <table:table-cell office:value-type="float" office:value="0.0238235448567817">
            <text:p>0.023823544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89285714285714">
            <text:p>0.0089285714</text:p>
          </table:table-cell>
          <table:table-cell office:value-type="float" office:value="0.0238373495740653">
            <text:p>0.023837349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89285714285714">
            <text:p>0.0089285714</text:p>
          </table:table-cell>
          <table:table-cell office:value-type="float" office:value="0.0238510867646261">
            <text:p>0.023851086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89285714285714">
            <text:p>0.0089285714</text:p>
          </table:table-cell>
          <table:table-cell office:value-type="float" office:value="0.0238647565732527">
            <text:p>0.023864756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089285714285714">
            <text:p>0.0089285714</text:p>
          </table:table-cell>
          <table:table-cell office:value-type="float" office:value="0.0238783592258289">
            <text:p>0.023878359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89285714285714">
            <text:p>0.0089285714</text:p>
          </table:table-cell>
          <table:table-cell office:value-type="float" office:value="0.02389189502341">
            <text:p>0.02389189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89285714285714">
            <text:p>0.0089285714</text:p>
          </table:table-cell>
          <table:table-cell office:value-type="float" office:value="0.0239053643365636">
            <text:p>0.023905364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89285714285714">
            <text:p>0.0089285714</text:p>
          </table:table-cell>
          <table:table-cell office:value-type="float" office:value="0.0239187675999644">
            <text:p>0.023918767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89285714285714">
            <text:p>0.0089285714</text:p>
          </table:table-cell>
          <table:table-cell office:value-type="float" office:value="0.0239321053072388">
            <text:p>0.023932105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89285714285714">
            <text:p>0.0089285714</text:p>
          </table:table-cell>
          <table:table-cell office:value-type="float" office:value="0.0239453780060486">
            <text:p>0.02394537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89285714285714">
            <text:p>0.0089285714</text:p>
          </table:table-cell>
          <table:table-cell office:value-type="float" office:value="0.0239585862934071">
            <text:p>0.023958586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89285714285714">
            <text:p>0.0089285714</text:p>
          </table:table-cell>
          <table:table-cell office:value-type="float" office:value="0.0239717308112177">
            <text:p>0.023971730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89285714285714">
            <text:p>0.0089285714</text:p>
          </table:table-cell>
          <table:table-cell office:value-type="float" office:value="0.0239848122420337">
            <text:p>0.023984812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89285714285714">
            <text:p>0.0089285714</text:p>
          </table:table-cell>
          <table:table-cell office:value-type="float" office:value="0.0239978313050245">
            <text:p>0.023997831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89285714285714">
            <text:p>0.0089285714</text:p>
          </table:table-cell>
          <table:table-cell office:value-type="float" office:value="0.0240107887521441">
            <text:p>0.024010788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89285714285714">
            <text:p>0.0089285714</text:p>
          </table:table-cell>
          <table:table-cell office:value-type="float" office:value="0.0240236853645003">
            <text:p>0.024023685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89285714285714">
            <text:p>0.0089285714</text:p>
          </table:table-cell>
          <table:table-cell office:value-type="float" office:value="0.0240365219489075">
            <text:p>0.024036521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089285714285714">
            <text:p>0.0089285714</text:p>
          </table:table-cell>
          <table:table-cell office:value-type="float" office:value="0.0240492993346236">
            <text:p>0.024049299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89285714285714">
            <text:p>0.0089285714</text:p>
          </table:table-cell>
          <table:table-cell office:value-type="float" office:value="0.0240620183702643">
            <text:p>0.024062018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89285714285714">
            <text:p>0.0089285714</text:p>
          </table:table-cell>
          <table:table-cell office:value-type="float" office:value="0.0240746799208879">
            <text:p>0.024074679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89285714285714">
            <text:p>0.0089285714</text:p>
          </table:table-cell>
          <table:table-cell office:value-type="float" office:value="0.0240872848652369">
            <text:p>0.024087284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89285714285714">
            <text:p>0.0089285714</text:p>
          </table:table-cell>
          <table:table-cell office:value-type="float" office:value="0.0240998340931474">
            <text:p>0.024099834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89285714285714">
            <text:p>0.0089285714</text:p>
          </table:table-cell>
          <table:table-cell office:value-type="float" office:value="0.0241123285031002">
            <text:p>0.024112328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89285714285714">
            <text:p>0.0089285714</text:p>
          </table:table-cell>
          <table:table-cell office:value-type="float" office:value="0.0241247689999242">
            <text:p>0.024124769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89285714285714">
            <text:p>0.0089285714</text:p>
          </table:table-cell>
          <table:table-cell office:value-type="float" office:value="0.0241371564926367">
            <text:p>0.024137156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89285714285714">
            <text:p>0.0089285714</text:p>
          </table:table-cell>
          <table:table-cell office:value-type="float" office:value="0.024149491892419">
            <text:p>0.024149491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89285714285714">
            <text:p>0.0089285714</text:p>
          </table:table-cell>
          <table:table-cell office:value-type="float" office:value="0.0241617761107223">
            <text:p>0.024161776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89285714285714">
            <text:p>0.0089285714</text:p>
          </table:table-cell>
          <table:table-cell office:value-type="float" office:value="0.024174010057496">
            <text:p>0.024174010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89285714285714">
            <text:p>0.0089285714</text:p>
          </table:table-cell>
          <table:table-cell office:value-type="float" office:value="0.0241861946395365">
            <text:p>0.024186194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89285714285714">
            <text:p>0.0089285714</text:p>
          </table:table-cell>
          <table:table-cell office:value-type="float" office:value="0.0241983307589487">
            <text:p>0.024198330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89285714285714">
            <text:p>0.0089285714</text:p>
          </table:table-cell>
          <table:table-cell office:value-type="float" office:value="0.0242104193117174">
            <text:p>0.024210419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89285714285714">
            <text:p>0.0089285714</text:p>
          </table:table-cell>
          <table:table-cell office:value-type="float" office:value="0.0242224611863828">
            <text:p>0.024222461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89285714285714">
            <text:p>0.0089285714</text:p>
          </table:table-cell>
          <table:table-cell office:value-type="float" office:value="0.0242344572628159">
            <text:p>0.024234457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89285714285714">
            <text:p>0.0089285714</text:p>
          </table:table-cell>
          <table:table-cell office:value-type="float" office:value="0.0242464084110894">
            <text:p>0.024246408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89285714285714">
            <text:p>0.0089285714</text:p>
          </table:table-cell>
          <table:table-cell office:value-type="float" office:value="0.0242583154904402">
            <text:p>0.024258315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89285714285714">
            <text:p>0.0089285714</text:p>
          </table:table-cell>
          <table:table-cell office:value-type="float" office:value="0.0242701793483169">
            <text:p>0.024270179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89285714285714">
            <text:p>0.0089285714</text:p>
          </table:table-cell>
          <table:table-cell office:value-type="float" office:value="0.024282000819512">
            <text:p>0.024282000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89285714285714">
            <text:p>0.0089285714</text:p>
          </table:table-cell>
          <table:table-cell office:value-type="float" office:value="0.0242937807253715">
            <text:p>0.0242937807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89285714285714">
            <text:p>0.0089285714</text:p>
          </table:table-cell>
          <table:table-cell office:value-type="float" office:value="0.0243055198730815">
            <text:p>0.024305519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89285714285714">
            <text:p>0.0089285714</text:p>
          </table:table-cell>
          <table:table-cell office:value-type="float" office:value="0.0243172190550224">
            <text:p>0.024317219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89285714285714">
            <text:p>0.0089285714</text:p>
          </table:table-cell>
          <table:table-cell office:value-type="float" office:value="0.0243288790481943">
            <text:p>0.02432887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89285714285714">
            <text:p>0.0089285714</text:p>
          </table:table-cell>
          <table:table-cell office:value-type="float" office:value="0.0243405006137035">
            <text:p>0.024340500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89285714285714">
            <text:p>0.0089285714</text:p>
          </table:table-cell>
          <table:table-cell office:value-type="float" office:value="0.0243520844963127">
            <text:p>0.024352084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89285714285714">
            <text:p>0.0089285714</text:p>
          </table:table-cell>
          <table:table-cell office:value-type="float" office:value="0.0243636314240452">
            <text:p>0.024363631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89285714285714">
            <text:p>0.0089285714</text:p>
          </table:table-cell>
          <table:table-cell office:value-type="float" office:value="0.0243751421078468">
            <text:p>0.024375142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89285714285714">
            <text:p>0.0089285714</text:p>
          </table:table-cell>
          <table:table-cell office:value-type="float" office:value="0.024386617241296">
            <text:p>0.024386617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089285714285714">
            <text:p>0.0089285714</text:p>
          </table:table-cell>
          <table:table-cell office:value-type="float" office:value="0.0243980575003634">
            <text:p>0.024398057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089285714285714">
            <text:p>0.0089285714</text:p>
          </table:table-cell>
          <table:table-cell office:value-type="float" office:value="0.0244094635432176">
            <text:p>0.024409463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089285714285714">
            <text:p>0.0089285714</text:p>
          </table:table-cell>
          <table:table-cell office:value-type="float" office:value="0.024420836010072">
            <text:p>0.02442083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089285714285714">
            <text:p>0.0089285714</text:p>
          </table:table-cell>
          <table:table-cell office:value-type="float" office:value="0.0244321755230738">
            <text:p>0.024432175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089285714285714">
            <text:p>0.0089285714</text:p>
          </table:table-cell>
          <table:table-cell office:value-type="float" office:value="0.024443482686228">
            <text:p>0.024443482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089285714285714">
            <text:p>0.0089285714</text:p>
          </table:table-cell>
          <table:table-cell office:value-type="float" office:value="0.0244547580853583">
            <text:p>0.024454758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089285714285714">
            <text:p>0.0089285714</text:p>
          </table:table-cell>
          <table:table-cell office:value-type="float" office:value="0.0244660022881004">
            <text:p>0.024466002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89285714285714">
            <text:p>0.0089285714</text:p>
          </table:table-cell>
          <table:table-cell office:value-type="float" office:value="0.0244772158439259">
            <text:p>0.024477215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89285714285714">
            <text:p>0.0089285714</text:p>
          </table:table-cell>
          <table:table-cell office:value-type="float" office:value="0.024488399284193">
            <text:p>0.024488399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089285714285714">
            <text:p>0.0089285714</text:p>
          </table:table-cell>
          <table:table-cell office:value-type="float" office:value="0.0244995531222281">
            <text:p>0.024499553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089285714285714">
            <text:p>0.0089285714</text:p>
          </table:table-cell>
          <table:table-cell office:value-type="float" office:value="0.0245106778534253">
            <text:p>0.0245106779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089285714285714">
            <text:p>0.0089285714</text:p>
          </table:table-cell>
          <table:table-cell office:value-type="float" office:value="0.0245217739553742">
            <text:p>0.02452177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089285714285714">
            <text:p>0.0089285714</text:p>
          </table:table-cell>
          <table:table-cell office:value-type="float" office:value="0.0245328418880056">
            <text:p>0.024532841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089285714285714">
            <text:p>0.0089285714</text:p>
          </table:table-cell>
          <table:table-cell office:value-type="float" office:value="0.024543882093757">
            <text:p>0.024543882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089285714285714">
            <text:p>0.0089285714</text:p>
          </table:table-cell>
          <table:table-cell office:value-type="float" office:value="0.0245548949977545">
            <text:p>0.02455489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089285714285714">
            <text:p>0.0089285714</text:p>
          </table:table-cell>
          <table:table-cell office:value-type="float" office:value="0.0245658810080131">
            <text:p>0.02456588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089285714285714">
            <text:p>0.0089285714</text:p>
          </table:table-cell>
          <table:table-cell office:value-type="float" office:value="0.0245768405156492">
            <text:p>0.02457684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89285714285714">
            <text:p>0.0089285714</text:p>
          </table:table-cell>
          <table:table-cell office:value-type="float" office:value="0.0245877738951065">
            <text:p>0.0245877739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089285714285714">
            <text:p>0.0089285714</text:p>
          </table:table-cell>
          <table:table-cell office:value-type="float" office:value="0.0245986815043949">
            <text:p>0.024598681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089285714285714">
            <text:p>0.0089285714</text:p>
          </table:table-cell>
          <table:table-cell office:value-type="float" office:value="0.0246095636853376">
            <text:p>0.024609563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089285714285714">
            <text:p>0.0089285714</text:p>
          </table:table-cell>
          <table:table-cell office:value-type="float" office:value="0.024620420763831">
            <text:p>0.024620420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089285714285714">
            <text:p>0.0089285714</text:p>
          </table:table-cell>
          <table:table-cell office:value-type="float" office:value="0.0246312530501097">
            <text:p>0.024631253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089285714285714">
            <text:p>0.0089285714</text:p>
          </table:table-cell>
          <table:table-cell office:value-type="float" office:value="0.0246420608390187">
            <text:p>0.024642060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089285714285714">
            <text:p>0.0089285714</text:p>
          </table:table-cell>
          <table:table-cell office:value-type="float" office:value="0.0246528444102938">
            <text:p>0.024652844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089285714285714">
            <text:p>0.0089285714</text:p>
          </table:table-cell>
          <table:table-cell office:value-type="float" office:value="0.0246636040288469">
            <text:p>0.024663604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089285714285714">
            <text:p>0.0089285714</text:p>
          </table:table-cell>
          <table:table-cell office:value-type="float" office:value="0.0246743399450524">
            <text:p>0.024674339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089285714285714">
            <text:p>0.0089285714</text:p>
          </table:table-cell>
          <table:table-cell office:value-type="float" office:value="0.024685052395042">
            <text:p>0.024685052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089285714285714">
            <text:p>0.0089285714</text:p>
          </table:table-cell>
          <table:table-cell office:value-type="float" office:value="0.0246957416009989">
            <text:p>0.024695741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089285714285714">
            <text:p>0.0089285714</text:p>
          </table:table-cell>
          <table:table-cell office:value-type="float" office:value="0.0247064077714533">
            <text:p>0.024706407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089285714285714">
            <text:p>0.0089285714</text:p>
          </table:table-cell>
          <table:table-cell office:value-type="float" office:value="0.024717051101583">
            <text:p>0.024717051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089285714285714">
            <text:p>0.0089285714</text:p>
          </table:table-cell>
          <table:table-cell office:value-type="float" office:value="0.024727671773511">
            <text:p>0.024727671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089285714285714">
            <text:p>0.0089285714</text:p>
          </table:table-cell>
          <table:table-cell office:value-type="float" office:value="0.0247382699566038">
            <text:p>0.0247382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089285714285714">
            <text:p>0.0089285714</text:p>
          </table:table-cell>
          <table:table-cell office:value-type="float" office:value="0.0247488458077728">
            <text:p>0.024748845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89285714285714">
            <text:p>0.0089285714</text:p>
          </table:table-cell>
          <table:table-cell office:value-type="float" office:value="0.0247593994717671">
            <text:p>0.024759399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089285714285714">
            <text:p>0.0089285714</text:p>
          </table:table-cell>
          <table:table-cell office:value-type="float" office:value="0.0247699310814751">
            <text:p>0.024769931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089285714285714">
            <text:p>0.0089285714</text:p>
          </table:table-cell>
          <table:table-cell office:value-type="float" office:value="0.0247804407582131">
            <text:p>0.024780440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089285714285714">
            <text:p>0.0089285714</text:p>
          </table:table-cell>
          <table:table-cell office:value-type="float" office:value="0.0247909286120217">
            <text:p>0.024790928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089285714285714">
            <text:p>0.0089285714</text:p>
          </table:table-cell>
          <table:table-cell office:value-type="float" office:value="0.0248013947419516">
            <text:p>0.0248013947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089285714285714">
            <text:p>0.0089285714</text:p>
          </table:table-cell>
          <table:table-cell office:value-type="float" office:value="0.0248118392363518">
            <text:p>0.024811839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089285714285714">
            <text:p>0.0089285714</text:p>
          </table:table-cell>
          <table:table-cell office:value-type="float" office:value="0.0248222621731505">
            <text:p>0.024822262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089285714285714">
            <text:p>0.0089285714</text:p>
          </table:table-cell>
          <table:table-cell office:value-type="float" office:value="0.024832663620137">
            <text:p>0.024832663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089285714285714">
            <text:p>0.0089285714</text:p>
          </table:table-cell>
          <table:table-cell office:value-type="float" office:value="0.0248430436352323">
            <text:p>0.024843043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89285714285714">
            <text:p>0.0089285714</text:p>
          </table:table-cell>
          <table:table-cell office:value-type="float" office:value="0.0248534022667661">
            <text:p>0.024853402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089285714285714">
            <text:p>0.0089285714</text:p>
          </table:table-cell>
          <table:table-cell office:value-type="float" office:value="0.0248637395537382">
            <text:p>0.024863739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089285714285714">
            <text:p>0.0089285714</text:p>
          </table:table-cell>
          <table:table-cell office:value-type="float" office:value="0.0248740555260844">
            <text:p>0.024874055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89285714285714">
            <text:p>0.0089285714</text:p>
          </table:table-cell>
          <table:table-cell office:value-type="float" office:value="0.024884350204932">
            <text:p>0.024884350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089285714285714">
            <text:p>0.0089285714</text:p>
          </table:table-cell>
          <table:table-cell office:value-type="float" office:value="0.0248946236028553">
            <text:p>0.024894623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89285714285714">
            <text:p>0.0089285714</text:p>
          </table:table-cell>
          <table:table-cell office:value-type="float" office:value="0.0249048757241196">
            <text:p>0.024904875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089285714285714">
            <text:p>0.0089285714</text:p>
          </table:table-cell>
          <table:table-cell office:value-type="float" office:value="0.0249151065649285">
            <text:p>0.024915106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089285714285714">
            <text:p>0.0089285714</text:p>
          </table:table-cell>
          <table:table-cell office:value-type="float" office:value="0.0249253161136583">
            <text:p>0.024925316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089285714285714">
            <text:p>0.0089285714</text:p>
          </table:table-cell>
          <table:table-cell office:value-type="float" office:value="0.0249355043510925">
            <text:p>0.024935504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089285714285714">
            <text:p>0.0089285714</text:p>
          </table:table-cell>
          <table:table-cell office:value-type="float" office:value="0.0249456712506486">
            <text:p>0.0249456713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089285714285714">
            <text:p>0.0089285714</text:p>
          </table:table-cell>
          <table:table-cell office:value-type="float" office:value="0.0249558167786">
            <text:p>0.024955816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089285714285714">
            <text:p>0.0089285714</text:p>
          </table:table-cell>
          <table:table-cell office:value-type="float" office:value="0.0249659408942938">
            <text:p>0.024965940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089285714285714">
            <text:p>0.0089285714</text:p>
          </table:table-cell>
          <table:table-cell office:value-type="float" office:value="0.0249760435503609">
            <text:p>0.024976043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089285714285714">
            <text:p>0.0089285714</text:p>
          </table:table-cell>
          <table:table-cell office:value-type="float" office:value="0.0249861246929231">
            <text:p>0.024986124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089285714285714">
            <text:p>0.0089285714</text:p>
          </table:table-cell>
          <table:table-cell office:value-type="float" office:value="0.0249961842617939">
            <text:p>0.0249961843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89285714285714">
            <text:p>0.0089285714</text:p>
          </table:table-cell>
          <table:table-cell office:value-type="float" office:value="0.0250062221906736">
            <text:p>0.025006222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089285714285714">
            <text:p>0.0089285714</text:p>
          </table:table-cell>
          <table:table-cell office:value-type="float" office:value="0.0250162384073394">
            <text:p>0.0250162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89285714285714">
            <text:p>0.0089285714</text:p>
          </table:table-cell>
          <table:table-cell office:value-type="float" office:value="0.0250262328338307">
            <text:p>0.025026232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089285714285714">
            <text:p>0.0089285714</text:p>
          </table:table-cell>
          <table:table-cell office:value-type="float" office:value="0.025036205386629">
            <text:p>0.025036205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089285714285714">
            <text:p>0.0089285714</text:p>
          </table:table-cell>
          <table:table-cell office:value-type="float" office:value="0.0250461559768312">
            <text:p>0.02504615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89285714285714">
            <text:p>0.0089285714</text:p>
          </table:table-cell>
          <table:table-cell office:value-type="float" office:value="0.0250560845103212">
            <text:p>0.025056084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089285714285714">
            <text:p>0.0089285714</text:p>
          </table:table-cell>
          <table:table-cell office:value-type="float" office:value="0.0250659908879306">
            <text:p>0.025065990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089285714285714">
            <text:p>0.0089285714</text:p>
          </table:table-cell>
          <table:table-cell office:value-type="float" office:value="0.0250758750056026">
            <text:p>0.02507587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089285714285714">
            <text:p>0.0089285714</text:p>
          </table:table-cell>
          <table:table-cell office:value-type="float" office:value="0.0250857367545421">
            <text:p>0.025085736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089285714285714">
            <text:p>0.0089285714</text:p>
          </table:table-cell>
          <table:table-cell office:value-type="float" office:value="0.0250955760213677">
            <text:p>0.02509557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089285714285714">
            <text:p>0.0089285714</text:p>
          </table:table-cell>
          <table:table-cell office:value-type="float" office:value="0.0251053926882542">
            <text:p>0.0251053927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089285714285714">
            <text:p>0.0089285714</text:p>
          </table:table-cell>
          <table:table-cell office:value-type="float" office:value="0.0251151866330755">
            <text:p>0.025115186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89285714285714">
            <text:p>0.0089285714</text:p>
          </table:table-cell>
          <table:table-cell office:value-type="float" office:value="0.0251249577295366">
            <text:p>0.0251249577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089285714285714">
            <text:p>0.0089285714</text:p>
          </table:table-cell>
          <table:table-cell office:value-type="float" office:value="0.0251347058473066">
            <text:p>0.025134705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089285714285714">
            <text:p>0.0089285714</text:p>
          </table:table-cell>
          <table:table-cell office:value-type="float" office:value="0.0251444308521426">
            <text:p>0.025144430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089285714285714">
            <text:p>0.0089285714</text:p>
          </table:table-cell>
          <table:table-cell office:value-type="float" office:value="0.0251541326060139">
            <text:p>0.025154132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089285714285714">
            <text:p>0.0089285714</text:p>
          </table:table-cell>
          <table:table-cell office:value-type="float" office:value="0.0251638109672178">
            <text:p>0.02516381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089285714285714">
            <text:p>0.0089285714</text:p>
          </table:table-cell>
          <table:table-cell office:value-type="float" office:value="0.0251734657904927">
            <text:p>0.025173465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089285714285714">
            <text:p>0.0089285714</text:p>
          </table:table-cell>
          <table:table-cell office:value-type="float" office:value="0.0251830969271279">
            <text:p>0.025183096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089285714285714">
            <text:p>0.0089285714</text:p>
          </table:table-cell>
          <table:table-cell office:value-type="float" office:value="0.0251927042250694">
            <text:p>0.025192704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089285714285714">
            <text:p>0.0089285714</text:p>
          </table:table-cell>
          <table:table-cell office:value-type="float" office:value="0.0252022875290177">
            <text:p>0.025202287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89285714285714">
            <text:p>0.0089285714</text:p>
          </table:table-cell>
          <table:table-cell office:value-type="float" office:value="0.0252118466805288">
            <text:p>0.025211846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89285714285714">
            <text:p>0.0089285714</text:p>
          </table:table-cell>
          <table:table-cell office:value-type="float" office:value="0.0252213815181052">
            <text:p>0.025221381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89285714285714">
            <text:p>0.0089285714</text:p>
          </table:table-cell>
          <table:table-cell office:value-type="float" office:value="0.0252308918772864">
            <text:p>0.025230891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089285714285714">
            <text:p>0.0089285714</text:p>
          </table:table-cell>
          <table:table-cell office:value-type="float" office:value="0.0252403775907352">
            <text:p>0.025240377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089285714285714">
            <text:p>0.0089285714</text:p>
          </table:table-cell>
          <table:table-cell office:value-type="float" office:value="0.0252498384883187">
            <text:p>0.025249838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089285714285714">
            <text:p>0.0089285714</text:p>
          </table:table-cell>
          <table:table-cell office:value-type="float" office:value="0.02525927439719">
            <text:p>0.025259274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089285714285714">
            <text:p>0.0089285714</text:p>
          </table:table-cell>
          <table:table-cell office:value-type="float" office:value="0.0252686851418615">
            <text:p>0.025268685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089285714285714">
            <text:p>0.0089285714</text:p>
          </table:table-cell>
          <table:table-cell office:value-type="float" office:value="0.0252780705442798">
            <text:p>0.025278070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089285714285714">
            <text:p>0.0089285714</text:p>
          </table:table-cell>
          <table:table-cell office:value-type="float" office:value="0.0252874304238919">
            <text:p>0.025287430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89285714285714">
            <text:p>0.0089285714</text:p>
          </table:table-cell>
          <table:table-cell office:value-type="float" office:value="0.0252967645977153">
            <text:p>0.025296764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089285714285714">
            <text:p>0.0089285714</text:p>
          </table:table-cell>
          <table:table-cell office:value-type="float" office:value="0.0253060728803979">
            <text:p>0.025306072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089285714285714">
            <text:p>0.0089285714</text:p>
          </table:table-cell>
          <table:table-cell office:value-type="float" office:value="0.0253153550842807">
            <text:p>0.025315355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089285714285714">
            <text:p>0.0089285714</text:p>
          </table:table-cell>
          <table:table-cell office:value-type="float" office:value="0.0253246110194538">
            <text:p>0.02532461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089285714285714">
            <text:p>0.0089285714</text:p>
          </table:table-cell>
          <table:table-cell office:value-type="float" office:value="0.0253338404938116">
            <text:p>0.025333840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089285714285714">
            <text:p>0.0089285714</text:p>
          </table:table-cell>
          <table:table-cell office:value-type="float" office:value="0.0253430433131047">
            <text:p>0.025343043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089285714285714">
            <text:p>0.0089285714</text:p>
          </table:table-cell>
          <table:table-cell office:value-type="float" office:value="0.02535221928099">
            <text:p>0.025352219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089285714285714">
            <text:p>0.0089285714</text:p>
          </table:table-cell>
          <table:table-cell office:value-type="float" office:value="0.0253613681990754">
            <text:p>0.025361368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089285714285714">
            <text:p>0.0089285714</text:p>
          </table:table-cell>
          <table:table-cell office:value-type="float" office:value="0.0253704898669668">
            <text:p>0.025370489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89285714285714">
            <text:p>0.0089285714</text:p>
          </table:table-cell>
          <table:table-cell office:value-type="float" office:value="0.0253795840823084">
            <text:p>0.025379584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089285714285714">
            <text:p>0.0089285714</text:p>
          </table:table-cell>
          <table:table-cell office:value-type="float" office:value="0.0253886506408217">
            <text:p>0.025388650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089285714285714">
            <text:p>0.0089285714</text:p>
          </table:table-cell>
          <table:table-cell office:value-type="float" office:value="0.0253976893363452">
            <text:p>0.025397689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89285714285714">
            <text:p>0.0089285714</text:p>
          </table:table-cell>
          <table:table-cell office:value-type="float" office:value="0.0254066999608651">
            <text:p>0.0254067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0089285714285714">
            <text:p>0.0089285714</text:p>
          </table:table-cell>
          <table:table-cell office:value-type="float" office:value="0.0254156823045539">
            <text:p>0.0254156823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0089285714285714">
            <text:p>0.0089285714</text:p>
          </table:table-cell>
          <table:table-cell office:value-type="float" office:value="0.0254246361557953">
            <text:p>0.025424636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0089285714285714">
            <text:p>0.0089285714</text:p>
          </table:table-cell>
          <table:table-cell office:value-type="float" office:value="0.0254335613012155">
            <text:p>0.025433561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0089285714285714">
            <text:p>0.0089285714</text:p>
          </table:table-cell>
          <table:table-cell office:value-type="float" office:value="0.0254424575257114">
            <text:p>0.025442457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0089285714285714">
            <text:p>0.0089285714</text:p>
          </table:table-cell>
          <table:table-cell office:value-type="float" office:value="0.0254513246124713">
            <text:p>0.025451324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0089285714285714">
            <text:p>0.0089285714</text:p>
          </table:table-cell>
          <table:table-cell office:value-type="float" office:value="0.0254601623430009">
            <text:p>0.025460162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0089285714285714">
            <text:p>0.0089285714</text:p>
          </table:table-cell>
          <table:table-cell office:value-type="float" office:value="0.025468970497143">
            <text:p>0.025468970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0089285714285714">
            <text:p>0.0089285714</text:p>
          </table:table-cell>
          <table:table-cell office:value-type="float" office:value="0.025477748853095">
            <text:p>0.025477748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0089285714285714">
            <text:p>0.0089285714</text:p>
          </table:table-cell>
          <table:table-cell office:value-type="float" office:value="0.0254864971874295">
            <text:p>0.025486497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0089285714285714">
            <text:p>0.0089285714</text:p>
          </table:table-cell>
          <table:table-cell office:value-type="float" office:value="0.0254952152751055">
            <text:p>0.0254952153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089285714285714">
            <text:p>0.0089285714</text:p>
          </table:table-cell>
          <table:table-cell office:value-type="float" office:value="0.0255039028894866">
            <text:p>0.02550390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89285714285714">
            <text:p>0.0089285714</text:p>
          </table:table-cell>
          <table:table-cell office:value-type="float" office:value="0.025512559802349">
            <text:p>0.025512559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0089285714285714">
            <text:p>0.0089285714</text:p>
          </table:table-cell>
          <table:table-cell office:value-type="float" office:value="0.0255211857838944">
            <text:p>0.0255211858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0089285714285714">
            <text:p>0.0089285714</text:p>
          </table:table-cell>
          <table:table-cell office:value-type="float" office:value="0.0255297806027577">
            <text:p>0.0255297806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089285714285714">
            <text:p>0.0089285714</text:p>
          </table:table-cell>
          <table:table-cell office:value-type="float" office:value="0.0255383440260155">
            <text:p>0.02553834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0089285714285714">
            <text:p>0.0089285714</text:p>
          </table:table-cell>
          <table:table-cell office:value-type="float" office:value="0.0255468758191901">
            <text:p>0.025546875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0089285714285714">
            <text:p>0.0089285714</text:p>
          </table:table-cell>
          <table:table-cell office:value-type="float" office:value="0.0255553757462549">
            <text:p>0.0255553757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089285714285714">
            <text:p>0.0089285714</text:p>
          </table:table-cell>
          <table:table-cell office:value-type="float" office:value="0.0255638435696355">
            <text:p>0.025563843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089285714285714">
            <text:p>0.0089285714</text:p>
          </table:table-cell>
          <table:table-cell office:value-type="float" office:value="0.0255722790502138">
            <text:p>0.025572279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089285714285714">
            <text:p>0.0089285714</text:p>
          </table:table-cell>
          <table:table-cell office:value-type="float" office:value="0.0255806819473246">
            <text:p>0.025580681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089285714285714">
            <text:p>0.0089285714</text:p>
          </table:table-cell>
          <table:table-cell office:value-type="float" office:value="0.0255890520187561">
            <text:p>0.02558905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0089285714285714">
            <text:p>0.0089285714</text:p>
          </table:table-cell>
          <table:table-cell office:value-type="float" office:value="0.0255973890207452">
            <text:p>0.025597389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089285714285714">
            <text:p>0.0089285714</text:p>
          </table:table-cell>
          <table:table-cell office:value-type="float" office:value="0.0256056927079739">
            <text:p>0.025605692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0089285714285714">
            <text:p>0.0089285714</text:p>
          </table:table-cell>
          <table:table-cell office:value-type="float" office:value="0.025613962833564">
            <text:p>0.025613962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0089285714285714">
            <text:p>0.0089285714</text:p>
          </table:table-cell>
          <table:table-cell office:value-type="float" office:value="0.0256221991490677">
            <text:p>0.025622199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0089285714285714">
            <text:p>0.0089285714</text:p>
          </table:table-cell>
          <table:table-cell office:value-type="float" office:value="0.0256304014044619">
            <text:p>0.0256304014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0089285714285714">
            <text:p>0.0089285714</text:p>
          </table:table-cell>
          <table:table-cell office:value-type="float" office:value="0.0256385693481357">
            <text:p>0.025638569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0089285714285714">
            <text:p>0.0089285714</text:p>
          </table:table-cell>
          <table:table-cell office:value-type="float" office:value="0.0256467027268813">
            <text:p>0.025646702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0089285714285714">
            <text:p>0.0089285714</text:p>
          </table:table-cell>
          <table:table-cell office:value-type="float" office:value="0.0256548012858795">
            <text:p>0.025654801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0089285714285714">
            <text:p>0.0089285714</text:p>
          </table:table-cell>
          <table:table-cell office:value-type="float" office:value="0.025662864768687">
            <text:p>0.025662864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0089285714285714">
            <text:p>0.0089285714</text:p>
          </table:table-cell>
          <table:table-cell office:value-type="float" office:value="0.0256708929172213">
            <text:p>0.025670892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0089285714285714">
            <text:p>0.0089285714</text:p>
          </table:table-cell>
          <table:table-cell office:value-type="float" office:value="0.0256788854717435">
            <text:p>0.025678885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0089285714285714">
            <text:p>0.0089285714</text:p>
          </table:table-cell>
          <table:table-cell office:value-type="float" office:value="0.0256868421708418">
            <text:p>0.025686842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0089285714285714">
            <text:p>0.0089285714</text:p>
          </table:table-cell>
          <table:table-cell office:value-type="float" office:value="0.0256947627514097">
            <text:p>0.025694762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0089285714285714">
            <text:p>0.0089285714</text:p>
          </table:table-cell>
          <table:table-cell office:value-type="float" office:value="0.0257026469486309">
            <text:p>0.0257026469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0089285714285714">
            <text:p>0.0089285714</text:p>
          </table:table-cell>
          <table:table-cell office:value-type="float" office:value="0.0257104944959507">
            <text:p>0.025710494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0089285714285714">
            <text:p>0.0089285714</text:p>
          </table:table-cell>
          <table:table-cell office:value-type="float" office:value="0.0257183051250611">
            <text:p>0.025718305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0089285714285714">
            <text:p>0.0089285714</text:p>
          </table:table-cell>
          <table:table-cell office:value-type="float" office:value="0.0257260785658691">
            <text:p>0.025726078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0089285714285714">
            <text:p>0.0089285714</text:p>
          </table:table-cell>
          <table:table-cell office:value-type="float" office:value="0.0257338145464763">
            <text:p>0.025733814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0089285714285714">
            <text:p>0.0089285714</text:p>
          </table:table-cell>
          <table:table-cell office:value-type="float" office:value="0.0257415127931512">
            <text:p>0.0257415128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0089285714285714">
            <text:p>0.0089285714</text:p>
          </table:table-cell>
          <table:table-cell office:value-type="float" office:value="0.0257491730303009">
            <text:p>0.02574917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0089285714285714">
            <text:p>0.0089285714</text:p>
          </table:table-cell>
          <table:table-cell office:value-type="float" office:value="0.0257567949804411">
            <text:p>0.02575679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0089285714285714">
            <text:p>0.0089285714</text:p>
          </table:table-cell>
          <table:table-cell office:value-type="float" office:value="0.0257643783641686">
            <text:p>0.025764378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0089285714285714">
            <text:p>0.0089285714</text:p>
          </table:table-cell>
          <table:table-cell office:value-type="float" office:value="0.0257719229001253">
            <text:p>0.025771922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0089285714285714">
            <text:p>0.0089285714</text:p>
          </table:table-cell>
          <table:table-cell office:value-type="float" office:value="0.0257794283049701">
            <text:p>0.025779428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0089285714285714">
            <text:p>0.0089285714</text:p>
          </table:table-cell>
          <table:table-cell office:value-type="float" office:value="0.0257868942933408">
            <text:p>0.0257868943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0089285714285714">
            <text:p>0.0089285714</text:p>
          </table:table-cell>
          <table:table-cell office:value-type="float" office:value="0.0257943205778218">
            <text:p>0.025794320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0089285714285714">
            <text:p>0.0089285714</text:p>
          </table:table-cell>
          <table:table-cell office:value-type="float" office:value="0.0258017068689046">
            <text:p>0.025801706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0089285714285714">
            <text:p>0.0089285714</text:p>
          </table:table-cell>
          <table:table-cell office:value-type="float" office:value="0.0258090528749519">
            <text:p>0.025809052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0089285714285714">
            <text:p>0.0089285714</text:p>
          </table:table-cell>
          <table:table-cell office:value-type="float" office:value="0.0258163583021592">
            <text:p>0.0258163583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0089285714285714">
            <text:p>0.0089285714</text:p>
          </table:table-cell>
          <table:table-cell office:value-type="float" office:value="0.0258236228545106">
            <text:p>0.025823622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0089285714285714">
            <text:p>0.0089285714</text:p>
          </table:table-cell>
          <table:table-cell office:value-type="float" office:value="0.0258308462337423">
            <text:p>0.025830846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.0089285714285714">
            <text:p>0.0089285714</text:p>
          </table:table-cell>
          <table:table-cell office:value-type="float" office:value="0.0258380281392956">
            <text:p>0.025838028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0089285714285714">
            <text:p>0.0089285714</text:p>
          </table:table-cell>
          <table:table-cell office:value-type="float" office:value="0.0258451682682743">
            <text:p>0.02584516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0089285714285714">
            <text:p>0.0089285714</text:p>
          </table:table-cell>
          <table:table-cell office:value-type="float" office:value="0.0258522663154012">
            <text:p>0.0258522663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0089285714285714">
            <text:p>0.0089285714</text:p>
          </table:table-cell>
          <table:table-cell office:value-type="float" office:value="0.0258593219729674">
            <text:p>0.02585932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0089285714285714">
            <text:p>0.0089285714</text:p>
          </table:table-cell>
          <table:table-cell office:value-type="float" office:value="0.025866334930788">
            <text:p>0.0258663349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.0089285714285714">
            <text:p>0.0089285714</text:p>
          </table:table-cell>
          <table:table-cell office:value-type="float" office:value="0.0258733048761531">
            <text:p>0.025873304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0.0089285714285714">
            <text:p>0.0089285714</text:p>
          </table:table-cell>
          <table:table-cell office:value-type="float" office:value="0.0258802314937745">
            <text:p>0.025880231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089285714285714">
            <text:p>0.0089285714</text:p>
          </table:table-cell>
          <table:table-cell office:value-type="float" office:value="0.0258871144657378">
            <text:p>0.025887114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0089285714285714">
            <text:p>0.0089285714</text:p>
          </table:table-cell>
          <table:table-cell office:value-type="float" office:value="0.0258939534714476">
            <text:p>0.025893953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0089285714285714">
            <text:p>0.0089285714</text:p>
          </table:table-cell>
          <table:table-cell office:value-type="float" office:value="0.0259007481875744">
            <text:p>0.0259007482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0089285714285714">
            <text:p>0.0089285714</text:p>
          </table:table-cell>
          <table:table-cell office:value-type="float" office:value="0.0259074982880006">
            <text:p>0.0259074983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0089285714285714">
            <text:p>0.0089285714</text:p>
          </table:table-cell>
          <table:table-cell office:value-type="float" office:value="0.0259142034437624">
            <text:p>0.0259142034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0089285714285714">
            <text:p>0.0089285714</text:p>
          </table:table-cell>
          <table:table-cell office:value-type="float" office:value="0.025920863322994">
            <text:p>0.025920863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0089285714285714">
            <text:p>0.0089285714</text:p>
          </table:table-cell>
          <table:table-cell office:value-type="float" office:value="0.0259274775908692">
            <text:p>0.025927477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0089285714285714">
            <text:p>0.0089285714</text:p>
          </table:table-cell>
          <table:table-cell office:value-type="float" office:value="0.0259340459095423">
            <text:p>0.025934045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0089285714285714">
            <text:p>0.0089285714</text:p>
          </table:table-cell>
          <table:table-cell office:value-type="float" office:value="0.0259405679380852">
            <text:p>0.0259405679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0089285714285714">
            <text:p>0.0089285714</text:p>
          </table:table-cell>
          <table:table-cell office:value-type="float" office:value="0.0259470433324289">
            <text:p>0.025947043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0089285714285714">
            <text:p>0.0089285714</text:p>
          </table:table-cell>
          <table:table-cell office:value-type="float" office:value="0.0259534717452991">
            <text:p>0.0259534717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.0089285714285714">
            <text:p>0.0089285714</text:p>
          </table:table-cell>
          <table:table-cell office:value-type="float" office:value="0.0259598528261527">
            <text:p>0.025959852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0089285714285714">
            <text:p>0.0089285714</text:p>
          </table:table-cell>
          <table:table-cell office:value-type="float" office:value="0.0259661862211136">
            <text:p>0.0259661862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0089285714285714">
            <text:p>0.0089285714</text:p>
          </table:table-cell>
          <table:table-cell office:value-type="float" office:value="0.0259724715729069">
            <text:p>0.025972471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0089285714285714">
            <text:p>0.0089285714</text:p>
          </table:table-cell>
          <table:table-cell office:value-type="float" office:value="0.0259787085207919">
            <text:p>0.025978708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0089285714285714">
            <text:p>0.0089285714</text:p>
          </table:table-cell>
          <table:table-cell office:value-type="float" office:value="0.0259848967004951">
            <text:p>0.025984896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0089285714285714">
            <text:p>0.0089285714</text:p>
          </table:table-cell>
          <table:table-cell office:value-type="float" office:value="0.0259910357441427">
            <text:p>0.0259910357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0089285714285714">
            <text:p>0.0089285714</text:p>
          </table:table-cell>
          <table:table-cell office:value-type="float" office:value="0.0259971252801889">
            <text:p>0.025997125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0.0089285714285714">
            <text:p>0.0089285714</text:p>
          </table:table-cell>
          <table:table-cell office:value-type="float" office:value="0.0260031649333491">
            <text:p>0.026003164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.0089285714285714">
            <text:p>0.0089285714</text:p>
          </table:table-cell>
          <table:table-cell office:value-type="float" office:value="0.0260091543245267">
            <text:p>0.026009154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0089285714285714">
            <text:p>0.0089285714</text:p>
          </table:table-cell>
          <table:table-cell office:value-type="float" office:value="0.0260150930707441">
            <text:p>0.026015093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0.0089285714285714">
            <text:p>0.0089285714</text:p>
          </table:table-cell>
          <table:table-cell office:value-type="float" office:value="0.0260209807850681">
            <text:p>0.026020980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0.0089285714285714">
            <text:p>0.0089285714</text:p>
          </table:table-cell>
          <table:table-cell office:value-type="float" office:value="0.0260268170765392">
            <text:p>0.026026817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.0089285714285714">
            <text:p>0.0089285714</text:p>
          </table:table-cell>
          <table:table-cell office:value-type="float" office:value="0.0260326015500971">
            <text:p>0.026032601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0089285714285714">
            <text:p>0.0089285714</text:p>
          </table:table-cell>
          <table:table-cell office:value-type="float" office:value="0.0260383338065092">
            <text:p>0.026038333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.0089285714285714">
            <text:p>0.0089285714</text:p>
          </table:table-cell>
          <table:table-cell office:value-type="float" office:value="0.026044013442293">
            <text:p>0.0260440134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0.0089285714285714">
            <text:p>0.0089285714</text:p>
          </table:table-cell>
          <table:table-cell office:value-type="float" office:value="0.0260496400496446">
            <text:p>0.0260496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.0089285714285714">
            <text:p>0.0089285714</text:p>
          </table:table-cell>
          <table:table-cell office:value-type="float" office:value="0.0260552132163628">
            <text:p>0.026055213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0.0089285714285714">
            <text:p>0.0089285714</text:p>
          </table:table-cell>
          <table:table-cell office:value-type="float" office:value="0.0260607325257734">
            <text:p>0.026060732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.0089285714285714">
            <text:p>0.0089285714</text:p>
          </table:table-cell>
          <table:table-cell office:value-type="float" office:value="0.0260661975566549">
            <text:p>0.026066197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.0089285714285714">
            <text:p>0.0089285714</text:p>
          </table:table-cell>
          <table:table-cell office:value-type="float" office:value="0.0260716078831626">
            <text:p>0.0260716079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0.0089285714285714">
            <text:p>0.0089285714</text:p>
          </table:table-cell>
          <table:table-cell office:value-type="float" office:value="0.0260769630747536">
            <text:p>0.026076963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.0089285714285714">
            <text:p>0.0089285714</text:p>
          </table:table-cell>
          <table:table-cell office:value-type="float" office:value="0.0260822626961099">
            <text:p>0.026082262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.0089285714285714">
            <text:p>0.0089285714</text:p>
          </table:table-cell>
          <table:table-cell office:value-type="float" office:value="0.0260875063070653">
            <text:p>0.026087506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.0089285714285714">
            <text:p>0.0089285714</text:p>
          </table:table-cell>
          <table:table-cell office:value-type="float" office:value="0.0260926934625287">
            <text:p>0.026092693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0089285714285714">
            <text:p>0.0089285714</text:p>
          </table:table-cell>
          <table:table-cell office:value-type="float" office:value="0.0260978237124094">
            <text:p>0.026097823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.0089285714285714">
            <text:p>0.0089285714</text:p>
          </table:table-cell>
          <table:table-cell office:value-type="float" office:value="0.026102896601544">
            <text:p>0.0261028966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0.0089285714285714">
            <text:p>0.0089285714</text:p>
          </table:table-cell>
          <table:table-cell office:value-type="float" office:value="0.0261079116696198">
            <text:p>0.026107911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.0089285714285714">
            <text:p>0.0089285714</text:p>
          </table:table-cell>
          <table:table-cell office:value-type="float" office:value="0.0261128684511037">
            <text:p>0.026112868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.0089285714285714">
            <text:p>0.0089285714</text:p>
          </table:table-cell>
          <table:table-cell office:value-type="float" office:value="0.0261177664751684">
            <text:p>0.026117766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89285714285714">
            <text:p>0.0089285714</text:p>
          </table:table-cell>
          <table:table-cell office:value-type="float" office:value="0.0261226052656198">
            <text:p>0.0261226053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0.0089285714285714">
            <text:p>0.0089285714</text:p>
          </table:table-cell>
          <table:table-cell office:value-type="float" office:value="0.0261273843408269">
            <text:p>0.026127384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0089285714285714">
            <text:p>0.0089285714</text:p>
          </table:table-cell>
          <table:table-cell office:value-type="float" office:value="0.0261321032136504">
            <text:p>0.026132103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0089285714285714">
            <text:p>0.0089285714</text:p>
          </table:table-cell>
          <table:table-cell office:value-type="float" office:value="0.0261367613913734">
            <text:p>0.026136761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0089285714285714">
            <text:p>0.0089285714</text:p>
          </table:table-cell>
          <table:table-cell office:value-type="float" office:value="0.0261413583756349">
            <text:p>0.026141358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0.0089285714285714">
            <text:p>0.0089285714</text:p>
          </table:table-cell>
          <table:table-cell office:value-type="float" office:value="0.0261458936623611">
            <text:p>0.026145893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0089285714285714">
            <text:p>0.0089285714</text:p>
          </table:table-cell>
          <table:table-cell office:value-type="float" office:value="0.0261503667417002">
            <text:p>0.026150366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.0089285714285714">
            <text:p>0.0089285714</text:p>
          </table:table-cell>
          <table:table-cell office:value-type="float" office:value="0.0261547770979592">
            <text:p>0.026154777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0.0089285714285714">
            <text:p>0.0089285714</text:p>
          </table:table-cell>
          <table:table-cell office:value-type="float" office:value="0.0261591242095418">
            <text:p>0.026159124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0089285714285714">
            <text:p>0.0089285714</text:p>
          </table:table-cell>
          <table:table-cell office:value-type="float" office:value="0.0261634075488862">
            <text:p>0.026163407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0089285714285714">
            <text:p>0.0089285714</text:p>
          </table:table-cell>
          <table:table-cell office:value-type="float" office:value="0.0261676265824087">
            <text:p>0.026167626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0089285714285714">
            <text:p>0.0089285714</text:p>
          </table:table-cell>
          <table:table-cell office:value-type="float" office:value="0.0261717807704451">
            <text:p>0.0261717808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89285714285714">
            <text:p>0.0089285714</text:p>
          </table:table-cell>
          <table:table-cell office:value-type="float" office:value="0.0261758695671969">
            <text:p>0.0261758696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0089285714285714">
            <text:p>0.0089285714</text:p>
          </table:table-cell>
          <table:table-cell office:value-type="float" office:value="0.0261798924206785">
            <text:p>0.026179892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0089285714285714">
            <text:p>0.0089285714</text:p>
          </table:table-cell>
          <table:table-cell office:value-type="float" office:value="0.0261838487726685">
            <text:p>0.026183848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0089285714285714">
            <text:p>0.0089285714</text:p>
          </table:table-cell>
          <table:table-cell office:value-type="float" office:value="0.0261877380586614">
            <text:p>0.026187738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0089285714285714">
            <text:p>0.0089285714</text:p>
          </table:table-cell>
          <table:table-cell office:value-type="float" office:value="0.0261915597078224">
            <text:p>0.026191559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0089285714285714">
            <text:p>0.0089285714</text:p>
          </table:table-cell>
          <table:table-cell office:value-type="float" office:value="0.0261953131429462">
            <text:p>0.026195313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0089285714285714">
            <text:p>0.0089285714</text:p>
          </table:table-cell>
          <table:table-cell office:value-type="float" office:value="0.0261989977804189">
            <text:p>0.026198997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0089285714285714">
            <text:p>0.0089285714</text:p>
          </table:table-cell>
          <table:table-cell office:value-type="float" office:value="0.0262026130301796">
            <text:p>0.02620261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0089285714285714">
            <text:p>0.0089285714</text:p>
          </table:table-cell>
          <table:table-cell office:value-type="float" office:value="0.0262061582956909">
            <text:p>0.026206158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0089285714285714">
            <text:p>0.0089285714</text:p>
          </table:table-cell>
          <table:table-cell office:value-type="float" office:value="0.0262096329739066">
            <text:p>0.026209633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0089285714285714">
            <text:p>0.0089285714</text:p>
          </table:table-cell>
          <table:table-cell office:value-type="float" office:value="0.0262130364552483">
            <text:p>0.026213036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0089285714285714">
            <text:p>0.0089285714</text:p>
          </table:table-cell>
          <table:table-cell office:value-type="float" office:value="0.0262163681235816">
            <text:p>0.026216368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0089285714285714">
            <text:p>0.0089285714</text:p>
          </table:table-cell>
          <table:table-cell office:value-type="float" office:value="0.0262196273561997">
            <text:p>0.026219627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0089285714285714">
            <text:p>0.0089285714</text:p>
          </table:table-cell>
          <table:table-cell office:value-type="float" office:value="0.0262228135238065">
            <text:p>0.026222813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0089285714285714">
            <text:p>0.0089285714</text:p>
          </table:table-cell>
          <table:table-cell office:value-type="float" office:value="0.0262259259905094">
            <text:p>0.02622592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0089285714285714">
            <text:p>0.0089285714</text:p>
          </table:table-cell>
          <table:table-cell office:value-type="float" office:value="0.0262289641138103">
            <text:p>0.026228964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0089285714285714">
            <text:p>0.0089285714</text:p>
          </table:table-cell>
          <table:table-cell office:value-type="float" office:value="0.0262319272446068">
            <text:p>0.026231927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0089285714285714">
            <text:p>0.0089285714</text:p>
          </table:table-cell>
          <table:table-cell office:value-type="float" office:value="0.0262348147271936">
            <text:p>0.0262348147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0089285714285714">
            <text:p>0.0089285714</text:p>
          </table:table-cell>
          <table:table-cell office:value-type="float" office:value="0.0262376258992695">
            <text:p>0.026237625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0089285714285714">
            <text:p>0.0089285714</text:p>
          </table:table-cell>
          <table:table-cell office:value-type="float" office:value="0.0262403600919527">
            <text:p>0.026240360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0089285714285714">
            <text:p>0.0089285714</text:p>
          </table:table-cell>
          <table:table-cell office:value-type="float" office:value="0.026243016629795">
            <text:p>0.026243016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0089285714285714">
            <text:p>0.0089285714</text:p>
          </table:table-cell>
          <table:table-cell office:value-type="float" office:value="0.0262455948308072">
            <text:p>0.026245594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0089285714285714">
            <text:p>0.0089285714</text:p>
          </table:table-cell>
          <table:table-cell office:value-type="float" office:value="0.0262480940064856">
            <text:p>0.026248094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0089285714285714">
            <text:p>0.0089285714</text:p>
          </table:table-cell>
          <table:table-cell office:value-type="float" office:value="0.026250513461845">
            <text:p>0.026250513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0089285714285714">
            <text:p>0.0089285714</text:p>
          </table:table-cell>
          <table:table-cell office:value-type="float" office:value="0.026252852495459">
            <text:p>0.026252852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0089285714285714">
            <text:p>0.0089285714</text:p>
          </table:table-cell>
          <table:table-cell office:value-type="float" office:value="0.0262551103995034">
            <text:p>0.026255110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0089285714285714">
            <text:p>0.0089285714</text:p>
          </table:table-cell>
          <table:table-cell office:value-type="float" office:value="0.0262572864598083">
            <text:p>0.026257286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0089285714285714">
            <text:p>0.0089285714</text:p>
          </table:table-cell>
          <table:table-cell office:value-type="float" office:value="0.0262593799559112">
            <text:p>0.02625938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089285714285714">
            <text:p>0.0089285714</text:p>
          </table:table-cell>
          <table:table-cell office:value-type="float" office:value="0.0262613901611243">
            <text:p>0.026261390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0089285714285714">
            <text:p>0.0089285714</text:p>
          </table:table-cell>
          <table:table-cell office:value-type="float" office:value="0.0262633163425986">
            <text:p>0.0262633163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0089285714285714">
            <text:p>0.0089285714</text:p>
          </table:table-cell>
          <table:table-cell office:value-type="float" office:value="0.0262651577614025">
            <text:p>0.0262651578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0089285714285714">
            <text:p>0.0089285714</text:p>
          </table:table-cell>
          <table:table-cell office:value-type="float" office:value="0.0262669136726008">
            <text:p>0.026266913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0089285714285714">
            <text:p>0.0089285714</text:p>
          </table:table-cell>
          <table:table-cell office:value-type="float" office:value="0.0262685833253451">
            <text:p>0.0262685833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0089285714285714">
            <text:p>0.0089285714</text:p>
          </table:table-cell>
          <table:table-cell office:value-type="float" office:value="0.0262701659629674">
            <text:p>0.026270166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0089285714285714">
            <text:p>0.0089285714</text:p>
          </table:table-cell>
          <table:table-cell office:value-type="float" office:value="0.0262716608230813">
            <text:p>0.0262716608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0089285714285714">
            <text:p>0.0089285714</text:p>
          </table:table-cell>
          <table:table-cell office:value-type="float" office:value="0.0262730671376929">
            <text:p>0.026273067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0089285714285714">
            <text:p>0.0089285714</text:p>
          </table:table-cell>
          <table:table-cell office:value-type="float" office:value="0.0262743841333135">
            <text:p>0.026274384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0089285714285714">
            <text:p>0.0089285714</text:p>
          </table:table-cell>
          <table:table-cell office:value-type="float" office:value="0.0262756110310853">
            <text:p>0.02627561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0089285714285714">
            <text:p>0.0089285714</text:p>
          </table:table-cell>
          <table:table-cell office:value-type="float" office:value="0.0262767470469091">
            <text:p>0.02627674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.0089285714285714">
            <text:p>0.0089285714</text:p>
          </table:table-cell>
          <table:table-cell office:value-type="float" office:value="0.0262777913915824">
            <text:p>0.026277791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.0089285714285714">
            <text:p>0.0089285714</text:p>
          </table:table-cell>
          <table:table-cell office:value-type="float" office:value="0.0262787432709453">
            <text:p>0.026278743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0089285714285714">
            <text:p>0.0089285714</text:p>
          </table:table-cell>
          <table:table-cell office:value-type="float" office:value="0.0262796018860299">
            <text:p>0.026279601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.0089285714285714">
            <text:p>0.0089285714</text:p>
          </table:table-cell>
          <table:table-cell office:value-type="float" office:value="0.0262803664332226">
            <text:p>0.026280366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0089285714285714">
            <text:p>0.0089285714</text:p>
          </table:table-cell>
          <table:table-cell office:value-type="float" office:value="0.0262810361044307">
            <text:p>0.026281036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0089285714285714">
            <text:p>0.0089285714</text:p>
          </table:table-cell>
          <table:table-cell office:value-type="float" office:value="0.0262816100872552">
            <text:p>0.026281610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0089285714285714">
            <text:p>0.0089285714</text:p>
          </table:table-cell>
          <table:table-cell office:value-type="float" office:value="0.0262820875651768">
            <text:p>0.0262820876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0089285714285714">
            <text:p>0.0089285714</text:p>
          </table:table-cell>
          <table:table-cell office:value-type="float" office:value="0.0262824677177424">
            <text:p>0.026282467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.0089285714285714">
            <text:p>0.0089285714</text:p>
          </table:table-cell>
          <table:table-cell office:value-type="float" office:value="0.0262827497207665">
            <text:p>0.026282749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0178571428571429">
            <text:p>0.0178571429</text:p>
          </table:table-cell>
          <table:table-cell office:value-type="float" office:value="0.0262829327465343">
            <text:p>0.026282932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0178571428571429">
            <text:p>0.0178571429</text:p>
          </table:table-cell>
          <table:table-cell office:value-type="float" office:value="0.0262830159640163">
            <text:p>0.026283016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.0178571428571429">
            <text:p>0.0178571429</text:p>
          </table:table-cell>
          <table:table-cell office:value-type="float" office:value="0.0262829985390897">
            <text:p>0.026282998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0178571428571429">
            <text:p>0.0178571429</text:p>
          </table:table-cell>
          <table:table-cell office:value-type="float" office:value="0.026282879634767">
            <text:p>0.0262828796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0178571428571429">
            <text:p>0.0178571429</text:p>
          </table:table-cell>
          <table:table-cell office:value-type="float" office:value="0.0262826584114331">
            <text:p>0.0262826584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0178571428571429">
            <text:p>0.0178571429</text:p>
          </table:table-cell>
          <table:table-cell office:value-type="float" office:value="0.0262823340270901">
            <text:p>0.02628233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.0178571428571429">
            <text:p>0.0178571429</text:p>
          </table:table-cell>
          <table:table-cell office:value-type="float" office:value="0.0262819056376092">
            <text:p>0.0262819056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.0178571428571429">
            <text:p>0.0178571429</text:p>
          </table:table-cell>
          <table:table-cell office:value-type="float" office:value="0.0262813723969904">
            <text:p>0.026281372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.0178571428571429">
            <text:p>0.0178571429</text:p>
          </table:table-cell>
          <table:table-cell office:value-type="float" office:value="0.0262807334576297">
            <text:p>0.026280733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0178571428571429">
            <text:p>0.0178571429</text:p>
          </table:table-cell>
          <table:table-cell office:value-type="float" office:value="0.0262799879705963">
            <text:p>0.026279988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0178571428571429">
            <text:p>0.0178571429</text:p>
          </table:table-cell>
          <table:table-cell office:value-type="float" office:value="0.0262791350859131">
            <text:p>0.026279135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0178571428571429">
            <text:p>0.0178571429</text:p>
          </table:table-cell>
          <table:table-cell office:value-type="float" office:value="0.026278173952847">
            <text:p>0.02627817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0178571428571429">
            <text:p>0.0178571429</text:p>
          </table:table-cell>
          <table:table-cell office:value-type="float" office:value="0.0262771037202067">
            <text:p>0.0262771037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0178571428571429">
            <text:p>0.0178571429</text:p>
          </table:table-cell>
          <table:table-cell office:value-type="float" office:value="0.0262759235366477">
            <text:p>0.026275923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0.0178571428571429">
            <text:p>0.0178571429</text:p>
          </table:table-cell>
          <table:table-cell office:value-type="float" office:value="0.0262746325509833">
            <text:p>0.0262746326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0178571428571429">
            <text:p>0.0178571429</text:p>
          </table:table-cell>
          <table:table-cell office:value-type="float" office:value="0.0262732299125029">
            <text:p>0.0262732299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0178571428571429">
            <text:p>0.0178571429</text:p>
          </table:table-cell>
          <table:table-cell office:value-type="float" office:value="0.0262717147712975">
            <text:p>0.0262717148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.0178571428571429">
            <text:p>0.0178571429</text:p>
          </table:table-cell>
          <table:table-cell office:value-type="float" office:value="0.0262700862785932">
            <text:p>0.026270086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0178571428571429">
            <text:p>0.0178571429</text:p>
          </table:table-cell>
          <table:table-cell office:value-type="float" office:value="0.0262683435870889">
            <text:p>0.026268343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0178571428571429">
            <text:p>0.0178571429</text:p>
          </table:table-cell>
          <table:table-cell office:value-type="float" office:value="0.0262664858513006">
            <text:p>0.0262664859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178571428571429">
            <text:p>0.0178571429</text:p>
          </table:table-cell>
          <table:table-cell office:value-type="float" office:value="0.0262645122279137">
            <text:p>0.026264512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0178571428571429">
            <text:p>0.0178571429</text:p>
          </table:table-cell>
          <table:table-cell office:value-type="float" office:value="0.0262624218761415">
            <text:p>0.0262624219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0178571428571429">
            <text:p>0.0178571429</text:p>
          </table:table-cell>
          <table:table-cell office:value-type="float" office:value="0.0262602139580854">
            <text:p>0.026260214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0178571428571429">
            <text:p>0.0178571429</text:p>
          </table:table-cell>
          <table:table-cell office:value-type="float" office:value="0.0262578876391057">
            <text:p>0.026257887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.0178571428571429">
            <text:p>0.0178571429</text:p>
          </table:table-cell>
          <table:table-cell office:value-type="float" office:value="0.0262554420881951">
            <text:p>0.026255442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0178571428571429">
            <text:p>0.0178571429</text:p>
          </table:table-cell>
          <table:table-cell office:value-type="float" office:value="0.0262528764783582">
            <text:p>0.026252876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0178571428571429">
            <text:p>0.0178571429</text:p>
          </table:table-cell>
          <table:table-cell office:value-type="float" office:value="0.0262501899869957">
            <text:p>0.02625019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.0178571428571429">
            <text:p>0.0178571429</text:p>
          </table:table-cell>
          <table:table-cell office:value-type="float" office:value="0.0262473817962924">
            <text:p>0.026247381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0178571428571429">
            <text:p>0.0178571429</text:p>
          </table:table-cell>
          <table:table-cell office:value-type="float" office:value="0.0262444510936115">
            <text:p>0.026244451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0178571428571429">
            <text:p>0.0178571429</text:p>
          </table:table-cell>
          <table:table-cell office:value-type="float" office:value="0.0262413970718917">
            <text:p>0.026241397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0178571428571429">
            <text:p>0.0178571429</text:p>
          </table:table-cell>
          <table:table-cell office:value-type="float" office:value="0.0262382189300477">
            <text:p>0.026238218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0178571428571429">
            <text:p>0.0178571429</text:p>
          </table:table-cell>
          <table:table-cell office:value-type="float" office:value="0.0262349158733756">
            <text:p>0.0262349159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0.0178571428571429">
            <text:p>0.0178571429</text:p>
          </table:table-cell>
          <table:table-cell office:value-type="float" office:value="0.0262314871139609">
            <text:p>0.026231487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.0178571428571429">
            <text:p>0.0178571429</text:p>
          </table:table-cell>
          <table:table-cell office:value-type="float" office:value="0.0262279318710892">
            <text:p>0.026227931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0178571428571429">
            <text:p>0.0178571429</text:p>
          </table:table-cell>
          <table:table-cell office:value-type="float" office:value="0.0262242493716594">
            <text:p>0.026224249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0178571428571429">
            <text:p>0.0178571429</text:p>
          </table:table-cell>
          <table:table-cell office:value-type="float" office:value="0.026220438850601">
            <text:p>0.0262204389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0178571428571429">
            <text:p>0.0178571429</text:p>
          </table:table-cell>
          <table:table-cell office:value-type="float" office:value="0.0262164995512897">
            <text:p>0.0262164996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.0178571428571429">
            <text:p>0.0178571429</text:p>
          </table:table-cell>
          <table:table-cell office:value-type="float" office:value="0.026212430725969">
            <text:p>0.0262124307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0178571428571429">
            <text:p>0.0178571429</text:p>
          </table:table-cell>
          <table:table-cell office:value-type="float" office:value="0.02620823163617">
            <text:p>0.0262082316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.0178571428571429">
            <text:p>0.0178571429</text:p>
          </table:table-cell>
          <table:table-cell office:value-type="float" office:value="0.0262039015531328">
            <text:p>0.026203901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178571428571429">
            <text:p>0.0178571429</text:p>
          </table:table-cell>
          <table:table-cell office:value-type="float" office:value="0.0261994397582294">
            <text:p>0.0261994398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178571428571429">
            <text:p>0.0178571429</text:p>
          </table:table-cell>
          <table:table-cell office:value-type="float" office:value="0.0261948455433855">
            <text:p>0.026194845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0178571428571429">
            <text:p>0.0178571429</text:p>
          </table:table-cell>
          <table:table-cell office:value-type="float" office:value="0.0261901182115038">
            <text:p>0.0261901182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0178571428571429">
            <text:p>0.0178571429</text:p>
          </table:table-cell>
          <table:table-cell office:value-type="float" office:value="0.0261852570768833">
            <text:p>0.026185257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0178571428571429">
            <text:p>0.0178571429</text:p>
          </table:table-cell>
          <table:table-cell office:value-type="float" office:value="0.0261802614656433">
            <text:p>0.026180261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0178571428571429">
            <text:p>0.0178571429</text:p>
          </table:table-cell>
          <table:table-cell office:value-type="float" office:value="0.0261751307161405">
            <text:p>0.026175130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0178571428571429">
            <text:p>0.0178571429</text:p>
          </table:table-cell>
          <table:table-cell office:value-type="float" office:value="0.0261698641793884">
            <text:p>0.026169864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0178571428571429">
            <text:p>0.0178571429</text:p>
          </table:table-cell>
          <table:table-cell office:value-type="float" office:value="0.0261644612194704">
            <text:p>0.026164461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0178571428571429">
            <text:p>0.0178571429</text:p>
          </table:table-cell>
          <table:table-cell office:value-type="float" office:value="0.0261589212139558">
            <text:p>0.026158921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0178571428571429">
            <text:p>0.0178571429</text:p>
          </table:table-cell>
          <table:table-cell office:value-type="float" office:value="0.0261532435543083">
            <text:p>0.0261532436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0178571428571429">
            <text:p>0.0178571429</text:p>
          </table:table-cell>
          <table:table-cell office:value-type="float" office:value="0.0261474276462925">
            <text:p>0.026147427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0178571428571429">
            <text:p>0.0178571429</text:p>
          </table:table-cell>
          <table:table-cell office:value-type="float" office:value="0.0261414729103793">
            <text:p>0.026141472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178571428571429">
            <text:p>0.0178571429</text:p>
          </table:table-cell>
          <table:table-cell office:value-type="float" office:value="0.026135378782143">
            <text:p>0.0261353788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0178571428571429">
            <text:p>0.0178571429</text:p>
          </table:table-cell>
          <table:table-cell office:value-type="float" office:value="0.0261291447126563">
            <text:p>0.0261291447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0178571428571429">
            <text:p>0.0178571429</text:p>
          </table:table-cell>
          <table:table-cell office:value-type="float" office:value="0.02612277016888">
            <text:p>0.026122770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0178571428571429">
            <text:p>0.0178571429</text:p>
          </table:table-cell>
          <table:table-cell office:value-type="float" office:value="0.0261162546340488">
            <text:p>0.026116254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0178571428571429">
            <text:p>0.0178571429</text:p>
          </table:table-cell>
          <table:table-cell office:value-type="float" office:value="0.0261095976080473">
            <text:p>0.0261095976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0178571428571429">
            <text:p>0.0178571429</text:p>
          </table:table-cell>
          <table:table-cell office:value-type="float" office:value="0.0261027986077851">
            <text:p>0.0261027986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0178571428571429">
            <text:p>0.0178571429</text:p>
          </table:table-cell>
          <table:table-cell office:value-type="float" office:value="0.0260958571675618">
            <text:p>0.0260958572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0178571428571429">
            <text:p>0.0178571429</text:p>
          </table:table-cell>
          <table:table-cell office:value-type="float" office:value="0.0260887728394252">
            <text:p>0.0260887728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0178571428571429">
            <text:p>0.0178571429</text:p>
          </table:table-cell>
          <table:table-cell office:value-type="float" office:value="0.0260815451935258">
            <text:p>0.026081545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0178571428571429">
            <text:p>0.0178571429</text:p>
          </table:table-cell>
          <table:table-cell office:value-type="float" office:value="0.0260741738184586">
            <text:p>0.026074173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0178571428571429">
            <text:p>0.0178571429</text:p>
          </table:table-cell>
          <table:table-cell office:value-type="float" office:value="0.0260666583216009">
            <text:p>0.026066658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178571428571429">
            <text:p>0.0178571429</text:p>
          </table:table-cell>
          <table:table-cell office:value-type="float" office:value="0.0260589983294384">
            <text:p>0.0260589983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0178571428571429">
            <text:p>0.0178571429</text:p>
          </table:table-cell>
          <table:table-cell office:value-type="float" office:value="0.0260511934878867">
            <text:p>0.026051193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0178571428571429">
            <text:p>0.0178571429</text:p>
          </table:table-cell>
          <table:table-cell office:value-type="float" office:value="0.0260432434625991">
            <text:p>0.026043243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0178571428571429">
            <text:p>0.0178571429</text:p>
          </table:table-cell>
          <table:table-cell office:value-type="float" office:value="0.0260351479392669">
            <text:p>0.0260351479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0178571428571429">
            <text:p>0.0178571429</text:p>
          </table:table-cell>
          <table:table-cell office:value-type="float" office:value="0.0260269066239112">
            <text:p>0.026026906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0178571428571429">
            <text:p>0.0178571429</text:p>
          </table:table-cell>
          <table:table-cell office:value-type="float" office:value="0.0260185192431627">
            <text:p>0.0260185192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0178571428571429">
            <text:p>0.0178571429</text:p>
          </table:table-cell>
          <table:table-cell office:value-type="float" office:value="0.02600998554453">
            <text:p>0.026009985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0178571428571429">
            <text:p>0.0178571429</text:p>
          </table:table-cell>
          <table:table-cell office:value-type="float" office:value="0.02600130529666">
            <text:p>0.026001305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0178571428571429">
            <text:p>0.0178571429</text:p>
          </table:table-cell>
          <table:table-cell office:value-type="float" office:value="0.025992478289584">
            <text:p>0.0259924783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0178571428571429">
            <text:p>0.0178571429</text:p>
          </table:table-cell>
          <table:table-cell office:value-type="float" office:value="0.0259835043349549">
            <text:p>0.025983504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0178571428571429">
            <text:p>0.0178571429</text:p>
          </table:table-cell>
          <table:table-cell office:value-type="float" office:value="0.0259743832662696">
            <text:p>0.025974383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0178571428571429">
            <text:p>0.0178571429</text:p>
          </table:table-cell>
          <table:table-cell office:value-type="float" office:value="0.0259651149390828">
            <text:p>0.025965114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0178571428571429">
            <text:p>0.0178571429</text:p>
          </table:table-cell>
          <table:table-cell office:value-type="float" office:value="0.0259556992312036">
            <text:p>0.025955699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0178571428571429">
            <text:p>0.0178571429</text:p>
          </table:table-cell>
          <table:table-cell office:value-type="float" office:value="0.0259461360428835">
            <text:p>0.025946136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0178571428571429">
            <text:p>0.0178571429</text:p>
          </table:table-cell>
          <table:table-cell office:value-type="float" office:value="0.0259364252969898">
            <text:p>0.025936425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0178571428571429">
            <text:p>0.0178571429</text:p>
          </table:table-cell>
          <table:table-cell office:value-type="float" office:value="0.0259265669391653">
            <text:p>0.0259265669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0178571428571429">
            <text:p>0.0178571429</text:p>
          </table:table-cell>
          <table:table-cell office:value-type="float" office:value="0.0259165609379735">
            <text:p>0.0259165609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178571428571429">
            <text:p>0.0178571429</text:p>
          </table:table-cell>
          <table:table-cell office:value-type="float" office:value="0.0259064072850312">
            <text:p>0.025906407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178571428571429">
            <text:p>0.0178571429</text:p>
          </table:table-cell>
          <table:table-cell office:value-type="float" office:value="0.0258961059951272">
            <text:p>0.025896106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0178571428571429">
            <text:p>0.0178571429</text:p>
          </table:table-cell>
          <table:table-cell office:value-type="float" office:value="0.0258856571063248">
            <text:p>0.025885657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0178571428571429">
            <text:p>0.0178571429</text:p>
          </table:table-cell>
          <table:table-cell office:value-type="float" office:value="0.0258750606800503">
            <text:p>0.0258750607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0178571428571429">
            <text:p>0.0178571429</text:p>
          </table:table-cell>
          <table:table-cell office:value-type="float" office:value="0.0258643168011668">
            <text:p>0.025864316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0178571428571429">
            <text:p>0.0178571429</text:p>
          </table:table-cell>
          <table:table-cell office:value-type="float" office:value="0.0258534255780338">
            <text:p>0.025853425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0178571428571429">
            <text:p>0.0178571429</text:p>
          </table:table-cell>
          <table:table-cell office:value-type="float" office:value="0.025842387142547">
            <text:p>0.025842387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0178571428571429">
            <text:p>0.0178571429</text:p>
          </table:table-cell>
          <table:table-cell office:value-type="float" office:value="0.0258312016501681">
            <text:p>0.0258312017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178571428571429">
            <text:p>0.0178571429</text:p>
          </table:table-cell>
          <table:table-cell office:value-type="float" office:value="0.0258198692799339">
            <text:p>0.0258198693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0178571428571429">
            <text:p>0.0178571429</text:p>
          </table:table-cell>
          <table:table-cell office:value-type="float" office:value="0.0258083902344522">
            <text:p>0.025808390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0178571428571429">
            <text:p>0.0178571429</text:p>
          </table:table-cell>
          <table:table-cell office:value-type="float" office:value="0.0257967647398786">
            <text:p>0.0257967647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0178571428571429">
            <text:p>0.0178571429</text:p>
          </table:table-cell>
          <table:table-cell office:value-type="float" office:value="0.0257849930458791">
            <text:p>0.02578499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0178571428571429">
            <text:p>0.0178571429</text:p>
          </table:table-cell>
          <table:table-cell office:value-type="float" office:value="0.0257730754255746">
            <text:p>0.0257730754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.0178571428571429">
            <text:p>0.0178571429</text:p>
          </table:table-cell>
          <table:table-cell office:value-type="float" office:value="0.0257610121754678">
            <text:p>0.0257610122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0178571428571429">
            <text:p>0.0178571429</text:p>
          </table:table-cell>
          <table:table-cell office:value-type="float" office:value="0.025748803615353">
            <text:p>0.0257488036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0178571428571429">
            <text:p>0.0178571429</text:p>
          </table:table-cell>
          <table:table-cell office:value-type="float" office:value="0.0257364500882091">
            <text:p>0.025736450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0178571428571429">
            <text:p>0.0178571429</text:p>
          </table:table-cell>
          <table:table-cell office:value-type="float" office:value="0.0257239519600735">
            <text:p>0.02572395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.0178571428571429">
            <text:p>0.0178571429</text:p>
          </table:table-cell>
          <table:table-cell office:value-type="float" office:value="0.0257113096198998">
            <text:p>0.0257113096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.0178571428571429">
            <text:p>0.0178571429</text:p>
          </table:table-cell>
          <table:table-cell office:value-type="float" office:value="0.025698523479394">
            <text:p>0.025698523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0178571428571429">
            <text:p>0.0178571429</text:p>
          </table:table-cell>
          <table:table-cell office:value-type="float" office:value="0.0256855939728358">
            <text:p>0.02568559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0178571428571429">
            <text:p>0.0178571429</text:p>
          </table:table-cell>
          <table:table-cell office:value-type="float" office:value="0.0256725215568807">
            <text:p>0.0256725216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0178571428571429">
            <text:p>0.0178571429</text:p>
          </table:table-cell>
          <table:table-cell office:value-type="float" office:value="0.0256593067103391">
            <text:p>0.0256593067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0178571428571429">
            <text:p>0.0178571429</text:p>
          </table:table-cell>
          <table:table-cell office:value-type="float" office:value="0.0256459499339433">
            <text:p>0.025645949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0178571428571429">
            <text:p>0.0178571429</text:p>
          </table:table-cell>
          <table:table-cell office:value-type="float" office:value="0.0256324517500885">
            <text:p>0.0256324518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.0178571428571429">
            <text:p>0.0178571429</text:p>
          </table:table-cell>
          <table:table-cell office:value-type="float" office:value="0.0256188127025585">
            <text:p>0.025618812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0178571428571429">
            <text:p>0.0178571429</text:p>
          </table:table-cell>
          <table:table-cell office:value-type="float" office:value="0.0256050333562309">
            <text:p>0.025605033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0.0178571428571429">
            <text:p>0.0178571429</text:p>
          </table:table-cell>
          <table:table-cell office:value-type="float" office:value="0.0255911142967613">
            <text:p>0.025591114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.0178571428571429">
            <text:p>0.0178571429</text:p>
          </table:table-cell>
          <table:table-cell office:value-type="float" office:value="0.0255770561302488">
            <text:p>0.025577056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178571428571429">
            <text:p>0.0178571429</text:p>
          </table:table-cell>
          <table:table-cell office:value-type="float" office:value="0.0255628594828802">
            <text:p>0.025562859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0178571428571429">
            <text:p>0.0178571429</text:p>
          </table:table-cell>
          <table:table-cell office:value-type="float" office:value="0.0255485250005553">
            <text:p>0.02554852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.0178571428571429">
            <text:p>0.0178571429</text:p>
          </table:table-cell>
          <table:table-cell office:value-type="float" office:value="0.0255340533484898">
            <text:p>0.025534053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0178571428571429">
            <text:p>0.0178571429</text:p>
          </table:table-cell>
          <table:table-cell office:value-type="float" office:value="0.0255194452107993">
            <text:p>0.025519445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.0178571428571429">
            <text:p>0.0178571429</text:p>
          </table:table-cell>
          <table:table-cell office:value-type="float" office:value="0.0255047012900618">
            <text:p>0.025504701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0178571428571429">
            <text:p>0.0178571429</text:p>
          </table:table-cell>
          <table:table-cell office:value-type="float" office:value="0.0254898223068585">
            <text:p>0.025489822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.0178571428571429">
            <text:p>0.0178571429</text:p>
          </table:table-cell>
          <table:table-cell office:value-type="float" office:value="0.0254748089992949">
            <text:p>0.025474809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0178571428571429">
            <text:p>0.0178571429</text:p>
          </table:table-cell>
          <table:table-cell office:value-type="float" office:value="0.0254596621225003">
            <text:p>0.025459662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.0178571428571429">
            <text:p>0.0178571429</text:p>
          </table:table-cell>
          <table:table-cell office:value-type="float" office:value="0.0254443824481045">
            <text:p>0.025444382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.0178571428571429">
            <text:p>0.0178571429</text:p>
          </table:table-cell>
          <table:table-cell office:value-type="float" office:value="0.0254289707636972">
            <text:p>0.0254289708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0.0178571428571429">
            <text:p>0.0178571429</text:p>
          </table:table-cell>
          <table:table-cell office:value-type="float" office:value="0.0254134278722623">
            <text:p>0.0254134279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.0178571428571429">
            <text:p>0.0178571429</text:p>
          </table:table-cell>
          <table:table-cell office:value-type="float" office:value="0.0253977545915916">
            <text:p>0.025397754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0178571428571429">
            <text:p>0.0178571429</text:p>
          </table:table-cell>
          <table:table-cell office:value-type="float" office:value="0.0253819517536792">
            <text:p>0.0253819518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0.0178571428571429">
            <text:p>0.0178571429</text:p>
          </table:table-cell>
          <table:table-cell office:value-type="float" office:value="0.0253660202040924">
            <text:p>0.0253660202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0178571428571429">
            <text:p>0.0178571429</text:p>
          </table:table-cell>
          <table:table-cell office:value-type="float" office:value="0.0253499608013233">
            <text:p>0.0253499608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0178571428571429">
            <text:p>0.0178571429</text:p>
          </table:table-cell>
          <table:table-cell office:value-type="float" office:value="0.0253337744161184">
            <text:p>0.025333774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.0178571428571429">
            <text:p>0.0178571429</text:p>
          </table:table-cell>
          <table:table-cell office:value-type="float" office:value="0.0253174619307871">
            <text:p>0.0253174619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.0178571428571429">
            <text:p>0.0178571429</text:p>
          </table:table-cell>
          <table:table-cell office:value-type="float" office:value="0.0253010242384902">
            <text:p>0.025301024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0178571428571429">
            <text:p>0.0178571429</text:p>
          </table:table-cell>
          <table:table-cell office:value-type="float" office:value="0.0252844622425078">
            <text:p>0.0252844622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.0178571428571429">
            <text:p>0.0178571429</text:p>
          </table:table-cell>
          <table:table-cell office:value-type="float" office:value="0.0252677768554871">
            <text:p>0.0252677769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.0178571428571429">
            <text:p>0.0178571429</text:p>
          </table:table-cell>
          <table:table-cell office:value-type="float" office:value="0.02525096899867">
            <text:p>0.025250969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0178571428571429">
            <text:p>0.0178571429</text:p>
          </table:table-cell>
          <table:table-cell office:value-type="float" office:value="0.0252340396011013">
            <text:p>0.0252340396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0178571428571429">
            <text:p>0.0178571429</text:p>
          </table:table-cell>
          <table:table-cell office:value-type="float" office:value="0.025216989598819">
            <text:p>0.0252169896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0178571428571429">
            <text:p>0.0178571429</text:p>
          </table:table-cell>
          <table:table-cell office:value-type="float" office:value="0.0251998199340253">
            <text:p>0.025199819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.0178571428571429">
            <text:p>0.0178571429</text:p>
          </table:table-cell>
          <table:table-cell office:value-type="float" office:value="0.0251825315542375">
            <text:p>0.0251825316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0178571428571429">
            <text:p>0.0178571429</text:p>
          </table:table-cell>
          <table:table-cell office:value-type="float" office:value="0.0251651254114265">
            <text:p>0.025165125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.0178571428571429">
            <text:p>0.0178571429</text:p>
          </table:table-cell>
          <table:table-cell office:value-type="float" office:value="0.025147602461133">
            <text:p>0.025147602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.0178571428571429">
            <text:p>0.0178571429</text:p>
          </table:table-cell>
          <table:table-cell office:value-type="float" office:value="0.0251299636615717">
            <text:p>0.0251299637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.0178571428571429">
            <text:p>0.0178571429</text:p>
          </table:table-cell>
          <table:table-cell office:value-type="float" office:value="0.0251122099727184">
            <text:p>0.0251122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0.0178571428571429">
            <text:p>0.0178571429</text:p>
          </table:table-cell>
          <table:table-cell office:value-type="float" office:value="0.0250943423553841">
            <text:p>0.025094342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0178571428571429">
            <text:p>0.0178571429</text:p>
          </table:table-cell>
          <table:table-cell office:value-type="float" office:value="0.0250763617702711">
            <text:p>0.0250763618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.0178571428571429">
            <text:p>0.0178571429</text:p>
          </table:table-cell>
          <table:table-cell office:value-type="float" office:value="0.0250582691770246">
            <text:p>0.025058269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178571428571429">
            <text:p>0.0178571429</text:p>
          </table:table-cell>
          <table:table-cell office:value-type="float" office:value="0.0250400655332646">
            <text:p>0.025040065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.0178571428571429">
            <text:p>0.0178571429</text:p>
          </table:table-cell>
          <table:table-cell office:value-type="float" office:value="0.0250217517936121">
            <text:p>0.0250217518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0.0178571428571429">
            <text:p>0.0178571429</text:p>
          </table:table-cell>
          <table:table-cell office:value-type="float" office:value="0.0250033289087052">
            <text:p>0.0250033289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.0178571428571429">
            <text:p>0.0178571429</text:p>
          </table:table-cell>
          <table:table-cell office:value-type="float" office:value="0.0249847978242051">
            <text:p>0.024984797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.0178571428571429">
            <text:p>0.0178571429</text:p>
          </table:table-cell>
          <table:table-cell office:value-type="float" office:value="0.0249661594797974">
            <text:p>0.024966159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.0178571428571429">
            <text:p>0.0178571429</text:p>
          </table:table-cell>
          <table:table-cell office:value-type="float" office:value="0.0249474148081868">
            <text:p>0.0249474148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0178571428571429">
            <text:p>0.0178571429</text:p>
          </table:table-cell>
          <table:table-cell office:value-type="float" office:value="0.0249285647340873">
            <text:p>0.0249285647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.0178571428571429">
            <text:p>0.0178571429</text:p>
          </table:table-cell>
          <table:table-cell office:value-type="float" office:value="0.0249096101732107">
            <text:p>0.024909610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0178571428571429">
            <text:p>0.0178571429</text:p>
          </table:table-cell>
          <table:table-cell office:value-type="float" office:value="0.0248905520312516">
            <text:p>0.024890552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0178571428571429">
            <text:p>0.0178571429</text:p>
          </table:table-cell>
          <table:table-cell office:value-type="float" office:value="0.0248713912028741">
            <text:p>0.024871391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0.0178571428571429">
            <text:p>0.0178571429</text:p>
          </table:table-cell>
          <table:table-cell office:value-type="float" office:value="0.0248521285707002">
            <text:p>0.024852128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0178571428571429">
            <text:p>0.0178571429</text:p>
          </table:table-cell>
          <table:table-cell office:value-type="float" office:value="0.0248327650042999">
            <text:p>0.024832765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0178571428571429">
            <text:p>0.0178571429</text:p>
          </table:table-cell>
          <table:table-cell office:value-type="float" office:value="0.0248133013591865">
            <text:p>0.024813301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0178571428571429">
            <text:p>0.0178571429</text:p>
          </table:table-cell>
          <table:table-cell office:value-type="float" office:value="0.0247937384758184">
            <text:p>0.024793738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.0178571428571429">
            <text:p>0.0178571429</text:p>
          </table:table-cell>
          <table:table-cell office:value-type="float" office:value="0.0247740771786082">
            <text:p>0.024774077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.0178571428571429">
            <text:p>0.0178571429</text:p>
          </table:table-cell>
          <table:table-cell office:value-type="float" office:value="0.0247543182749427">
            <text:p>0.024754318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0178571428571429">
            <text:p>0.0178571429</text:p>
          </table:table-cell>
          <table:table-cell office:value-type="float" office:value="0.0247344625542097">
            <text:p>0.0247344626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.0178571428571429">
            <text:p>0.0178571429</text:p>
          </table:table-cell>
          <table:table-cell office:value-type="float" office:value="0.024714510786843">
            <text:p>0.0247145108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.0178571428571429">
            <text:p>0.0178571429</text:p>
          </table:table-cell>
          <table:table-cell office:value-type="float" office:value="0.0246944637233769">
            <text:p>0.0246944637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.0178571428571429">
            <text:p>0.0178571429</text:p>
          </table:table-cell>
          <table:table-cell office:value-type="float" office:value="0.0246743220935194">
            <text:p>0.024674322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0178571428571429">
            <text:p>0.0178571429</text:p>
          </table:table-cell>
          <table:table-cell office:value-type="float" office:value="0.0246540866052393">
            <text:p>0.0246540866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0178571428571429">
            <text:p>0.0178571429</text:p>
          </table:table-cell>
          <table:table-cell office:value-type="float" office:value="0.0246337579438766">
            <text:p>0.0246337579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0178571428571429">
            <text:p>0.0178571429</text:p>
          </table:table-cell>
          <table:table-cell office:value-type="float" office:value="0.0246133367712666">
            <text:p>0.024613336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.0178571428571429">
            <text:p>0.0178571429</text:p>
          </table:table-cell>
          <table:table-cell office:value-type="float" office:value="0.0245928237248929">
            <text:p>0.0245928237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0178571428571429">
            <text:p>0.0178571429</text:p>
          </table:table-cell>
          <table:table-cell office:value-type="float" office:value="0.0245722194170572">
            <text:p>0.024572219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.0178571428571429">
            <text:p>0.0178571429</text:p>
          </table:table-cell>
          <table:table-cell office:value-type="float" office:value="0.0245515244340768">
            <text:p>0.0245515244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.0178571428571429">
            <text:p>0.0178571429</text:p>
          </table:table-cell>
          <table:table-cell office:value-type="float" office:value="0.0245307393355046">
            <text:p>0.0245307393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.0178571428571429">
            <text:p>0.0178571429</text:p>
          </table:table-cell>
          <table:table-cell office:value-type="float" office:value="0.0245098646533783">
            <text:p>0.0245098647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0178571428571429">
            <text:p>0.0178571429</text:p>
          </table:table-cell>
          <table:table-cell office:value-type="float" office:value="0.0244889008914978">
            <text:p>0.0244889009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0.0178571428571429">
            <text:p>0.0178571429</text:p>
          </table:table-cell>
          <table:table-cell office:value-type="float" office:value="0.0244678485247265">
            <text:p>0.024467848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0178571428571429">
            <text:p>0.0178571429</text:p>
          </table:table-cell>
          <table:table-cell office:value-type="float" office:value="0.0244467079983277">
            <text:p>0.024446708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0.0178571428571429">
            <text:p>0.0178571429</text:p>
          </table:table-cell>
          <table:table-cell office:value-type="float" office:value="0.0244254797273281">
            <text:p>0.024425479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0178571428571429">
            <text:p>0.0178571429</text:p>
          </table:table-cell>
          <table:table-cell office:value-type="float" office:value="0.0244041640959144">
            <text:p>0.024404164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.0178571428571429">
            <text:p>0.0178571429</text:p>
          </table:table-cell>
          <table:table-cell office:value-type="float" office:value="0.0243827614568596">
            <text:p>0.024382761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.0178571428571429">
            <text:p>0.0178571429</text:p>
          </table:table-cell>
          <table:table-cell office:value-type="float" office:value="0.0243612721309845">
            <text:p>0.024361272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.0178571428571429">
            <text:p>0.0178571429</text:p>
          </table:table-cell>
          <table:table-cell office:value-type="float" office:value="0.0243396964066505">
            <text:p>0.024339696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0.0178571428571429">
            <text:p>0.0178571429</text:p>
          </table:table-cell>
          <table:table-cell office:value-type="float" office:value="0.0243180345392855">
            <text:p>0.024318034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.0089285714285714">
            <text:p>0.0089285714</text:p>
          </table:table-cell>
          <table:table-cell office:value-type="float" office:value="0.0242962867509452">
            <text:p>0.0242962868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.0089285714285714">
            <text:p>0.0089285714</text:p>
          </table:table-cell>
          <table:table-cell office:value-type="float" office:value="0.0242744532299066">
            <text:p>0.024274453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0.0089285714285714">
            <text:p>0.0089285714</text:p>
          </table:table-cell>
          <table:table-cell office:value-type="float" office:value="0.024252534130296">
            <text:p>0.0242525341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0089285714285714">
            <text:p>0.0089285714</text:p>
          </table:table-cell>
          <table:table-cell office:value-type="float" office:value="0.0242305295717526">
            <text:p>0.024230529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.0089285714285714">
            <text:p>0.0089285714</text:p>
          </table:table-cell>
          <table:table-cell office:value-type="float" office:value="0.0242084396391245">
            <text:p>0.024208439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.0089285714285714">
            <text:p>0.0089285714</text:p>
          </table:table-cell>
          <table:table-cell office:value-type="float" office:value="0.0241862643821982">
            <text:p>0.024186264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0.0089285714285714">
            <text:p>0.0089285714</text:p>
          </table:table-cell>
          <table:table-cell office:value-type="float" office:value="0.024164003815464">
            <text:p>0.0241640038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.0089285714285714">
            <text:p>0.0089285714</text:p>
          </table:table-cell>
          <table:table-cell office:value-type="float" office:value="0.0241416579179137">
            <text:p>0.024141657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.0089285714285714">
            <text:p>0.0089285714</text:p>
          </table:table-cell>
          <table:table-cell office:value-type="float" office:value="0.0241192266328705">
            <text:p>0.0241192266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.0089285714285714">
            <text:p>0.0089285714</text:p>
          </table:table-cell>
          <table:table-cell office:value-type="float" office:value="0.0240967098678535">
            <text:p>0.024096709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.0089285714285714">
            <text:p>0.0089285714</text:p>
          </table:table-cell>
          <table:table-cell office:value-type="float" office:value="0.024074107494472">
            <text:p>0.024074107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.0089285714285714">
            <text:p>0.0089285714</text:p>
          </table:table-cell>
          <table:table-cell office:value-type="float" office:value="0.024051419348354">
            <text:p>0.024051419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.0089285714285714">
            <text:p>0.0089285714</text:p>
          </table:table-cell>
          <table:table-cell office:value-type="float" office:value="0.0240286452291039">
            <text:p>0.0240286452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0.0089285714285714">
            <text:p>0.0089285714</text:p>
          </table:table-cell>
          <table:table-cell office:value-type="float" office:value="0.0240057849002912">
            <text:p>0.0240057849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0.0089285714285714">
            <text:p>0.0089285714</text:p>
          </table:table-cell>
          <table:table-cell office:value-type="float" office:value="0.0239828380894669">
            <text:p>0.023982838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.0089285714285714">
            <text:p>0.0089285714</text:p>
          </table:table-cell>
          <table:table-cell office:value-type="float" office:value="0.0239598044882134">
            <text:p>0.023959804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.0089285714285714">
            <text:p>0.0089285714</text:p>
          </table:table-cell>
          <table:table-cell office:value-type="float" office:value="0.0239366837522159">
            <text:p>0.023936683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0.0089285714285714">
            <text:p>0.0089285714</text:p>
          </table:table-cell>
          <table:table-cell office:value-type="float" office:value="0.0239134755013679">
            <text:p>0.0239134755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0.0089285714285714">
            <text:p>0.0089285714</text:p>
          </table:table-cell>
          <table:table-cell office:value-type="float" office:value="0.0238901793198968">
            <text:p>0.0238901793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0.0089285714285714">
            <text:p>0.0089285714</text:p>
          </table:table-cell>
          <table:table-cell office:value-type="float" office:value="0.0238667947565188">
            <text:p>0.0238667948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0.0089285714285714">
            <text:p>0.0089285714</text:p>
          </table:table-cell>
          <table:table-cell office:value-type="float" office:value="0.0238433213246173">
            <text:p>0.0238433213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0.0089285714285714">
            <text:p>0.0089285714</text:p>
          </table:table-cell>
          <table:table-cell office:value-type="float" office:value="0.0238197585024449">
            <text:p>0.023819758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0.0089285714285714">
            <text:p>0.0089285714</text:p>
          </table:table-cell>
          <table:table-cell office:value-type="float" office:value="0.0237961057333473">
            <text:p>0.0237961057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0089285714285714">
            <text:p>0.0089285714</text:p>
          </table:table-cell>
          <table:table-cell office:value-type="float" office:value="0.0237723624260103">
            <text:p>0.0237723624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0.0089285714285714">
            <text:p>0.0089285714</text:p>
          </table:table-cell>
          <table:table-cell office:value-type="float" office:value="0.023748527954728">
            <text:p>0.02374852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.0089285714285714">
            <text:p>0.0089285714</text:p>
          </table:table-cell>
          <table:table-cell office:value-type="float" office:value="0.0237246016596878">
            <text:p>0.023724601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0.0089285714285714">
            <text:p>0.0089285714</text:p>
          </table:table-cell>
          <table:table-cell office:value-type="float" office:value="0.0237005828472791">
            <text:p>0.023700582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0089285714285714">
            <text:p>0.0089285714</text:p>
          </table:table-cell>
          <table:table-cell office:value-type="float" office:value="0.0236764707904173">
            <text:p>0.023676470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.0089285714285714">
            <text:p>0.0089285714</text:p>
          </table:table-cell>
          <table:table-cell office:value-type="float" office:value="0.0236522647288863">
            <text:p>0.0236522647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0.0089285714285714">
            <text:p>0.0089285714</text:p>
          </table:table-cell>
          <table:table-cell office:value-type="float" office:value="0.0236279638696968">
            <text:p>0.023627963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0.0089285714285714">
            <text:p>0.0089285714</text:p>
          </table:table-cell>
          <table:table-cell office:value-type="float" office:value="0.0236035673874609">
            <text:p>0.0236035674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0.0089285714285714">
            <text:p>0.0089285714</text:p>
          </table:table-cell>
          <table:table-cell office:value-type="float" office:value="0.0235790744247832">
            <text:p>0.0235790744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0.0089285714285714">
            <text:p>0.0089285714</text:p>
          </table:table-cell>
          <table:table-cell office:value-type="float" office:value="0.023554484092663">
            <text:p>0.0235544841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0.0089285714285714">
            <text:p>0.0089285714</text:p>
          </table:table-cell>
          <table:table-cell office:value-type="float" office:value="0.0235297954709142">
            <text:p>0.023529795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0.0089285714285714">
            <text:p>0.0089285714</text:p>
          </table:table-cell>
          <table:table-cell office:value-type="float" office:value="0.0235050076085958">
            <text:p>0.023505007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0.0089285714285714">
            <text:p>0.0089285714</text:p>
          </table:table-cell>
          <table:table-cell office:value-type="float" office:value="0.0234801195244561">
            <text:p>0.023480119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0.0089285714285714">
            <text:p>0.0089285714</text:p>
          </table:table-cell>
          <table:table-cell office:value-type="float" office:value="0.0234551302073876">
            <text:p>0.0234551302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.0089285714285714">
            <text:p>0.0089285714</text:p>
          </table:table-cell>
          <table:table-cell office:value-type="float" office:value="0.0234300386168976">
            <text:p>0.023430038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0.0089285714285714">
            <text:p>0.0089285714</text:p>
          </table:table-cell>
          <table:table-cell office:value-type="float" office:value="0.0234048436835837">
            <text:p>0.0234048437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.0089285714285714">
            <text:p>0.0089285714</text:p>
          </table:table-cell>
          <table:table-cell office:value-type="float" office:value="0.0233795443096266">
            <text:p>0.0233795443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.0089285714285714">
            <text:p>0.0089285714</text:p>
          </table:table-cell>
          <table:table-cell office:value-type="float" office:value="0.023354139369292">
            <text:p>0.0233541394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.0089285714285714">
            <text:p>0.0089285714</text:p>
          </table:table-cell>
          <table:table-cell office:value-type="float" office:value="0.0233286277094386">
            <text:p>0.023328627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.0089285714285714">
            <text:p>0.0089285714</text:p>
          </table:table-cell>
          <table:table-cell office:value-type="float" office:value="0.0233030081500442">
            <text:p>0.023303008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0089285714285714">
            <text:p>0.0089285714</text:p>
          </table:table-cell>
          <table:table-cell office:value-type="float" office:value="0.0232772794847367">
            <text:p>0.0232772795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0.0089285714285714">
            <text:p>0.0089285714</text:p>
          </table:table-cell>
          <table:table-cell office:value-type="float" office:value="0.0232514404813385">
            <text:p>0.023251440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0.0089285714285714">
            <text:p>0.0089285714</text:p>
          </table:table-cell>
          <table:table-cell office:value-type="float" office:value="0.0232254898824198">
            <text:p>0.0232254899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.0089285714285714">
            <text:p>0.0089285714</text:p>
          </table:table-cell>
          <table:table-cell office:value-type="float" office:value="0.023199426405865">
            <text:p>0.0231994264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.0089285714285714">
            <text:p>0.0089285714</text:p>
          </table:table-cell>
          <table:table-cell office:value-type="float" office:value="0.0231732487454494">
            <text:p>0.0231732487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.0089285714285714">
            <text:p>0.0089285714</text:p>
          </table:table-cell>
          <table:table-cell office:value-type="float" office:value="0.0231469555714263">
            <text:p>0.0231469556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0.0089285714285714">
            <text:p>0.0089285714</text:p>
          </table:table-cell>
          <table:table-cell office:value-type="float" office:value="0.0231205455311289">
            <text:p>0.023120545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.0089285714285714">
            <text:p>0.0089285714</text:p>
          </table:table-cell>
          <table:table-cell office:value-type="float" office:value="0.0230940172495844">
            <text:p>0.0230940172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0.0089285714285714">
            <text:p>0.0089285714</text:p>
          </table:table-cell>
          <table:table-cell office:value-type="float" office:value="0.0230673693301389">
            <text:p>0.0230673693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0.0089285714285714">
            <text:p>0.0089285714</text:p>
          </table:table-cell>
          <table:table-cell office:value-type="float" office:value="0.0230406003551015">
            <text:p>0.023040600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0.0089285714285714">
            <text:p>0.0089285714</text:p>
          </table:table-cell>
          <table:table-cell office:value-type="float" office:value="0.0230137088863993">
            <text:p>0.023013708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.0089285714285714">
            <text:p>0.0089285714</text:p>
          </table:table-cell>
          <table:table-cell office:value-type="float" office:value="0.0229866934662517">
            <text:p>0.022986693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0.0089285714285714">
            <text:p>0.0089285714</text:p>
          </table:table-cell>
          <table:table-cell office:value-type="float" office:value="0.02295955261786">
            <text:p>0.022959552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0.0089285714285714">
            <text:p>0.0089285714</text:p>
          </table:table-cell>
          <table:table-cell office:value-type="float" office:value="0.0229322848461179">
            <text:p>0.022932284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0.0089285714285714">
            <text:p>0.0089285714</text:p>
          </table:table-cell>
          <table:table-cell office:value-type="float" office:value="0.0229048886383412">
            <text:p>0.0229048886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0.0089285714285714">
            <text:p>0.0089285714</text:p>
          </table:table-cell>
          <table:table-cell office:value-type="float" office:value="0.0228773624650175">
            <text:p>0.0228773625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0089285714285714">
            <text:p>0.0089285714</text:p>
          </table:table-cell>
          <table:table-cell office:value-type="float" office:value="0.0228497047805831">
            <text:p>0.0228497048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0.0089285714285714">
            <text:p>0.0089285714</text:p>
          </table:table-cell>
          <table:table-cell office:value-type="float" office:value="0.022821914024222">
            <text:p>0.022821914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0.0089285714285714">
            <text:p>0.0089285714</text:p>
          </table:table-cell>
          <table:table-cell office:value-type="float" office:value="0.0227939886206925">
            <text:p>0.0227939886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0.0089285714285714">
            <text:p>0.0089285714</text:p>
          </table:table-cell>
          <table:table-cell office:value-type="float" office:value="0.0227659269811847">
            <text:p>0.02276592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89285714285714">
            <text:p>0.0089285714</text:p>
          </table:table-cell>
          <table:table-cell office:value-type="float" office:value="0.0227377275042085">
            <text:p>0.0227377275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.0089285714285714">
            <text:p>0.0089285714</text:p>
          </table:table-cell>
          <table:table-cell office:value-type="float" office:value="0.0227093885765154">
            <text:p>0.0227093886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0.0089285714285714">
            <text:p>0.0089285714</text:p>
          </table:table-cell>
          <table:table-cell office:value-type="float" office:value="0.0226809085740585">
            <text:p>0.0226809086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0.0089285714285714">
            <text:p>0.0089285714</text:p>
          </table:table-cell>
          <table:table-cell office:value-type="float" office:value="0.0226522858629906">
            <text:p>0.022652285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0.0089285714285714">
            <text:p>0.0089285714</text:p>
          </table:table-cell>
          <table:table-cell office:value-type="float" office:value="0.0226235188007066">
            <text:p>0.0226235188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0.0089285714285714">
            <text:p>0.0089285714</text:p>
          </table:table-cell>
          <table:table-cell office:value-type="float" office:value="0.0225946057369305">
            <text:p>0.0225946057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0.0089285714285714">
            <text:p>0.0089285714</text:p>
          </table:table-cell>
          <table:table-cell office:value-type="float" office:value="0.0225655450148536">
            <text:p>0.02256554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0.0089285714285714">
            <text:p>0.0089285714</text:p>
          </table:table-cell>
          <table:table-cell office:value-type="float" office:value="0.0225363349723258">
            <text:p>0.02253633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0.0089285714285714">
            <text:p>0.0089285714</text:p>
          </table:table-cell>
          <table:table-cell office:value-type="float" office:value="0.0225069739431013">
            <text:p>0.022506973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0.0089285714285714">
            <text:p>0.0089285714</text:p>
          </table:table-cell>
          <table:table-cell office:value-type="float" office:value="0.0224774602581545">
            <text:p>0.022477460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.0089285714285714">
            <text:p>0.0089285714</text:p>
          </table:table-cell>
          <table:table-cell office:value-type="float" office:value="0.0224477922470499">
            <text:p>0.0224477922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.0089285714285714">
            <text:p>0.0089285714</text:p>
          </table:table-cell>
          <table:table-cell office:value-type="float" office:value="0.0224179682393978">
            <text:p>0.0224179682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.0089285714285714">
            <text:p>0.0089285714</text:p>
          </table:table-cell>
          <table:table-cell office:value-type="float" office:value="0.0223879865663713">
            <text:p>0.0223879866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0.0089285714285714">
            <text:p>0.0089285714</text:p>
          </table:table-cell>
          <table:table-cell office:value-type="float" office:value="0.0223578455623249">
            <text:p>0.022357845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0.0089285714285714">
            <text:p>0.0089285714</text:p>
          </table:table-cell>
          <table:table-cell office:value-type="float" office:value="0.0223275435664768">
            <text:p>0.0223275436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0.0089285714285714">
            <text:p>0.0089285714</text:p>
          </table:table-cell>
          <table:table-cell office:value-type="float" office:value="0.0222970789247179">
            <text:p>0.0222970789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0.0089285714285714">
            <text:p>0.0089285714</text:p>
          </table:table-cell>
          <table:table-cell office:value-type="float" office:value="0.0222664499914836">
            <text:p>0.0222664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0.0089285714285714">
            <text:p>0.0089285714</text:p>
          </table:table-cell>
          <table:table-cell office:value-type="float" office:value="0.022235655131783">
            <text:p>0.0222356551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0.0089285714285714">
            <text:p>0.0089285714</text:p>
          </table:table-cell>
          <table:table-cell office:value-type="float" office:value="0.0222046927232872">
            <text:p>0.0222046927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0.0089285714285714">
            <text:p>0.0089285714</text:p>
          </table:table-cell>
          <table:table-cell office:value-type="float" office:value="0.022173561158615">
            <text:p>0.022173561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0089285714285714">
            <text:p>0.0089285714</text:p>
          </table:table-cell>
          <table:table-cell office:value-type="float" office:value="0.0221422588476639">
            <text:p>0.0221422588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0.0089285714285714">
            <text:p>0.0089285714</text:p>
          </table:table-cell>
          <table:table-cell office:value-type="float" office:value="0.0221107842201984">
            <text:p>0.022110784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0.0089285714285714">
            <text:p>0.0089285714</text:p>
          </table:table-cell>
          <table:table-cell office:value-type="float" office:value="0.0220791357284497">
            <text:p>0.0220791357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0.0089285714285714">
            <text:p>0.0089285714</text:p>
          </table:table-cell>
          <table:table-cell office:value-type="float" office:value="0.0220473118500664">
            <text:p>0.022047311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0.0089285714285714">
            <text:p>0.0089285714</text:p>
          </table:table-cell>
          <table:table-cell office:value-type="float" office:value="0.0220153110910028">
            <text:p>0.0220153111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0.0089285714285714">
            <text:p>0.0089285714</text:p>
          </table:table-cell>
          <table:table-cell office:value-type="float" office:value="0.0219831319889113">
            <text:p>0.021983132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0.0089285714285714">
            <text:p>0.0089285714</text:p>
          </table:table-cell>
          <table:table-cell office:value-type="float" office:value="0.0219507731163239">
            <text:p>0.021950773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0.0089285714285714">
            <text:p>0.0089285714</text:p>
          </table:table-cell>
          <table:table-cell office:value-type="float" office:value="0.0219182330846072">
            <text:p>0.0219182331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0.0089285714285714">
            <text:p>0.0089285714</text:p>
          </table:table-cell>
          <table:table-cell office:value-type="float" office:value="0.0218855105474066">
            <text:p>0.021885510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0.0089285714285714">
            <text:p>0.0089285714</text:p>
          </table:table-cell>
          <table:table-cell office:value-type="float" office:value="0.0218526042053427">
            <text:p>0.0218526042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0.0089285714285714">
            <text:p>0.0089285714</text:p>
          </table:table-cell>
          <table:table-cell office:value-type="float" office:value="0.0218195128096244">
            <text:p>0.021819512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0.0089285714285714">
            <text:p>0.0089285714</text:p>
          </table:table-cell>
          <table:table-cell office:value-type="float" office:value="0.0217862351677844">
            <text:p>0.0217862352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0.0089285714285714">
            <text:p>0.0089285714</text:p>
          </table:table-cell>
          <table:table-cell office:value-type="float" office:value="0.0217527701472234">
            <text:p>0.021752770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0.0089285714285714">
            <text:p>0.0089285714</text:p>
          </table:table-cell>
          <table:table-cell office:value-type="float" office:value="0.0217191166825021">
            <text:p>0.0217191167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0.0089285714285714">
            <text:p>0.0089285714</text:p>
          </table:table-cell>
          <table:table-cell office:value-type="float" office:value="0.0216852737783004">
            <text:p>0.0216852738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0.0089285714285714">
            <text:p>0.0089285714</text:p>
          </table:table-cell>
          <table:table-cell office:value-type="float" office:value="0.0216512405192011">
            <text:p>0.0216512405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0.0089285714285714">
            <text:p>0.0089285714</text:p>
          </table:table-cell>
          <table:table-cell office:value-type="float" office:value="0.0216170160710022">
            <text:p>0.021617016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0.0089285714285714">
            <text:p>0.0089285714</text:p>
          </table:table-cell>
          <table:table-cell office:value-type="float" office:value="0.0215825996947062">
            <text:p>0.0215825997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0.0089285714285714">
            <text:p>0.0089285714</text:p>
          </table:table-cell>
          <table:table-cell office:value-type="float" office:value="0.0215479907441078">
            <text:p>0.021547990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0.0089285714285714">
            <text:p>0.0089285714</text:p>
          </table:table-cell>
          <table:table-cell office:value-type="float" office:value="0.0215131886870924">
            <text:p>0.021513188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0089285714285714">
            <text:p>0.0089285714</text:p>
          </table:table-cell>
          <table:table-cell office:value-type="float" office:value="0.0214781930956465">
            <text:p>0.021478193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0.0089285714285714">
            <text:p>0.0089285714</text:p>
          </table:table-cell>
          <table:table-cell office:value-type="float" office:value="0.0214430036798689">
            <text:p>0.0214430037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0.0089285714285714">
            <text:p>0.0089285714</text:p>
          </table:table-cell>
          <table:table-cell office:value-type="float" office:value="0.0214076202638111">
            <text:p>0.0214076203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0.0089285714285714">
            <text:p>0.0089285714</text:p>
          </table:table-cell>
          <table:table-cell office:value-type="float" office:value="0.0213720428407283">
            <text:p>0.0213720428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.0089285714285714">
            <text:p>0.0089285714</text:p>
          </table:table-cell>
          <table:table-cell office:value-type="float" office:value="0.0213362715251856">
            <text:p>0.021336271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0.0089285714285714">
            <text:p>0.0089285714</text:p>
          </table:table-cell>
          <table:table-cell office:value-type="float" office:value="0.021300306639968">
            <text:p>0.0213003066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0.0089285714285714">
            <text:p>0.0089285714</text:p>
          </table:table-cell>
          <table:table-cell office:value-type="float" office:value="0.0212641486363429">
            <text:p>0.0212641486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0.0089285714285714">
            <text:p>0.0089285714</text:p>
          </table:table-cell>
          <table:table-cell office:value-type="float" office:value="0.0212277982142307">
            <text:p>0.0212277982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0.0089285714285714">
            <text:p>0.0089285714</text:p>
          </table:table-cell>
          <table:table-cell office:value-type="float" office:value="0.021191256226481">
            <text:p>0.0211912562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.0089285714285714">
            <text:p>0.0089285714</text:p>
          </table:table-cell>
          <table:table-cell office:value-type="float" office:value="0.0211545237812516">
            <text:p>0.0211545238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.0089285714285714">
            <text:p>0.0089285714</text:p>
          </table:table-cell>
          <table:table-cell office:value-type="float" office:value="0.0211176022515874">
            <text:p>0.0211176023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0.0089285714285714">
            <text:p>0.0089285714</text:p>
          </table:table-cell>
          <table:table-cell office:value-type="float" office:value="0.0210804931100477">
            <text:p>0.021080493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0089285714285714">
            <text:p>0.0089285714</text:p>
          </table:table-cell>
          <table:table-cell office:value-type="float" office:value="0.0210431985261042">
            <text:p>0.021043198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.0089285714285714">
            <text:p>0.0089285714</text:p>
          </table:table-cell>
          <table:table-cell office:value-type="float" office:value="0.0210057200464995">
            <text:p>0.02100572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0.0089285714285714">
            <text:p>0.0089285714</text:p>
          </table:table-cell>
          <table:table-cell office:value-type="float" office:value="0.0209680613589861">
            <text:p>0.0209680614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0.0089285714285714">
            <text:p>0.0089285714</text:p>
          </table:table-cell>
          <table:table-cell office:value-type="float" office:value="0.0209302230831276">
            <text:p>0.020930223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0.0089285714285714">
            <text:p>0.0089285714</text:p>
          </table:table-cell>
          <table:table-cell office:value-type="float" office:value="0.0208922123420345">
            <text:p>0.020892212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.0089285714285714">
            <text:p>0.0089285714</text:p>
          </table:table-cell>
          <table:table-cell office:value-type="float" office:value="0.0208540259391475">
            <text:p>0.020854025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0.0089285714285714">
            <text:p>0.0089285714</text:p>
          </table:table-cell>
          <table:table-cell office:value-type="float" office:value="0.0208156793746282">
            <text:p>0.0208156794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0.0089285714285714">
            <text:p>0.0089285714</text:p>
          </table:table-cell>
          <table:table-cell office:value-type="float" office:value="0.0207771580802337">
            <text:p>0.020777158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0089285714285714">
            <text:p>0.0089285714</text:p>
          </table:table-cell>
          <table:table-cell office:value-type="float" office:value="0.0207384980587864">
            <text:p>0.020738498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0.0089285714285714">
            <text:p>0.0089285714</text:p>
          </table:table-cell>
          <table:table-cell office:value-type="float" office:value="0.0206996550710728">
            <text:p>0.020699655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0.0089285714285714">
            <text:p>0.0089285714</text:p>
          </table:table-cell>
          <table:table-cell office:value-type="float" office:value="0.0206607136326047">
            <text:p>0.0206607136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0.0089285714285714">
            <text:p>0.0089285714</text:p>
          </table:table-cell>
          <table:table-cell office:value-type="float" office:value="0.0206215586820397">
            <text:p>0.0206215587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0.0089285714285714">
            <text:p>0.0089285714</text:p>
          </table:table-cell>
          <table:table-cell office:value-type="float" office:value="0.0205823835313739">
            <text:p>0.020582383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0.0089285714285714">
            <text:p>0.0089285714</text:p>
          </table:table-cell>
          <table:table-cell office:value-type="float" office:value="0.0205429169271567">
            <text:p>0.020542916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0089285714285714">
            <text:p>0.0089285714</text:p>
          </table:table-cell>
          <table:table-cell office:value-type="float" office:value="0.0205035802715886">
            <text:p>0.0205035803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0.0089285714285714">
            <text:p>0.0089285714</text:p>
          </table:table-cell>
          <table:table-cell office:value-type="float" office:value="0.0204637849517845">
            <text:p>0.02046378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.0089285714285714">
            <text:p>0.0089285714</text:p>
          </table:table-cell>
          <table:table-cell office:value-type="float" office:value="0.0204243933956587">
            <text:p>0.0204243934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0.0089285714285714">
            <text:p>0.0089285714</text:p>
          </table:table-cell>
          <table:table-cell office:value-type="float" office:value="0.0203842290053486">
            <text:p>0.02038422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0.0089285714285714">
            <text:p>0.0089285714</text:p>
          </table:table-cell>
          <table:table-cell office:value-type="float" office:value="0.0203449277623505">
            <text:p>0.0203449278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0.0089285714285714">
            <text:p>0.0089285714</text:p>
          </table:table-cell>
          <table:table-cell office:value-type="float" office:value="0.0203043367601007">
            <text:p>0.0203043368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.0089285714285714">
            <text:p>0.0089285714</text:p>
          </table:table-cell>
          <table:table-cell office:value-type="float" office:value="0.0202652947507649">
            <text:p>0.020265294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0.0089285714285714">
            <text:p>0.0089285714</text:p>
          </table:table-cell>
          <table:table-cell office:value-type="float" office:value="0.0202242352461725">
            <text:p>0.0202242352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.0089285714285714">
            <text:p>0.0089285714</text:p>
          </table:table-cell>
          <table:table-cell office:value-type="float" office:value="0.0201855963207978">
            <text:p>0.0201855963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0.0089285714285714">
            <text:p>0.0089285714</text:p>
          </table:table-cell>
          <table:table-cell office:value-type="float" office:value="0.0201441095641956">
            <text:p>0.020144109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089285714285714">
            <text:p>0.0089285714</text:p>
          </table:table-cell>
          <table:table-cell office:value-type="float" office:value="0.0201059135408006">
            <text:p>0.020105913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0.0089285714285714">
            <text:p>0.0089285714</text:p>
          </table:table-cell>
          <table:table-cell office:value-type="float" office:value="0.0200642046750244">
            <text:p>0.0200642047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0.0089285714285714">
            <text:p>0.0089285714</text:p>
          </table:table-cell>
          <table:table-cell office:value-type="float" office:value="0.0200263271290827">
            <text:p>0.0200263271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0.0089285714285714">
            <text:p>0.0089285714</text:p>
          </table:table-cell>
          <table:table-cell office:value-type="float" office:value="0.0199847943110604">
            <text:p>0.019984794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0089285714285714">
            <text:p>0.0089285714</text:p>
          </table:table-cell>
          <table:table-cell office:value-type="float" office:value="0.019946990678531">
            <text:p>0.019946990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0.0089285714285714">
            <text:p>0.0089285714</text:p>
          </table:table-cell>
          <table:table-cell office:value-type="float" office:value="0.0199061289084022">
            <text:p>0.019906128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0.0089285714285714">
            <text:p>0.0089285714</text:p>
          </table:table-cell>
          <table:table-cell office:value-type="float" office:value="0.019868217396137">
            <text:p>0.0198682174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0.0089285714285714">
            <text:p>0.0089285714</text:p>
          </table:table-cell>
          <table:table-cell office:value-type="float" office:value="0.0198284153398467">
            <text:p>0.0198284153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0.0089285714285714">
            <text:p>0.0089285714</text:p>
          </table:table-cell>
          <table:table-cell office:value-type="float" office:value="0.0197904839690102">
            <text:p>0.01979048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0.0089285714285714">
            <text:p>0.0089285714</text:p>
          </table:table-cell>
          <table:table-cell office:value-type="float" office:value="0.0197518901793249">
            <text:p>0.0197518902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.0089285714285714">
            <text:p>0.0089285714</text:p>
          </table:table-cell>
          <table:table-cell office:value-type="float" office:value="0.0197143337023987">
            <text:p>0.0197143337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0.0089285714285714">
            <text:p>0.0089285714</text:p>
          </table:table-cell>
          <table:table-cell office:value-type="float" office:value="0.019676965899042">
            <text:p>0.019676965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0.0089285714285714">
            <text:p>0.0089285714</text:p>
          </table:table-cell>
          <table:table-cell office:value-type="float" office:value="0.0196403245999309">
            <text:p>0.0196403246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0.0089285714285714">
            <text:p>0.0089285714</text:p>
          </table:table-cell>
          <table:table-cell office:value-type="float" office:value="0.0196043254456987">
            <text:p>0.0196043254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0.0089285714285714">
            <text:p>0.0089285714</text:p>
          </table:table-cell>
          <table:table-cell office:value-type="float" office:value="0.0195691553352695">
            <text:p>0.019569155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0.0089285714285714">
            <text:p>0.0089285714</text:p>
          </table:table-cell>
          <table:table-cell office:value-type="float" office:value="0.0195349556033841">
            <text:p>0.0195349556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0.0089285714285714">
            <text:p>0.0089285714</text:p>
          </table:table-cell>
          <table:table-cell office:value-type="float" office:value="0.0195019303560619">
            <text:p>0.0195019304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0.0089285714285714">
            <text:p>0.0089285714</text:p>
          </table:table-cell>
          <table:table-cell office:value-type="float" office:value="0.0194703510972717">
            <text:p>0.019470351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0.0089285714285714">
            <text:p>0.0089285714</text:p>
          </table:table-cell>
          <table:table-cell office:value-type="float" office:value="0.0194406021138859">
            <text:p>0.019440602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.0089285714285714">
            <text:p>0.0089285714</text:p>
          </table:table-cell>
          <table:table-cell office:value-type="float" office:value="0.0194132633646955">
            <text:p>0.0194132634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0.0089285714285714">
            <text:p>0.0089285714</text:p>
          </table:table-cell>
          <table:table-cell office:value-type="float" office:value="0.0193892837836905">
            <text:p>0.0193892838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.0089285714285714">
            <text:p>0.0089285714</text:p>
          </table:table-cell>
          <table:table-cell office:value-type="float" office:value="0.0193703797469849">
            <text:p>0.0193703797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0.0089285714285714">
            <text:p>0.0089285714</text:p>
          </table:table-cell>
          <table:table-cell office:value-type="float" office:value="0.019360049822206">
            <text:p>0.0193600498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0.0089285714285714">
            <text:p>0.0089285714</text:p>
          </table:table-cell>
          <table:table-cell office:value-type="float" office:value="0.0193663811995143">
            <text:p>0.0193663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89285714285714">
            <text:p>0.0089285714</text:p>
          </table:table-cell>
          <table:table-cell office:value-type="float" office:value="0.0194094810759815">
            <text:p>0.019409481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0.0089285714285714">
            <text:p>0.0089285714</text:p>
          </table:table-cell>
          <table:table-cell office:value-type="float" office:value="0.0195334503585111">
            <text:p>0.019533450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0.0089285714285714">
            <text:p>0.0089285714</text:p>
          </table:table-cell>
          <table:table-cell office:value-type="float" office:value="0.0198173133593513">
            <text:p>0.0198173134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0.0089285714285714">
            <text:p>0.0089285714</text:p>
          </table:table-cell>
          <table:table-cell office:value-type="float" office:value="0.0201033170690564">
            <text:p>0.0201033171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0.0089285714285714">
            <text:p>0.0089285714</text:p>
          </table:table-cell>
          <table:table-cell office:value-type="float" office:value="0.0201761343950293">
            <text:p>0.0201761344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0.0089285714285714">
            <text:p>0.0089285714</text:p>
          </table:table-cell>
          <table:table-cell office:value-type="float" office:value="0.0202148839431395">
            <text:p>0.0202148839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0.0089285714285714">
            <text:p>0.0089285714</text:p>
          </table:table-cell>
          <table:table-cell office:value-type="float" office:value="0.0202410432922216">
            <text:p>0.020241043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0.0089285714285714">
            <text:p>0.0089285714</text:p>
          </table:table-cell>
          <table:table-cell office:value-type="float" office:value="0.0202596244921061">
            <text:p>0.0202596245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0.0089285714285714">
            <text:p>0.0089285714</text:p>
          </table:table-cell>
          <table:table-cell office:value-type="float" office:value="0.02027369236132">
            <text:p>0.0202736924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0.0089285714285714">
            <text:p>0.0089285714</text:p>
          </table:table-cell>
          <table:table-cell office:value-type="float" office:value="0.0202849492224133">
            <text:p>0.020284949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0.0089285714285714">
            <text:p>0.0089285714</text:p>
          </table:table-cell>
          <table:table-cell office:value-type="float" office:value="0.0202943232715584">
            <text:p>0.0202943233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0.0089285714285714">
            <text:p>0.0089285714</text:p>
          </table:table-cell>
          <table:table-cell office:value-type="float" office:value="0.0203022700293754">
            <text:p>0.0203022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0.0089285714285714">
            <text:p>0.0089285714</text:p>
          </table:table-cell>
          <table:table-cell office:value-type="float" office:value="0.0203089421548543">
            <text:p>0.020308942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0.0089285714285714">
            <text:p>0.0089285714</text:p>
          </table:table-cell>
          <table:table-cell office:value-type="float" office:value="0.0203142795575818">
            <text:p>0.0203142796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0.0089285714285714">
            <text:p>0.0089285714</text:p>
          </table:table-cell>
          <table:table-cell office:value-type="float" office:value="0.0203180477488715">
            <text:p>0.0203180477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0.0089285714285714">
            <text:p>0.0089285714</text:p>
          </table:table-cell>
          <table:table-cell office:value-type="float" office:value="0.0203198354786799">
            <text:p>0.020319835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0.0089285714285714">
            <text:p>0.0089285714</text:p>
          </table:table-cell>
          <table:table-cell office:value-type="float" office:value="0.020319007905963">
            <text:p>0.0203190079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0.0089285714285714">
            <text:p>0.0089285714</text:p>
          </table:table-cell>
          <table:table-cell office:value-type="float" office:value="0.0203145900253785">
            <text:p>0.02031459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0.0089285714285714">
            <text:p>0.0089285714</text:p>
          </table:table-cell>
          <table:table-cell office:value-type="float" office:value="0.0203050071832461">
            <text:p>0.020305007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0.0089285714285714">
            <text:p>0.0089285714</text:p>
          </table:table-cell>
          <table:table-cell office:value-type="float" office:value="0.0202874711421721">
            <text:p>0.020287471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0089285714285714">
            <text:p>0.0089285714</text:p>
          </table:table-cell>
          <table:table-cell office:value-type="float" office:value="0.0202563092894354">
            <text:p>0.0202563093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0.0089285714285714">
            <text:p>0.0089285714</text:p>
          </table:table-cell>
          <table:table-cell office:value-type="float" office:value="0.0201974221029874">
            <text:p>0.020197422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0.0089285714285714">
            <text:p>0.0089285714</text:p>
          </table:table-cell>
          <table:table-cell office:value-type="float" office:value="0.0200731812519192">
            <text:p>0.0200731813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0.0089285714285714">
            <text:p>0.0089285714</text:p>
          </table:table-cell>
          <table:table-cell office:value-type="float" office:value="0.0205381416163016">
            <text:p>0.02053814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89285714285714">
            <text:p>0.0089285714</text:p>
          </table:table-cell>
          <table:table-cell office:value-type="float" office:value="0.0199714486994976">
            <text:p>0.0199714487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0.0089285714285714">
            <text:p>0.0089285714</text:p>
          </table:table-cell>
          <table:table-cell office:value-type="float" office:value="0.0210527101881963">
            <text:p>0.021052710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0.0178571428571429">
            <text:p>0.0178571429</text:p>
          </table:table-cell>
          <table:table-cell office:value-type="float" office:value="0.0218863107621905">
            <text:p>0.0218863108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0.0089285714285714">
            <text:p>0.0089285714</text:p>
          </table:table-cell>
          <table:table-cell office:value-type="float" office:value="0.0200577973261701">
            <text:p>0.0200577973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.0089285714285714">
            <text:p>0.0089285714</text:p>
          </table:table-cell>
          <table:table-cell office:value-type="float" office:value="0.0199358953250773">
            <text:p>0.0199358953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0.0089285714285714">
            <text:p>0.0089285714</text:p>
          </table:table-cell>
          <table:table-cell office:value-type="float" office:value="0.0210916150836785">
            <text:p>0.021091615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0.0178571428571429">
            <text:p>0.0178571429</text:p>
          </table:table-cell>
          <table:table-cell office:value-type="float" office:value="0.0216498134942917">
            <text:p>0.021649813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0.0089285714285714">
            <text:p>0.0089285714</text:p>
          </table:table-cell>
          <table:table-cell office:value-type="float" office:value="0.0200700638502455">
            <text:p>0.0200700639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0.0089285714285714">
            <text:p>0.0089285714</text:p>
          </table:table-cell>
          <table:table-cell office:value-type="float" office:value="0.0199489552013009">
            <text:p>0.019948955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0.0089285714285714">
            <text:p>0.0089285714</text:p>
          </table:table-cell>
          <table:table-cell office:value-type="float" office:value="0.0211730308470364">
            <text:p>0.0211730308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0.0178571428571429">
            <text:p>0.0178571429</text:p>
          </table:table-cell>
          <table:table-cell office:value-type="float" office:value="0.0217666649515815">
            <text:p>0.02176666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89285714285714">
            <text:p>0.0089285714</text:p>
          </table:table-cell>
          <table:table-cell office:value-type="float" office:value="0.0200637431219299">
            <text:p>0.020063743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0.0089285714285714">
            <text:p>0.0089285714</text:p>
          </table:table-cell>
          <table:table-cell office:value-type="float" office:value="0.0199691286356692">
            <text:p>0.0199691286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0.0089285714285714">
            <text:p>0.0089285714</text:p>
          </table:table-cell>
          <table:table-cell office:value-type="float" office:value="0.0214179465854803">
            <text:p>0.0214179466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0.0178571428571429">
            <text:p>0.0178571429</text:p>
          </table:table-cell>
          <table:table-cell office:value-type="float" office:value="0.0225903887484355">
            <text:p>0.0225903887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0.0089285714285714">
            <text:p>0.0089285714</text:p>
          </table:table-cell>
          <table:table-cell office:value-type="float" office:value="0.0200186732327629">
            <text:p>0.020018673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0089285714285714">
            <text:p>0.0089285714</text:p>
          </table:table-cell>
          <table:table-cell office:value-type="float" office:value="0.020053542252254">
            <text:p>0.0200535423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0.0089285714285714">
            <text:p>0.0089285714</text:p>
          </table:table-cell>
          <table:table-cell office:value-type="float" office:value="0.0212957477021072">
            <text:p>0.0212957477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0.0178571428571429">
            <text:p>0.0178571429</text:p>
          </table:table-cell>
          <table:table-cell office:value-type="float" office:value="0.0224590586171881">
            <text:p>0.0224590586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0.0089285714285714">
            <text:p>0.0089285714</text:p>
          </table:table-cell>
          <table:table-cell office:value-type="float" office:value="0.019972354217768">
            <text:p>0.0199723542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0.0089285714285714">
            <text:p>0.0089285714</text:p>
          </table:table-cell>
          <table:table-cell office:value-type="float" office:value="0.0201392263066884">
            <text:p>0.0201392263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0.0089285714285714">
            <text:p>0.0089285714</text:p>
          </table:table-cell>
          <table:table-cell office:value-type="float" office:value="0.0209636544576208">
            <text:p>0.020963654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0.0178571428571429">
            <text:p>0.0178571429</text:p>
          </table:table-cell>
          <table:table-cell office:value-type="float" office:value="0.0214146275040979">
            <text:p>0.0214146275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0.0089285714285714">
            <text:p>0.0089285714</text:p>
          </table:table-cell>
          <table:table-cell office:value-type="float" office:value="0.0199473191872524">
            <text:p>0.0199473192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.0089285714285714">
            <text:p>0.0089285714</text:p>
          </table:table-cell>
          <table:table-cell office:value-type="float" office:value="0.0200893748230146">
            <text:p>0.0200893748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0.0089285714285714">
            <text:p>0.0089285714</text:p>
          </table:table-cell>
          <table:table-cell office:value-type="float" office:value="0.0210464760226964">
            <text:p>0.021046476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0.0178571428571429">
            <text:p>0.0178571429</text:p>
          </table:table-cell>
          <table:table-cell office:value-type="float" office:value="0.0217592422776579">
            <text:p>0.0217592423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0.0089285714285714">
            <text:p>0.0089285714</text:p>
          </table:table-cell>
          <table:table-cell office:value-type="float" office:value="0.0199141816750235">
            <text:p>0.0199141817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0.0089285714285714">
            <text:p>0.0089285714</text:p>
          </table:table-cell>
          <table:table-cell office:value-type="float" office:value="0.0200926287556471">
            <text:p>0.0200926288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0.0089285714285714">
            <text:p>0.0089285714</text:p>
          </table:table-cell>
          <table:table-cell office:value-type="float" office:value="0.0209557434424114">
            <text:p>0.0209557434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0.0178571428571429">
            <text:p>0.0178571429</text:p>
          </table:table-cell>
          <table:table-cell office:value-type="float" office:value="0.02147340221645">
            <text:p>0.021473402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89285714285714">
            <text:p>0.0089285714</text:p>
          </table:table-cell>
          <table:table-cell office:value-type="float" office:value="0.0198818004875021">
            <text:p>0.019881800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0.0089285714285714">
            <text:p>0.0089285714</text:p>
          </table:table-cell>
          <table:table-cell office:value-type="float" office:value="0.0200609682714707">
            <text:p>0.0200609683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0.0089285714285714">
            <text:p>0.0089285714</text:p>
          </table:table-cell>
          <table:table-cell office:value-type="float" office:value="0.0209614276512311">
            <text:p>0.0209614277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0.0178571428571429">
            <text:p>0.0178571429</text:p>
          </table:table-cell>
          <table:table-cell office:value-type="float" office:value="0.0215486576792961">
            <text:p>0.0215486577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0.0089285714285714">
            <text:p>0.0089285714</text:p>
          </table:table-cell>
          <table:table-cell office:value-type="float" office:value="0.0198466244424811">
            <text:p>0.0198466244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0089285714285714">
            <text:p>0.0089285714</text:p>
          </table:table-cell>
          <table:table-cell office:value-type="float" office:value="0.0200360653952412">
            <text:p>0.0200360654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0.0089285714285714">
            <text:p>0.0089285714</text:p>
          </table:table-cell>
          <table:table-cell office:value-type="float" office:value="0.0209345931325941">
            <text:p>0.020934593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0.0178571428571429">
            <text:p>0.0178571429</text:p>
          </table:table-cell>
          <table:table-cell office:value-type="float" office:value="0.0215091912090197">
            <text:p>0.0215091912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0.0089285714285714">
            <text:p>0.0089285714</text:p>
          </table:table-cell>
          <table:table-cell office:value-type="float" office:value="0.0198101731304607">
            <text:p>0.019810173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0.0089285714285714">
            <text:p>0.0089285714</text:p>
          </table:table-cell>
          <table:table-cell office:value-type="float" office:value="0.0199987455215773">
            <text:p>0.0199987455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0.0089285714285714">
            <text:p>0.0089285714</text:p>
          </table:table-cell>
          <table:table-cell office:value-type="float" office:value="0.0209317726924421">
            <text:p>0.0209317727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0.0178571428571429">
            <text:p>0.0178571429</text:p>
          </table:table-cell>
          <table:table-cell office:value-type="float" office:value="0.0215682290437993">
            <text:p>0.021568229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0.0089285714285714">
            <text:p>0.0089285714</text:p>
          </table:table-cell>
          <table:table-cell office:value-type="float" office:value="0.0197716808067506">
            <text:p>0.0197716808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0.0089285714285714">
            <text:p>0.0089285714</text:p>
          </table:table-cell>
          <table:table-cell office:value-type="float" office:value="0.0199580086162091">
            <text:p>0.0199580086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0.0089285714285714">
            <text:p>0.0089285714</text:p>
          </table:table-cell>
          <table:table-cell office:value-type="float" office:value="0.0209244423031454">
            <text:p>0.0209244423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0.0178571428571429">
            <text:p>0.0178571429</text:p>
          </table:table-cell>
          <table:table-cell office:value-type="float" office:value="0.0216183101514165">
            <text:p>0.0216183102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0.0089285714285714">
            <text:p>0.0089285714</text:p>
          </table:table-cell>
          <table:table-cell office:value-type="float" office:value="0.0197313838464214">
            <text:p>0.0197313838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0.0089285714285714">
            <text:p>0.0089285714</text:p>
          </table:table-cell>
          <table:table-cell office:value-type="float" office:value="0.0199091414245137">
            <text:p>0.019909141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0.0089285714285714">
            <text:p>0.0089285714</text:p>
          </table:table-cell>
          <table:table-cell office:value-type="float" office:value="0.0209228144827243">
            <text:p>0.0209228145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0.0178571428571429">
            <text:p>0.0178571429</text:p>
          </table:table-cell>
          <table:table-cell office:value-type="float" office:value="0.0216971479240419">
            <text:p>0.0216971479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0.0089285714285714">
            <text:p>0.0089285714</text:p>
          </table:table-cell>
          <table:table-cell office:value-type="float" office:value="0.0196889628448327">
            <text:p>0.0196889628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0.0089285714285714">
            <text:p>0.0089285714</text:p>
          </table:table-cell>
          <table:table-cell office:value-type="float" office:value="0.0198526253664836">
            <text:p>0.0198526254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0.0089285714285714">
            <text:p>0.0089285714</text:p>
          </table:table-cell>
          <table:table-cell office:value-type="float" office:value="0.0209214212896527">
            <text:p>0.0209214213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0.0178571428571429">
            <text:p>0.0178571429</text:p>
          </table:table-cell>
          <table:table-cell office:value-type="float" office:value="0.0217822219525681">
            <text:p>0.02178222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0.0089285714285714">
            <text:p>0.0089285714</text:p>
          </table:table-cell>
          <table:table-cell office:value-type="float" office:value="0.0196443647845395">
            <text:p>0.0196443648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0089285714285714">
            <text:p>0.0089285714</text:p>
          </table:table-cell>
          <table:table-cell office:value-type="float" office:value="0.0197874117550982">
            <text:p>0.0197874118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0.0089285714285714">
            <text:p>0.0089285714</text:p>
          </table:table-cell>
          <table:table-cell office:value-type="float" office:value="0.0209196272638972">
            <text:p>0.0209196273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0.0178571428571429">
            <text:p>0.0178571429</text:p>
          </table:table-cell>
          <table:table-cell office:value-type="float" office:value="0.021864349650865">
            <text:p>0.0218643497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0.0089285714285714">
            <text:p>0.0089285714</text:p>
          </table:table-cell>
          <table:table-cell office:value-type="float" office:value="0.0195977881294547">
            <text:p>0.0195977881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0.0089285714285714">
            <text:p>0.0089285714</text:p>
          </table:table-cell>
          <table:table-cell office:value-type="float" office:value="0.0197145953030048">
            <text:p>0.0197145953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0.0089285714285714">
            <text:p>0.0089285714</text:p>
          </table:table-cell>
          <table:table-cell office:value-type="float" office:value="0.0209154897456157">
            <text:p>0.020915489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0.0178571428571429">
            <text:p>0.0178571429</text:p>
          </table:table-cell>
          <table:table-cell office:value-type="float" office:value="0.0219201332704867">
            <text:p>0.0219201333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0.0089285714285714">
            <text:p>0.0089285714</text:p>
          </table:table-cell>
          <table:table-cell office:value-type="float" office:value="0.0195502465530193">
            <text:p>0.0195502466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0.0089285714285714">
            <text:p>0.0089285714</text:p>
          </table:table-cell>
          <table:table-cell office:value-type="float" office:value="0.0196386260216569">
            <text:p>0.019638626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0.0089285714285714">
            <text:p>0.0089285714</text:p>
          </table:table-cell>
          <table:table-cell office:value-type="float" office:value="0.0209078367824297">
            <text:p>0.0209078368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0.0178571428571429">
            <text:p>0.0178571429</text:p>
          </table:table-cell>
          <table:table-cell office:value-type="float" office:value="0.0219178429798501">
            <text:p>0.021917843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0.0089285714285714">
            <text:p>0.0089285714</text:p>
          </table:table-cell>
          <table:table-cell office:value-type="float" office:value="0.0195039752817786">
            <text:p>0.019503975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0.0089285714285714">
            <text:p>0.0089285714</text:p>
          </table:table-cell>
          <table:table-cell office:value-type="float" office:value="0.0195679929350314">
            <text:p>0.0195679929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0.0089285714285714">
            <text:p>0.0089285714</text:p>
          </table:table-cell>
          <table:table-cell office:value-type="float" office:value="0.0208938664060176">
            <text:p>0.0208938664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0.0178571428571429">
            <text:p>0.0178571429</text:p>
          </table:table-cell>
          <table:table-cell office:value-type="float" office:value="0.0218284465784056">
            <text:p>0.0218284466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0.0089285714285714">
            <text:p>0.0089285714</text:p>
          </table:table-cell>
          <table:table-cell office:value-type="float" office:value="0.0194618117624786">
            <text:p>0.0194618118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0.0089285714285714">
            <text:p>0.0089285714</text:p>
          </table:table-cell>
          <table:table-cell office:value-type="float" office:value="0.019511635297879">
            <text:p>0.0195116353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0.0089285714285714">
            <text:p>0.0089285714</text:p>
          </table:table-cell>
          <table:table-cell office:value-type="float" office:value="0.0208707979598574">
            <text:p>0.020870798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0.0178571428571429">
            <text:p>0.0178571429</text:p>
          </table:table-cell>
          <table:table-cell office:value-type="float" office:value="0.0216673765459973">
            <text:p>0.0216673765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0.0089285714285714">
            <text:p>0.0089285714</text:p>
          </table:table-cell>
          <table:table-cell office:value-type="float" office:value="0.0194245090434849">
            <text:p>0.019424509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89285714285714">
            <text:p>0.0089285714</text:p>
          </table:table-cell>
          <table:table-cell office:value-type="float" office:value="0.0194714857303414">
            <text:p>0.0194714857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.0089285714285714">
            <text:p>0.0089285714</text:p>
          </table:table-cell>
          <table:table-cell office:value-type="float" office:value="0.0208497217445715">
            <text:p>0.0208497217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0.0178571428571429">
            <text:p>0.0178571429</text:p>
          </table:table-cell>
          <table:table-cell office:value-type="float" office:value="0.0215294639419954">
            <text:p>0.0215294639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0.0089285714285714">
            <text:p>0.0089285714</text:p>
          </table:table-cell>
          <table:table-cell office:value-type="float" office:value="0.0193889714887751">
            <text:p>0.0193889715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0.0089285714285714">
            <text:p>0.0089285714</text:p>
          </table:table-cell>
          <table:table-cell office:value-type="float" office:value="0.0194415003425569">
            <text:p>0.0194415003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0.0089285714285714">
            <text:p>0.0089285714</text:p>
          </table:table-cell>
          <table:table-cell office:value-type="float" office:value="0.0208419025024598">
            <text:p>0.020841902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0.0178571428571429">
            <text:p>0.0178571429</text:p>
          </table:table-cell>
          <table:table-cell office:value-type="float" office:value="0.0214885452527443">
            <text:p>0.0214885453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0.0089285714285714">
            <text:p>0.0089285714</text:p>
          </table:table-cell>
          <table:table-cell office:value-type="float" office:value="0.0193514874651057">
            <text:p>0.0193514875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0.0089285714285714">
            <text:p>0.0089285714</text:p>
          </table:table-cell>
          <table:table-cell office:value-type="float" office:value="0.0194150492811351">
            <text:p>0.019415049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0.0089285714285714">
            <text:p>0.0089285714</text:p>
          </table:table-cell>
          <table:table-cell office:value-type="float" office:value="0.020838574111323">
            <text:p>0.020838574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0.0178571428571429">
            <text:p>0.0178571429</text:p>
          </table:table-cell>
          <table:table-cell office:value-type="float" office:value="0.0215141897311761">
            <text:p>0.0215141897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0.0089285714285714">
            <text:p>0.0089285714</text:p>
          </table:table-cell>
          <table:table-cell office:value-type="float" office:value="0.0193101629119353">
            <text:p>0.0193101629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0.0089285714285714">
            <text:p>0.0089285714</text:p>
          </table:table-cell>
          <table:table-cell office:value-type="float" office:value="0.0193865099430815">
            <text:p>0.0193865099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0.0089285714285714">
            <text:p>0.0089285714</text:p>
          </table:table-cell>
          <table:table-cell office:value-type="float" office:value="0.0208237151017947">
            <text:p>0.0208237151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0.0178571428571429">
            <text:p>0.0178571429</text:p>
          </table:table-cell>
          <table:table-cell office:value-type="float" office:value="0.0215238158391455">
            <text:p>0.0215238158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0.0089285714285714">
            <text:p>0.0089285714</text:p>
          </table:table-cell>
          <table:table-cell office:value-type="float" office:value="0.0192655935710091">
            <text:p>0.0192655936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0.0089285714285714">
            <text:p>0.0089285714</text:p>
          </table:table-cell>
          <table:table-cell office:value-type="float" office:value="0.0193524265583272">
            <text:p>0.0193524266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0.0089285714285714">
            <text:p>0.0089285714</text:p>
          </table:table-cell>
          <table:table-cell office:value-type="float" office:value="0.0207946044589807">
            <text:p>0.020794604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0.0178571428571429">
            <text:p>0.0178571429</text:p>
          </table:table-cell>
          <table:table-cell office:value-type="float" office:value="0.0214751495866207">
            <text:p>0.0214751496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0.0089285714285714">
            <text:p>0.0089285714</text:p>
          </table:table-cell>
          <table:table-cell office:value-type="float" office:value="0.0192198537179148">
            <text:p>0.0192198537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0089285714285714">
            <text:p>0.0089285714</text:p>
          </table:table-cell>
          <table:table-cell office:value-type="float" office:value="0.019313572881287">
            <text:p>0.0193135729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0.0089285714285714">
            <text:p>0.0089285714</text:p>
          </table:table-cell>
          <table:table-cell office:value-type="float" office:value="0.0207582825907217">
            <text:p>0.0207582826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0.0178571428571429">
            <text:p>0.0178571429</text:p>
          </table:table-cell>
          <table:table-cell office:value-type="float" office:value="0.0213768332444212">
            <text:p>0.0213768332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0.0089285714285714">
            <text:p>0.0089285714</text:p>
          </table:table-cell>
          <table:table-cell office:value-type="float" office:value="0.0191744765762096">
            <text:p>0.0191744766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0.0089285714285714">
            <text:p>0.0089285714</text:p>
          </table:table-cell>
          <table:table-cell office:value-type="float" office:value="0.0192726459613783">
            <text:p>0.019272646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0.0089285714285714">
            <text:p>0.0089285714</text:p>
          </table:table-cell>
          <table:table-cell office:value-type="float" office:value="0.0207196857512835">
            <text:p>0.0207196858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0.0178571428571429">
            <text:p>0.0178571429</text:p>
          </table:table-cell>
          <table:table-cell office:value-type="float" office:value="0.021247667834009">
            <text:p>0.0212476678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0.0089285714285714">
            <text:p>0.0089285714</text:p>
          </table:table-cell>
          <table:table-cell office:value-type="float" office:value="0.0191299911235085">
            <text:p>0.0191299911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0.0089285714285714">
            <text:p>0.0089285714</text:p>
          </table:table-cell>
          <table:table-cell office:value-type="float" office:value="0.0192317449710429">
            <text:p>0.019231745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0.0089285714285714">
            <text:p>0.0089285714</text:p>
          </table:table-cell>
          <table:table-cell office:value-type="float" office:value="0.0206808980366146">
            <text:p>0.020680898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0.0178571428571429">
            <text:p>0.0178571429</text:p>
          </table:table-cell>
          <table:table-cell office:value-type="float" office:value="0.0211035766095442">
            <text:p>0.0211035766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0.0089285714285714">
            <text:p>0.0089285714</text:p>
          </table:table-cell>
          <table:table-cell office:value-type="float" office:value="0.0190862080062181">
            <text:p>0.019086208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0.0089285714285714">
            <text:p>0.0089285714</text:p>
          </table:table-cell>
          <table:table-cell office:value-type="float" office:value="0.0191915887928705">
            <text:p>0.0191915888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0.0089285714285714">
            <text:p>0.0089285714</text:p>
          </table:table-cell>
          <table:table-cell office:value-type="float" office:value="0.0206426409967078">
            <text:p>0.020642641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0.0178571428571429">
            <text:p>0.0178571429</text:p>
          </table:table-cell>
          <table:table-cell office:value-type="float" office:value="0.0209548467300199">
            <text:p>0.0209548467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0.0089285714285714">
            <text:p>0.0089285714</text:p>
          </table:table-cell>
          <table:table-cell office:value-type="float" office:value="0.0190426504660394">
            <text:p>0.0190426505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0.0089285714285714">
            <text:p>0.0089285714</text:p>
          </table:table-cell>
          <table:table-cell office:value-type="float" office:value="0.0191519151035536">
            <text:p>0.019151915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0.0089285714285714">
            <text:p>0.0089285714</text:p>
          </table:table-cell>
          <table:table-cell office:value-type="float" office:value="0.0206044266353462">
            <text:p>0.0206044266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0.0178571428571429">
            <text:p>0.0178571429</text:p>
          </table:table-cell>
          <table:table-cell office:value-type="float" office:value="0.0208033042409969">
            <text:p>0.0208033042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0.0089285714285714">
            <text:p>0.0089285714</text:p>
          </table:table-cell>
          <table:table-cell office:value-type="float" office:value="0.0189988684093812">
            <text:p>0.0189988684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0089285714285714">
            <text:p>0.0089285714</text:p>
          </table:table-cell>
          <table:table-cell office:value-type="float" office:value="0.0191120106774518">
            <text:p>0.0191120107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0.0089285714285714">
            <text:p>0.0089285714</text:p>
          </table:table-cell>
          <table:table-cell office:value-type="float" office:value="0.0205641611008406">
            <text:p>0.020564161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0.0178571428571429">
            <text:p>0.0178571429</text:p>
          </table:table-cell>
          <table:table-cell office:value-type="float" office:value="0.0206393890220349">
            <text:p>0.020639389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0.0089285714285714">
            <text:p>0.0089285714</text:p>
          </table:table-cell>
          <table:table-cell office:value-type="float" office:value="0.018954542105938">
            <text:p>0.0189545421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0.0089285714285714">
            <text:p>0.0089285714</text:p>
          </table:table-cell>
          <table:table-cell office:value-type="float" office:value="0.0190708994263199">
            <text:p>0.0190708994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0.0089285714285714">
            <text:p>0.0089285714</text:p>
          </table:table-cell>
          <table:table-cell office:value-type="float" office:value="0.0205170296038185">
            <text:p>0.0205170296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0.0178571428571429">
            <text:p>0.0178571429</text:p>
          </table:table-cell>
          <table:table-cell office:value-type="float" office:value="0.0204353583971043">
            <text:p>0.0204353584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0.0089285714285714">
            <text:p>0.0089285714</text:p>
          </table:table-cell>
          <table:table-cell office:value-type="float" office:value="0.0189093648657806">
            <text:p>0.0189093649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0.0089285714285714">
            <text:p>0.0089285714</text:p>
          </table:table-cell>
          <table:table-cell office:value-type="float" office:value="0.0190270062762688">
            <text:p>0.0190270063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0.0089285714285714">
            <text:p>0.0089285714</text:p>
          </table:table-cell>
          <table:table-cell office:value-type="float" office:value="0.0204506265463451">
            <text:p>0.020450626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0.0178571428571429">
            <text:p>0.0178571429</text:p>
          </table:table-cell>
          <table:table-cell office:value-type="float" office:value="0.0201165053158332">
            <text:p>0.0201165053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0.0089285714285714">
            <text:p>0.0089285714</text:p>
          </table:table-cell>
          <table:table-cell office:value-type="float" office:value="0.0188621913693375">
            <text:p>0.0188621914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0.0089285714285714">
            <text:p>0.0089285714</text:p>
          </table:table-cell>
          <table:table-cell office:value-type="float" office:value="0.0189759967184718">
            <text:p>0.018975996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0.0089285714285714">
            <text:p>0.0089285714</text:p>
          </table:table-cell>
          <table:table-cell office:value-type="float" office:value="0.0203148624594199">
            <text:p>0.0203148625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0.0089285714285714">
            <text:p>0.0089285714</text:p>
          </table:table-cell>
          <table:table-cell office:value-type="float" office:value="0.0193958523819957">
            <text:p>0.0193958524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0.0089285714285714">
            <text:p>0.0089285714</text:p>
          </table:table-cell>
          <table:table-cell office:value-type="float" office:value="0.0188006451040476">
            <text:p>0.0188006451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0.0089285714285714">
            <text:p>0.0089285714</text:p>
          </table:table-cell>
          <table:table-cell office:value-type="float" office:value="0.0188907568878166">
            <text:p>0.0188907569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0.0089285714285714">
            <text:p>0.0089285714</text:p>
          </table:table-cell>
          <table:table-cell office:value-type="float" office:value="0.019627869388939">
            <text:p>0.0196278694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0.0089285714285714">
            <text:p>0.0089285714</text:p>
          </table:table-cell>
          <table:table-cell office:value-type="float" office:value="0.019474750360988">
            <text:p>0.0194747504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0.0089285714285714">
            <text:p>0.0089285714</text:p>
          </table:table-cell>
          <table:table-cell office:value-type="float" office:value="0.0188445786974168">
            <text:p>0.0188445787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0089285714285714">
            <text:p>0.0089285714</text:p>
          </table:table-cell>
          <table:table-cell office:value-type="float" office:value="0.0195689125981858">
            <text:p>0.0195689126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0.0089285714285714">
            <text:p>0.0089285714</text:p>
          </table:table-cell>
          <table:table-cell office:value-type="float" office:value="0.018594662777288">
            <text:p>0.0185946628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0.0089285714285714">
            <text:p>0.0089285714</text:p>
          </table:table-cell>
          <table:table-cell office:value-type="float" office:value="0.0183921413805074">
            <text:p>0.0183921414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0.0089285714285714">
            <text:p>0.0089285714</text:p>
          </table:table-cell>
          <table:table-cell office:value-type="float" office:value="0.0183614775198525">
            <text:p>0.0183614775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0.0089285714285714">
            <text:p>0.0089285714</text:p>
          </table:table-cell>
          <table:table-cell office:value-type="float" office:value="0.0182736328849532">
            <text:p>0.0182736329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0.0089285714285714">
            <text:p>0.0089285714</text:p>
          </table:table-cell>
          <table:table-cell office:value-type="float" office:value="0.0182916366822347">
            <text:p>0.0182916367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0.0089285714285714">
            <text:p>0.0089285714</text:p>
          </table:table-cell>
          <table:table-cell office:value-type="float" office:value="0.0183332678957967">
            <text:p>0.0183332679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0.0089285714285714">
            <text:p>0.0089285714</text:p>
          </table:table-cell>
          <table:table-cell office:value-type="float" office:value="0.018348365278976">
            <text:p>0.0183483653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0.0089285714285714">
            <text:p>0.0089285714</text:p>
          </table:table-cell>
          <table:table-cell office:value-type="float" office:value="0.0183768531179945">
            <text:p>0.0183768531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0.0089285714285714">
            <text:p>0.0089285714</text:p>
          </table:table-cell>
          <table:table-cell office:value-type="float" office:value="0.0183829934876438">
            <text:p>0.0183829935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0.0089285714285714">
            <text:p>0.0089285714</text:p>
          </table:table-cell>
          <table:table-cell office:value-type="float" office:value="0.0184075053934575">
            <text:p>0.0184075054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0.0089285714285714">
            <text:p>0.0089285714</text:p>
          </table:table-cell>
          <table:table-cell office:value-type="float" office:value="0.0184086560334974">
            <text:p>0.018408656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0.0089285714285714">
            <text:p>0.0089285714</text:p>
          </table:table-cell>
          <table:table-cell office:value-type="float" office:value="0.0184340433039588">
            <text:p>0.0184340433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0.0089285714285714">
            <text:p>0.0089285714</text:p>
          </table:table-cell>
          <table:table-cell office:value-type="float" office:value="0.0184316448958301">
            <text:p>0.0184316449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.0089285714285714">
            <text:p>0.0089285714</text:p>
          </table:table-cell>
          <table:table-cell office:value-type="float" office:value="0.0184597998607887">
            <text:p>0.0184597999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0.0089285714285714">
            <text:p>0.0089285714</text:p>
          </table:table-cell>
          <table:table-cell office:value-type="float" office:value="0.0184545193320161">
            <text:p>0.0184545193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0.0089285714285714">
            <text:p>0.0089285714</text:p>
          </table:table-cell>
          <table:table-cell office:value-type="float" office:value="0.0184854608693828">
            <text:p>0.0184854609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0.0089285714285714">
            <text:p>0.0089285714</text:p>
          </table:table-cell>
          <table:table-cell office:value-type="float" office:value="0.0184787285403206">
            <text:p>0.0184787285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0.0089285714285714">
            <text:p>0.0089285714</text:p>
          </table:table-cell>
          <table:table-cell office:value-type="float" office:value="0.0185106346160461">
            <text:p>0.0185106346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0.0089285714285714">
            <text:p>0.0089285714</text:p>
          </table:table-cell>
          <table:table-cell office:value-type="float" office:value="0.018505444467121">
            <text:p>0.0185054445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0089285714285714">
            <text:p>0.0089285714</text:p>
          </table:table-cell>
          <table:table-cell office:value-type="float" office:value="0.018534978935884">
            <text:p>0.0185349789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0.0089285714285714">
            <text:p>0.0089285714</text:p>
          </table:table-cell>
          <table:table-cell office:value-type="float" office:value="0.0185352965353621">
            <text:p>0.0185352965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0.0089285714285714">
            <text:p>0.0089285714</text:p>
          </table:table-cell>
          <table:table-cell office:value-type="float" office:value="0.0185595367497775">
            <text:p>0.0185595367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0.0089285714285714">
            <text:p>0.0089285714</text:p>
          </table:table-cell>
          <table:table-cell office:value-type="float" office:value="0.0185679368242827">
            <text:p>0.0185679368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0.0089285714285714">
            <text:p>0.0089285714</text:p>
          </table:table-cell>
          <table:table-cell office:value-type="float" office:value="0.0185875171629873">
            <text:p>0.0185875172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0.0089285714285714">
            <text:p>0.0089285714</text:p>
          </table:table-cell>
          <table:table-cell office:value-type="float" office:value="0.0186035088172253">
            <text:p>0.0186035088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0.0089285714285714">
            <text:p>0.0089285714</text:p>
          </table:table-cell>
          <table:table-cell office:value-type="float" office:value="0.0186239683191371">
            <text:p>0.0186239683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0.0089285714285714">
            <text:p>0.0089285714</text:p>
          </table:table-cell>
          <table:table-cell office:value-type="float" office:value="0.0186483820613661">
            <text:p>0.0186483821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0.0089285714285714">
            <text:p>0.0089285714</text:p>
          </table:table-cell>
          <table:table-cell office:value-type="float" office:value="0.018681811711593">
            <text:p>0.0186818117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0.0089285714285714">
            <text:p>0.0089285714</text:p>
          </table:table-cell>
          <table:table-cell office:value-type="float" office:value="0.0187364083766113">
            <text:p>0.018736408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0.0089285714285714">
            <text:p>0.0089285714</text:p>
          </table:table-cell>
          <table:table-cell office:value-type="float" office:value="0.0188494508937111">
            <text:p>0.0188494509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.0089285714285714">
            <text:p>0.0089285714</text:p>
          </table:table-cell>
          <table:table-cell office:value-type="float" office:value="0.0193354120123484">
            <text:p>0.019335412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0.0178571428571429">
            <text:p>0.0178571429</text:p>
          </table:table-cell>
          <table:table-cell office:value-type="float" office:value="0.0216506696536069">
            <text:p>0.0216506697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0.0178571428571429">
            <text:p>0.0178571429</text:p>
          </table:table-cell>
          <table:table-cell office:value-type="float" office:value="0.0276095091761885">
            <text:p>0.0276095092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0.0089285714285714">
            <text:p>0.0089285714</text:p>
          </table:table-cell>
          <table:table-cell office:value-type="float" office:value="0.0190966662973706">
            <text:p>0.0190966663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0.0089285714285714">
            <text:p>0.0089285714</text:p>
          </table:table-cell>
          <table:table-cell office:value-type="float" office:value="0.0190100360303557">
            <text:p>0.019010036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0.0089285714285714">
            <text:p>0.0089285714</text:p>
          </table:table-cell>
          <table:table-cell office:value-type="float" office:value="0.0208880466852061">
            <text:p>0.0208880467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0.0178571428571429">
            <text:p>0.0178571429</text:p>
          </table:table-cell>
          <table:table-cell office:value-type="float" office:value="0.0230796888097901">
            <text:p>0.0230796888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0.0089285714285714">
            <text:p>0.0089285714</text:p>
          </table:table-cell>
          <table:table-cell office:value-type="float" office:value="0.0190987884990282">
            <text:p>0.0190987885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0.0089285714285714">
            <text:p>0.0089285714</text:p>
          </table:table-cell>
          <table:table-cell office:value-type="float" office:value="0.0203433092311867">
            <text:p>0.020343309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178571428571429">
            <text:p>0.0178571429</text:p>
          </table:table-cell>
          <table:table-cell office:value-type="float" office:value="0.0209671357904771">
            <text:p>0.0209671358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0.0089285714285714">
            <text:p>0.0089285714</text:p>
          </table:table-cell>
          <table:table-cell office:value-type="float" office:value="0.0186830722678569">
            <text:p>0.0186830723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0.0089285714285714">
            <text:p>0.0089285714</text:p>
          </table:table-cell>
          <table:table-cell office:value-type="float" office:value="0.0206427603627348">
            <text:p>0.0206427604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0.0178571428571429">
            <text:p>0.0178571429</text:p>
          </table:table-cell>
          <table:table-cell office:value-type="float" office:value="0.021514753497876">
            <text:p>0.0215147535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0.0089285714285714">
            <text:p>0.0089285714</text:p>
          </table:table-cell>
          <table:table-cell office:value-type="float" office:value="0.0185392856162966">
            <text:p>0.0185392856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0.0089285714285714">
            <text:p>0.0089285714</text:p>
          </table:table-cell>
          <table:table-cell office:value-type="float" office:value="0.0205950552173926">
            <text:p>0.0205950552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0.0178571428571429">
            <text:p>0.0178571429</text:p>
          </table:table-cell>
          <table:table-cell office:value-type="float" office:value="0.020989105796223">
            <text:p>0.0209891058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0.0089285714285714">
            <text:p>0.0089285714</text:p>
          </table:table-cell>
          <table:table-cell office:value-type="float" office:value="0.0185014006438922">
            <text:p>0.0185014006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0.0089285714285714">
            <text:p>0.0089285714</text:p>
          </table:table-cell>
          <table:table-cell office:value-type="float" office:value="0.0205610775058495">
            <text:p>0.0205610775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0.0178571428571429">
            <text:p>0.0178571429</text:p>
          </table:table-cell>
          <table:table-cell office:value-type="float" office:value="0.0207936132329955">
            <text:p>0.0207936132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0.0089285714285714">
            <text:p>0.0089285714</text:p>
          </table:table-cell>
          <table:table-cell office:value-type="float" office:value="0.0184608362764081">
            <text:p>0.0184608363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0.0089285714285714">
            <text:p>0.0089285714</text:p>
          </table:table-cell>
          <table:table-cell office:value-type="float" office:value="0.020483869144891">
            <text:p>0.0204838691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0.0178571428571429">
            <text:p>0.0178571429</text:p>
          </table:table-cell>
          <table:table-cell office:value-type="float" office:value="0.0205067770678046">
            <text:p>0.0205067771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0.0089285714285714">
            <text:p>0.0089285714</text:p>
          </table:table-cell>
          <table:table-cell office:value-type="float" office:value="0.0184252553602563">
            <text:p>0.0184252554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0.0089285714285714">
            <text:p>0.0089285714</text:p>
          </table:table-cell>
          <table:table-cell office:value-type="float" office:value="0.0204158912962427">
            <text:p>0.0204158913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0.0178571428571429">
            <text:p>0.0178571429</text:p>
          </table:table-cell>
          <table:table-cell office:value-type="float" office:value="0.0202550040324838">
            <text:p>0.020255004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0.0089285714285714">
            <text:p>0.0089285714</text:p>
          </table:table-cell>
          <table:table-cell office:value-type="float" office:value="0.018390368429784">
            <text:p>0.0183903684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0.0089285714285714">
            <text:p>0.0089285714</text:p>
          </table:table-cell>
          <table:table-cell office:value-type="float" office:value="0.0203514413767449">
            <text:p>0.0203514414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0.0178571428571429">
            <text:p>0.0178571429</text:p>
          </table:table-cell>
          <table:table-cell office:value-type="float" office:value="0.0200134560851635">
            <text:p>0.0200134561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0.0089285714285714">
            <text:p>0.0089285714</text:p>
          </table:table-cell>
          <table:table-cell office:value-type="float" office:value="0.018354202714053">
            <text:p>0.0183542027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0089285714285714">
            <text:p>0.0089285714</text:p>
          </table:table-cell>
          <table:table-cell office:value-type="float" office:value="0.0202834569636123">
            <text:p>0.020283457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0.0178571428571429">
            <text:p>0.0178571429</text:p>
          </table:table-cell>
          <table:table-cell office:value-type="float" office:value="0.0197441618446328">
            <text:p>0.0197441618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0.0089285714285714">
            <text:p>0.0089285714</text:p>
          </table:table-cell>
          <table:table-cell office:value-type="float" office:value="0.0183157729206192">
            <text:p>0.0183157729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0.0089285714285714">
            <text:p>0.0089285714</text:p>
          </table:table-cell>
          <table:table-cell office:value-type="float" office:value="0.0202058742562704">
            <text:p>0.0202058743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0.0178571428571429">
            <text:p>0.0178571429</text:p>
          </table:table-cell>
          <table:table-cell office:value-type="float" office:value="0.0194068562463456">
            <text:p>0.0194068562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0.0089285714285714">
            <text:p>0.0089285714</text:p>
          </table:table-cell>
          <table:table-cell office:value-type="float" office:value="0.0182738887759455">
            <text:p>0.0182738888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0.0089285714285714">
            <text:p>0.0089285714</text:p>
          </table:table-cell>
          <table:table-cell office:value-type="float" office:value="0.0201092530689864">
            <text:p>0.0201092531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0.0178571428571429">
            <text:p>0.0178571429</text:p>
          </table:table-cell>
          <table:table-cell office:value-type="float" office:value="0.0189372666984933">
            <text:p>0.0189372667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0.0089285714285714">
            <text:p>0.0089285714</text:p>
          </table:table-cell>
          <table:table-cell office:value-type="float" office:value="0.0182261021540159">
            <text:p>0.0182261022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0.0089285714285714">
            <text:p>0.0089285714</text:p>
          </table:table-cell>
          <table:table-cell office:value-type="float" office:value="0.0199730874842261">
            <text:p>0.0199730875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0.0089285714285714">
            <text:p>0.0089285714</text:p>
          </table:table-cell>
          <table:table-cell office:value-type="float" office:value="0.0182051986054842">
            <text:p>0.0182051986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0.0089285714285714">
            <text:p>0.0089285714</text:p>
          </table:table-cell>
          <table:table-cell office:value-type="float" office:value="0.0181646454818312">
            <text:p>0.018164645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0.0089285714285714">
            <text:p>0.0089285714</text:p>
          </table:table-cell>
          <table:table-cell office:value-type="float" office:value="0.0197362768200323">
            <text:p>0.0197362768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0.0089285714285714">
            <text:p>0.0089285714</text:p>
          </table:table-cell>
          <table:table-cell office:value-type="float" office:value="0.017123792656486">
            <text:p>0.0171237927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0.0089285714285714">
            <text:p>0.0089285714</text:p>
          </table:table-cell>
          <table:table-cell office:value-type="float" office:value="0.0179641286329957">
            <text:p>0.0179641286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0.0089285714285714">
            <text:p>0.0089285714</text:p>
          </table:table-cell>
          <table:table-cell office:value-type="float" office:value="0.018561304156695">
            <text:p>0.0185613042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0.0089285714285714">
            <text:p>0.0089285714</text:p>
          </table:table-cell>
          <table:table-cell office:value-type="float" office:value="0.0198616398519669">
            <text:p>0.0198616399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0.0178571428571429">
            <text:p>0.0178571429</text:p>
          </table:table-cell>
          <table:table-cell office:value-type="float" office:value="0.0204656821896461">
            <text:p>0.0204656822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0.0089285714285714">
            <text:p>0.0089285714</text:p>
          </table:table-cell>
          <table:table-cell office:value-type="float" office:value="0.0177798442520812">
            <text:p>0.0177798443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0.0089285714285714">
            <text:p>0.0089285714</text:p>
          </table:table-cell>
          <table:table-cell office:value-type="float" office:value="0.0183473235238706">
            <text:p>0.018347323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0089285714285714">
            <text:p>0.0089285714</text:p>
          </table:table-cell>
          <table:table-cell office:value-type="float" office:value="0.0195973822878275">
            <text:p>0.0195973823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0.0178571428571429">
            <text:p>0.0178571429</text:p>
          </table:table-cell>
          <table:table-cell office:value-type="float" office:value="0.0197457460467054">
            <text:p>0.019745746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0.0089285714285714">
            <text:p>0.0089285714</text:p>
          </table:table-cell>
          <table:table-cell office:value-type="float" office:value="0.0175622745550334">
            <text:p>0.0175622746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0.0089285714285714">
            <text:p>0.0089285714</text:p>
          </table:table-cell>
          <table:table-cell office:value-type="float" office:value="0.0177983016278183">
            <text:p>0.0177983016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0.0089285714285714">
            <text:p>0.0089285714</text:p>
          </table:table-cell>
          <table:table-cell office:value-type="float" office:value="0.0186795158142782">
            <text:p>0.0186795158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0.0089285714285714">
            <text:p>0.0089285714</text:p>
          </table:table-cell>
          <table:table-cell office:value-type="float" office:value="0.0189380762449271">
            <text:p>0.0189380762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0089285714285714">
            <text:p>0.0089285714</text:p>
          </table:table-cell>
          <table:table-cell office:value-type="float" office:value="0.0164964344367967">
            <text:p>0.0164964344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0.0089285714285714">
            <text:p>0.0089285714</text:p>
          </table:table-cell>
          <table:table-cell office:value-type="float" office:value="0.0169605614691994">
            <text:p>0.0169605615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0.0089285714285714">
            <text:p>0.0089285714</text:p>
          </table:table-cell>
          <table:table-cell office:value-type="float" office:value="0.0165974767912058">
            <text:p>0.0165974768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0.0089285714285714">
            <text:p>0.0089285714</text:p>
          </table:table-cell>
          <table:table-cell office:value-type="float" office:value="0.0166698157155895">
            <text:p>0.0166698157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089285714285714">
            <text:p>0.0089285714</text:p>
          </table:table-cell>
          <table:table-cell office:value-type="float" office:value="0.0166446699117205">
            <text:p>0.0166446699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0.0089285714285714">
            <text:p>0.0089285714</text:p>
          </table:table-cell>
          <table:table-cell office:value-type="float" office:value="0.016734388671603">
            <text:p>0.0167343887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0.0089285714285714">
            <text:p>0.0089285714</text:p>
          </table:table-cell>
          <table:table-cell office:value-type="float" office:value="0.0166185496629176">
            <text:p>0.0166185497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0.0089285714285714">
            <text:p>0.0089285714</text:p>
          </table:table-cell>
          <table:table-cell office:value-type="float" office:value="0.0168399173566156">
            <text:p>0.0168399174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0.0089285714285714">
            <text:p>0.0089285714</text:p>
          </table:table-cell>
          <table:table-cell office:value-type="float" office:value="0.0164694914248273">
            <text:p>0.0164694914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0.0089285714285714">
            <text:p>0.0089285714</text:p>
          </table:table-cell>
          <table:table-cell office:value-type="float" office:value="0.0172387416673906">
            <text:p>0.0172387417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0.0089285714285714">
            <text:p>0.0089285714</text:p>
          </table:table-cell>
          <table:table-cell office:value-type="float" office:value="0.0162481235851028">
            <text:p>0.0162481236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0.0089285714285714">
            <text:p>0.0089285714</text:p>
          </table:table-cell>
          <table:table-cell office:value-type="float" office:value="0.0178236484407249">
            <text:p>0.0178236484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0.0089285714285714">
            <text:p>0.0089285714</text:p>
          </table:table-cell>
          <table:table-cell office:value-type="float" office:value="0.0178394873290779">
            <text:p>0.0178394873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0.0089285714285714">
            <text:p>0.0089285714</text:p>
          </table:table-cell>
          <table:table-cell office:value-type="float" office:value="0.0193577644145737">
            <text:p>0.0193577644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0089285714285714">
            <text:p>0.0089285714</text:p>
          </table:table-cell>
          <table:table-cell office:value-type="float" office:value="0.0160111612943467">
            <text:p>0.0160111613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0.0089285714285714">
            <text:p>0.0089285714</text:p>
          </table:table-cell>
          <table:table-cell office:value-type="float" office:value="0.0168845487313291">
            <text:p>0.0168845487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0.0089285714285714">
            <text:p>0.0089285714</text:p>
          </table:table-cell>
          <table:table-cell office:value-type="float" office:value="0.0159966669151002">
            <text:p>0.0159966669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0.0089285714285714">
            <text:p>0.0089285714</text:p>
          </table:table-cell>
          <table:table-cell office:value-type="float" office:value="0.0170465045852652">
            <text:p>0.0170465046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0.0089285714285714">
            <text:p>0.0089285714</text:p>
          </table:table-cell>
          <table:table-cell office:value-type="float" office:value="0.0158880597687575">
            <text:p>0.0158880598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0.0089285714285714">
            <text:p>0.0089285714</text:p>
          </table:table-cell>
          <table:table-cell office:value-type="float" office:value="0.0176377577539694">
            <text:p>0.0176377578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0.0089285714285714">
            <text:p>0.0089285714</text:p>
          </table:table-cell>
          <table:table-cell office:value-type="float" office:value="0.0173630504896259">
            <text:p>0.0173630505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0.0089285714285714">
            <text:p>0.0089285714</text:p>
          </table:table-cell>
          <table:table-cell office:value-type="float" office:value="0.016621944219827">
            <text:p>0.0166219442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0.0089285714285714">
            <text:p>0.0089285714</text:p>
          </table:table-cell>
          <table:table-cell office:value-type="float" office:value="0.0157306332583041">
            <text:p>0.0157306333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0.0089285714285714">
            <text:p>0.0089285714</text:p>
          </table:table-cell>
          <table:table-cell office:value-type="float" office:value="0.0173357850644356">
            <text:p>0.0173357851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0.0089285714285714">
            <text:p>0.0089285714</text:p>
          </table:table-cell>
          <table:table-cell office:value-type="float" office:value="0.0158823541608958">
            <text:p>0.0158823542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0.0089285714285714">
            <text:p>0.0089285714</text:p>
          </table:table-cell>
          <table:table-cell office:value-type="float" office:value="0.0167166730111437">
            <text:p>0.016716673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0.0089285714285714">
            <text:p>0.0089285714</text:p>
          </table:table-cell>
          <table:table-cell office:value-type="float" office:value="0.015582132518388">
            <text:p>0.0155821325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0.0089285714285714">
            <text:p>0.0089285714</text:p>
          </table:table-cell>
          <table:table-cell office:value-type="float" office:value="0.0178048215474191">
            <text:p>0.0178048215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0.0089285714285714">
            <text:p>0.0089285714</text:p>
          </table:table-cell>
          <table:table-cell office:value-type="float" office:value="0.0196453103436833">
            <text:p>0.0196453103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0.0089285714285714">
            <text:p>0.0089285714</text:p>
          </table:table-cell>
          <table:table-cell office:value-type="float" office:value="0.0174782339032487">
            <text:p>0.0174782339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0.0089285714285714">
            <text:p>0.0089285714</text:p>
          </table:table-cell>
          <table:table-cell office:value-type="float" office:value="0.0166312565752007">
            <text:p>0.0166312566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0.0089285714285714">
            <text:p>0.0089285714</text:p>
          </table:table-cell>
          <table:table-cell office:value-type="float" office:value="0.0154488327636032">
            <text:p>0.0154488328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0.0089285714285714">
            <text:p>0.0089285714</text:p>
          </table:table-cell>
          <table:table-cell office:value-type="float" office:value="0.0172764380595438">
            <text:p>0.0172764381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0.0089285714285714">
            <text:p>0.0089285714</text:p>
          </table:table-cell>
          <table:table-cell office:value-type="float" office:value="0.0158565724421914">
            <text:p>0.0158565724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0089285714285714">
            <text:p>0.0089285714</text:p>
          </table:table-cell>
          <table:table-cell office:value-type="float" office:value="0.0160053215380946">
            <text:p>0.0160053215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0.0089285714285714">
            <text:p>0.0089285714</text:p>
          </table:table-cell>
          <table:table-cell office:value-type="float" office:value="0.0157757511597353">
            <text:p>0.0157757512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0.0089285714285714">
            <text:p>0.0089285714</text:p>
          </table:table-cell>
          <table:table-cell office:value-type="float" office:value="0.016473217986862">
            <text:p>0.016473218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0.0089285714285714">
            <text:p>0.0089285714</text:p>
          </table:table-cell>
          <table:table-cell office:value-type="float" office:value="0.0152425819943776">
            <text:p>0.015242582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0.0089285714285714">
            <text:p>0.0089285714</text:p>
          </table:table-cell>
          <table:table-cell office:value-type="float" office:value="0.0178656589360999">
            <text:p>0.0178656589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0.0089285714285714">
            <text:p>0.0089285714</text:p>
          </table:table-cell>
          <table:table-cell office:value-type="float" office:value="0.0204641822746222">
            <text:p>0.0204641823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0.0178571428571429">
            <text:p>0.0178571429</text:p>
          </table:table-cell>
          <table:table-cell office:value-type="float" office:value="0.020913582552743">
            <text:p>0.0209135826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0.0089285714285714">
            <text:p>0.0089285714</text:p>
          </table:table-cell>
          <table:table-cell office:value-type="float" office:value="0.0160899881788844">
            <text:p>0.016089988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0.0089285714285714">
            <text:p>0.0089285714</text:p>
          </table:table-cell>
          <table:table-cell office:value-type="float" office:value="0.0151624368664544">
            <text:p>0.0151624369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0.0089285714285714">
            <text:p>0.0089285714</text:p>
          </table:table-cell>
          <table:table-cell office:value-type="float" office:value="0.0168949403568935">
            <text:p>0.0168949404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0.0089285714285714">
            <text:p>0.0089285714</text:p>
          </table:table-cell>
          <table:table-cell office:value-type="float" office:value="0.0150055529630225">
            <text:p>0.015005553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0.0089285714285714">
            <text:p>0.0089285714</text:p>
          </table:table-cell>
          <table:table-cell office:value-type="float" office:value="0.017349405696925">
            <text:p>0.0173494057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0.0089285714285714">
            <text:p>0.0089285714</text:p>
          </table:table-cell>
          <table:table-cell office:value-type="float" office:value="0.0171534366989212">
            <text:p>0.0171534367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0.0089285714285714">
            <text:p>0.0089285714</text:p>
          </table:table-cell>
          <table:table-cell office:value-type="float" office:value="0.0170686307532037">
            <text:p>0.0170686308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0.0089285714285714">
            <text:p>0.0089285714</text:p>
          </table:table-cell>
          <table:table-cell office:value-type="float" office:value="0.0171893784468104">
            <text:p>0.0171893784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0.0089285714285714">
            <text:p>0.0089285714</text:p>
          </table:table-cell>
          <table:table-cell office:value-type="float" office:value="0.0185247637302641">
            <text:p>0.0185247637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0.0089285714285714">
            <text:p>0.0089285714</text:p>
          </table:table-cell>
          <table:table-cell office:value-type="float" office:value="0.0162881647358303">
            <text:p>0.0162881647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0.0089285714285714">
            <text:p>0.0089285714</text:p>
          </table:table-cell>
          <table:table-cell office:value-type="float" office:value="0.0155042541907368">
            <text:p>0.0155042542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0.0089285714285714">
            <text:p>0.0089285714</text:p>
          </table:table-cell>
          <table:table-cell office:value-type="float" office:value="0.0144228108248049">
            <text:p>0.0144228108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0.0089285714285714">
            <text:p>0.0089285714</text:p>
          </table:table-cell>
          <table:table-cell office:value-type="float" office:value="0.0151391460379104">
            <text:p>0.015139146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89285714285714">
            <text:p>0.0089285714</text:p>
          </table:table-cell>
          <table:table-cell office:value-type="float" office:value="0.0147441007599369">
            <text:p>0.0147441008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0.0089285714285714">
            <text:p>0.0089285714</text:p>
          </table:table-cell>
          <table:table-cell office:value-type="float" office:value="0.0156327702526551">
            <text:p>0.0156327703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0.0089285714285714">
            <text:p>0.0089285714</text:p>
          </table:table-cell>
          <table:table-cell office:value-type="float" office:value="0.0143565511735323">
            <text:p>0.0143565512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0.0089285714285714">
            <text:p>0.0089285714</text:p>
          </table:table-cell>
          <table:table-cell office:value-type="float" office:value="0.0163590775946516">
            <text:p>0.0163590776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0.0089285714285714">
            <text:p>0.0089285714</text:p>
          </table:table-cell>
          <table:table-cell office:value-type="float" office:value="0.0146035052138">
            <text:p>0.0146035052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.0089285714285714">
            <text:p>0.0089285714</text:p>
          </table:table-cell>
          <table:table-cell office:value-type="float" office:value="0.0164789602824307">
            <text:p>0.0164789603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0.0089285714285714">
            <text:p>0.0089285714</text:p>
          </table:table-cell>
          <table:table-cell office:value-type="float" office:value="0.0145523768661472">
            <text:p>0.0145523769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.0089285714285714">
            <text:p>0.0089285714</text:p>
          </table:table-cell>
          <table:table-cell office:value-type="float" office:value="0.0165330752546831">
            <text:p>0.0165330753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0.0089285714285714">
            <text:p>0.0089285714</text:p>
          </table:table-cell>
          <table:table-cell office:value-type="float" office:value="0.0144673655996701">
            <text:p>0.0144673656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0.0089285714285714">
            <text:p>0.0089285714</text:p>
          </table:table-cell>
          <table:table-cell office:value-type="float" office:value="0.0165251058350564">
            <text:p>0.0165251058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0.0089285714285714">
            <text:p>0.0089285714</text:p>
          </table:table-cell>
          <table:table-cell office:value-type="float" office:value="0.0144015005885381">
            <text:p>0.0144015006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0.0089285714285714">
            <text:p>0.0089285714</text:p>
          </table:table-cell>
          <table:table-cell office:value-type="float" office:value="0.0165329091948244">
            <text:p>0.0165329092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0.0089285714285714">
            <text:p>0.0089285714</text:p>
          </table:table-cell>
          <table:table-cell office:value-type="float" office:value="0.0143290053114531">
            <text:p>0.0143290053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0.0089285714285714">
            <text:p>0.0089285714</text:p>
          </table:table-cell>
          <table:table-cell office:value-type="float" office:value="0.0165173038652497">
            <text:p>0.0165173039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0.0089285714285714">
            <text:p>0.0089285714</text:p>
          </table:table-cell>
          <table:table-cell office:value-type="float" office:value="0.0142683497567806">
            <text:p>0.0142683498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0.0089285714285714">
            <text:p>0.0089285714</text:p>
          </table:table-cell>
          <table:table-cell office:value-type="float" office:value="0.0165069179946956">
            <text:p>0.016506918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0.0089285714285714">
            <text:p>0.0089285714</text:p>
          </table:table-cell>
          <table:table-cell office:value-type="float" office:value="0.0142056142460231">
            <text:p>0.0142056142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0.0089285714285714">
            <text:p>0.0089285714</text:p>
          </table:table-cell>
          <table:table-cell office:value-type="float" office:value="0.016482340834865">
            <text:p>0.0164823408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0.0089285714285714">
            <text:p>0.0089285714</text:p>
          </table:table-cell>
          <table:table-cell office:value-type="float" office:value="0.0141498670477352">
            <text:p>0.014149867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0.0089285714285714">
            <text:p>0.0089285714</text:p>
          </table:table-cell>
          <table:table-cell office:value-type="float" office:value="0.0164594727818781">
            <text:p>0.0164594728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0089285714285714">
            <text:p>0.0089285714</text:p>
          </table:table-cell>
          <table:table-cell office:value-type="float" office:value="0.0140929365695567">
            <text:p>0.0140929366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0.0089285714285714">
            <text:p>0.0089285714</text:p>
          </table:table-cell>
          <table:table-cell office:value-type="float" office:value="0.0164260675238218">
            <text:p>0.0164260675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0.0089285714285714">
            <text:p>0.0089285714</text:p>
          </table:table-cell>
          <table:table-cell office:value-type="float" office:value="0.0140388880012502">
            <text:p>0.014038888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0.0089285714285714">
            <text:p>0.0089285714</text:p>
          </table:table-cell>
          <table:table-cell office:value-type="float" office:value="0.016391241489676">
            <text:p>0.016391241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0.0089285714285714">
            <text:p>0.0089285714</text:p>
          </table:table-cell>
          <table:table-cell office:value-type="float" office:value="0.013983073226811">
            <text:p>0.0139830732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0.0089285714285714">
            <text:p>0.0089285714</text:p>
          </table:table-cell>
          <table:table-cell office:value-type="float" office:value="0.0163470589640356">
            <text:p>0.016347059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0.0089285714285714">
            <text:p>0.0089285714</text:p>
          </table:table-cell>
          <table:table-cell office:value-type="float" office:value="0.0139257422759955">
            <text:p>0.0139257423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0.0089285714285714">
            <text:p>0.0089285714</text:p>
          </table:table-cell>
          <table:table-cell office:value-type="float" office:value="0.0162965075758761">
            <text:p>0.0162965076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0.0089285714285714">
            <text:p>0.0089285714</text:p>
          </table:table-cell>
          <table:table-cell office:value-type="float" office:value="0.0138637327994421">
            <text:p>0.0138637328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0.0089285714285714">
            <text:p>0.0089285714</text:p>
          </table:table-cell>
          <table:table-cell office:value-type="float" office:value="0.0162339308483641">
            <text:p>0.0162339308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0.0089285714285714">
            <text:p>0.0089285714</text:p>
          </table:table-cell>
          <table:table-cell office:value-type="float" office:value="0.0137935658915837">
            <text:p>0.0137935659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0.0089285714285714">
            <text:p>0.0089285714</text:p>
          </table:table-cell>
          <table:table-cell office:value-type="float" office:value="0.0161552230383186">
            <text:p>0.016155223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0.0089285714285714">
            <text:p>0.0089285714</text:p>
          </table:table-cell>
          <table:table-cell office:value-type="float" office:value="0.0137093796067816">
            <text:p>0.0137093796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0.0089285714285714">
            <text:p>0.0089285714</text:p>
          </table:table-cell>
          <table:table-cell office:value-type="float" office:value="0.0160518476120656">
            <text:p>0.0160518476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0.0089285714285714">
            <text:p>0.0089285714</text:p>
          </table:table-cell>
          <table:table-cell office:value-type="float" office:value="0.0136032376496949">
            <text:p>0.0136032376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0.0089285714285714">
            <text:p>0.0089285714</text:p>
          </table:table-cell>
          <table:table-cell office:value-type="float" office:value="0.0159181059345794">
            <text:p>0.0159181059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0.0089285714285714">
            <text:p>0.0089285714</text:p>
          </table:table-cell>
          <table:table-cell office:value-type="float" office:value="0.0134782965508231">
            <text:p>0.0134782966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0.0089285714285714">
            <text:p>0.0089285714</text:p>
          </table:table-cell>
          <table:table-cell office:value-type="float" office:value="0.0157959862708018">
            <text:p>0.0157959863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0.0089285714285714">
            <text:p>0.0089285714</text:p>
          </table:table-cell>
          <table:table-cell office:value-type="float" office:value="0.0133825374584372">
            <text:p>0.0133825375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0.0089285714285714">
            <text:p>0.0089285714</text:p>
          </table:table-cell>
          <table:table-cell office:value-type="float" office:value="0.0157714060386066">
            <text:p>0.015771406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0089285714285714">
            <text:p>0.0089285714</text:p>
          </table:table-cell>
          <table:table-cell office:value-type="float" office:value="0.0133160330454806">
            <text:p>0.013316033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0.0089285714285714">
            <text:p>0.0089285714</text:p>
          </table:table-cell>
          <table:table-cell office:value-type="float" office:value="0.0155318426710038">
            <text:p>0.0155318427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0.0089285714285714">
            <text:p>0.0089285714</text:p>
          </table:table-cell>
          <table:table-cell office:value-type="float" office:value="0.0133915955169011">
            <text:p>0.0133915955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0.0089285714285714">
            <text:p>0.0089285714</text:p>
          </table:table-cell>
          <table:table-cell office:value-type="float" office:value="0.0164471389877384">
            <text:p>0.016447139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0.0089285714285714">
            <text:p>0.0089285714</text:p>
          </table:table-cell>
          <table:table-cell office:value-type="float" office:value="0.013165762972877">
            <text:p>0.013165763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0.0089285714285714">
            <text:p>0.0089285714</text:p>
          </table:table-cell>
          <table:table-cell office:value-type="float" office:value="0.0142027027131141">
            <text:p>0.0142027027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0.0089285714285714">
            <text:p>0.0089285714</text:p>
          </table:table-cell>
          <table:table-cell office:value-type="float" office:value="0.0172528192810867">
            <text:p>0.017252819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0.0178571428571429">
            <text:p>0.0178571429</text:p>
          </table:table-cell>
          <table:table-cell office:value-type="float" office:value="0.0209897558926814">
            <text:p>0.0209897559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0.0178571428571429">
            <text:p>0.0178571429</text:p>
          </table:table-cell>
          <table:table-cell office:value-type="float" office:value="0.0248832006529321">
            <text:p>0.0248832007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0.0089285714285714">
            <text:p>0.0089285714</text:p>
          </table:table-cell>
          <table:table-cell office:value-type="float" office:value="0.0184486439646507">
            <text:p>0.018448644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0.0089285714285714">
            <text:p>0.0089285714</text:p>
          </table:table-cell>
          <table:table-cell office:value-type="float" office:value="0.0143947866634937">
            <text:p>0.0143947867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0.0089285714285714">
            <text:p>0.0089285714</text:p>
          </table:table-cell>
          <table:table-cell office:value-type="float" office:value="0.0130471263143051">
            <text:p>0.0130471263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0.0089285714285714">
            <text:p>0.0089285714</text:p>
          </table:table-cell>
          <table:table-cell office:value-type="float" office:value="0.0128626337918452">
            <text:p>0.0128626338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0.0089285714285714">
            <text:p>0.0089285714</text:p>
          </table:table-cell>
          <table:table-cell office:value-type="float" office:value="0.0128386327145533">
            <text:p>0.0128386327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0.0089285714285714">
            <text:p>0.0089285714</text:p>
          </table:table-cell>
          <table:table-cell office:value-type="float" office:value="0.0129024811493525">
            <text:p>0.012902481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0.0089285714285714">
            <text:p>0.0089285714</text:p>
          </table:table-cell>
          <table:table-cell office:value-type="float" office:value="0.0131787875914178">
            <text:p>0.0131787876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0.0089285714285714">
            <text:p>0.0089285714</text:p>
          </table:table-cell>
          <table:table-cell office:value-type="float" office:value="0.0146218752737908">
            <text:p>0.0146218753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0.0089285714285714">
            <text:p>0.0089285714</text:p>
          </table:table-cell>
          <table:table-cell office:value-type="float" office:value="0.0139863540009695">
            <text:p>0.013986354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0.0089285714285714">
            <text:p>0.0089285714</text:p>
          </table:table-cell>
          <table:table-cell office:value-type="float" office:value="0.0149023516280082">
            <text:p>0.0149023516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0.0089285714285714">
            <text:p>0.0089285714</text:p>
          </table:table-cell>
          <table:table-cell office:value-type="float" office:value="0.0126110301700013">
            <text:p>0.0126110302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office:value-type="float" office:value="0.012550592954133">
            <text:p>0.012550593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0.0126411628447764">
            <text:p>0.0126411628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0.0126531062822119">
            <text:p>0.012653106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0.012633330123402">
            <text:p>0.012633330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0">
            <text:p>0</text:p>
          </table:table-cell>
          <table:table-cell office:value-type="float" office:value="0.0126411552677217">
            <text:p>0.0126411553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0.0089285714285714">
            <text:p>0.0089285714</text:p>
          </table:table-cell>
          <table:table-cell office:value-type="float" office:value="0.0127486939522132">
            <text:p>0.012748694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0.0089285714285714">
            <text:p>0.0089285714</text:p>
          </table:table-cell>
          <table:table-cell office:value-type="float" office:value="0.0135345450718341">
            <text:p>0.0135345451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0.0089285714285714">
            <text:p>0.0089285714</text:p>
          </table:table-cell>
          <table:table-cell office:value-type="float" office:value="0.0173885469252604">
            <text:p>0.0173885469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0.0178571428571429">
            <text:p>0.0178571429</text:p>
          </table:table-cell>
          <table:table-cell office:value-type="float" office:value="0.0205216312048672">
            <text:p>0.0205216312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0.0178571428571429">
            <text:p>0.0178571429</text:p>
          </table:table-cell>
          <table:table-cell office:value-type="float" office:value="0.025480152335618">
            <text:p>0.0254801523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0.0089285714285714">
            <text:p>0.0089285714</text:p>
          </table:table-cell>
          <table:table-cell office:value-type="float" office:value="0.018556094412576">
            <text:p>0.0185560944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0.0178571428571429">
            <text:p>0.0178571429</text:p>
          </table:table-cell>
          <table:table-cell office:value-type="float" office:value="0.0174303497536681">
            <text:p>0.017430349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0.0089285714285714">
            <text:p>0.0089285714</text:p>
          </table:table-cell>
          <table:table-cell office:value-type="float" office:value="0.0151196404923935">
            <text:p>0.0151196405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0.0089285714285714">
            <text:p>0.0089285714</text:p>
          </table:table-cell>
          <table:table-cell office:value-type="float" office:value="0.013217194936762">
            <text:p>0.0132171949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0">
            <text:p>0</text:p>
          </table:table-cell>
          <table:table-cell office:value-type="float" office:value="0.0120331719497806">
            <text:p>0.0120331719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0.0123939890607007">
            <text:p>0.0123939891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0.0127926972109733">
            <text:p>0.0127926972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office:value-type="float" office:value="0.0125395270970119">
            <text:p>0.0125395271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0.0127223004398725">
            <text:p>0.0127223004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0.0124962963155277">
            <text:p>0.012496296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0.0126514539231899">
            <text:p>0.0126514539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0.012452874904716">
            <text:p>0.0124528749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0.0125703018974874">
            <text:p>0.0125703019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0.0124254582439213">
            <text:p>0.0124254582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0.0124825544986534">
            <text:p>0.0124825545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0.0124034926781823">
            <text:p>0.0124034927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0.0124056790962807">
            <text:p>0.0124056791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0.0123702923859105">
            <text:p>0.0123702924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0.0123499508951052">
            <text:p>0.0123499509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0.012328244449397">
            <text:p>0.012328244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0.0123098947306617">
            <text:p>0.0123098947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0.0122975901929291">
            <text:p>0.0122975902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0.0123004497848543">
            <text:p>0.0123004498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float" office:value="0.0123571157076302">
            <text:p>0.0123571157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0.0089285714285714">
            <text:p>0.0089285714</text:p>
          </table:table-cell>
          <table:table-cell office:value-type="float" office:value="0.0127464730656823">
            <text:p>0.0127464731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0.0089285714285714">
            <text:p>0.0089285714</text:p>
          </table:table-cell>
          <table:table-cell office:value-type="float" office:value="0.0171436117660168">
            <text:p>0.0171436118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0.0178571428571429">
            <text:p>0.0178571429</text:p>
          </table:table-cell>
          <table:table-cell office:value-type="float" office:value="0.0226494974509774">
            <text:p>0.0226494975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0.0178571428571429">
            <text:p>0.0178571429</text:p>
          </table:table-cell>
          <table:table-cell office:value-type="float" office:value="0.0221499538671193">
            <text:p>0.0221499539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0.0089285714285714">
            <text:p>0.0089285714</text:p>
          </table:table-cell>
          <table:table-cell office:value-type="float" office:value="0.015872170782608">
            <text:p>0.0158721708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0.0089285714285714">
            <text:p>0.0089285714</text:p>
          </table:table-cell>
          <table:table-cell office:value-type="float" office:value="0.0160444133197505">
            <text:p>0.0160444133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89285714285714">
            <text:p>0.0089285714</text:p>
          </table:table-cell>
          <table:table-cell office:value-type="float" office:value="0.0179573641526471">
            <text:p>0.0179573642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0.0089285714285714">
            <text:p>0.0089285714</text:p>
          </table:table-cell>
          <table:table-cell office:value-type="float" office:value="0.0202540637165058">
            <text:p>0.0202540637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0.0089285714285714">
            <text:p>0.0089285714</text:p>
          </table:table-cell>
          <table:table-cell office:value-type="float" office:value="0.0197590731235118">
            <text:p>0.019759073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0.0089285714285714">
            <text:p>0.0089285714</text:p>
          </table:table-cell>
          <table:table-cell office:value-type="float" office:value="0.0169077222109732">
            <text:p>0.0169077222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0.0089285714285714">
            <text:p>0.0089285714</text:p>
          </table:table-cell>
          <table:table-cell office:value-type="float" office:value="0.0190460396699259">
            <text:p>0.0190460397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0.0178571428571429">
            <text:p>0.0178571429</text:p>
          </table:table-cell>
          <table:table-cell office:value-type="float" office:value="0.0199595751285964">
            <text:p>0.0199595751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0.0089285714285714">
            <text:p>0.0089285714</text:p>
          </table:table-cell>
          <table:table-cell office:value-type="float" office:value="0.0180961576994804">
            <text:p>0.0180961577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0.0114365222885085">
            <text:p>0.011436522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0.0089285714285714">
            <text:p>0.0089285714</text:p>
          </table:table-cell>
          <table:table-cell office:value-type="float" office:value="0.0164660858065656">
            <text:p>0.0164660858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0.0089285714285714">
            <text:p>0.0089285714</text:p>
          </table:table-cell>
          <table:table-cell office:value-type="float" office:value="0.0192234255117567">
            <text:p>0.0192234255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0.0178571428571429">
            <text:p>0.0178571429</text:p>
          </table:table-cell>
          <table:table-cell office:value-type="float" office:value="0.0198573264502557">
            <text:p>0.0198573265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0.0089285714285714">
            <text:p>0.0089285714</text:p>
          </table:table-cell>
          <table:table-cell office:value-type="float" office:value="0.0175018192159778">
            <text:p>0.0175018192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0.0089285714285714">
            <text:p>0.0089285714</text:p>
          </table:table-cell>
          <table:table-cell office:value-type="float" office:value="0.0160771128014385">
            <text:p>0.0160771128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0.0089285714285714">
            <text:p>0.0089285714</text:p>
          </table:table-cell>
          <table:table-cell office:value-type="float" office:value="0.0172689285777645">
            <text:p>0.0172689286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0.0118718094234891">
            <text:p>0.0118718094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0.0089285714285714">
            <text:p>0.0089285714</text:p>
          </table:table-cell>
          <table:table-cell office:value-type="float" office:value="0.0153748607453827">
            <text:p>0.0153748607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0.0089285714285714">
            <text:p>0.0089285714</text:p>
          </table:table-cell>
          <table:table-cell office:value-type="float" office:value="0.0160788215676295">
            <text:p>0.0160788216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0.0089285714285714">
            <text:p>0.0089285714</text:p>
          </table:table-cell>
          <table:table-cell office:value-type="float" office:value="0.0173666411747519">
            <text:p>0.017366641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0.0125725769622621">
            <text:p>0.012572577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0.0089285714285714">
            <text:p>0.0089285714</text:p>
          </table:table-cell>
          <table:table-cell office:value-type="float" office:value="0.0123341744456781">
            <text:p>0.0123341744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0.0102607123731535">
            <text:p>0.0102607124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0.0089285714285714">
            <text:p>0.0089285714</text:p>
          </table:table-cell>
          <table:table-cell office:value-type="float" office:value="0.0127697306976663">
            <text:p>0.0127697307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0.0105373154951648">
            <text:p>0.0105373155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0.0107566647196495">
            <text:p>0.0107566647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0.0110247425779996">
            <text:p>0.0110247426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0.0105443871110219">
            <text:p>0.0105443871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0">
            <text:p>0</text:p>
          </table:table-cell>
          <table:table-cell office:value-type="float" office:value="0.0103991082506032">
            <text:p>0.0103991083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0.0102444032839247">
            <text:p>0.0102444033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0.0110969324464523">
            <text:p>0.0110969324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0">
            <text:p>0</text:p>
          </table:table-cell>
          <table:table-cell office:value-type="float" office:value="0.0117711227439265">
            <text:p>0.0117711227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0.0117332907989845">
            <text:p>0.0117332908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0.0117672481825938">
            <text:p>0.0117672482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0.0117980006238298">
            <text:p>0.0117980006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0.0117934061928399">
            <text:p>0.0117934062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0.0117394043822115">
            <text:p>0.011739404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0.0116194131263833">
            <text:p>0.0116194131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0.0113832372842298">
            <text:p>0.0113832373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0.0108763045232858">
            <text:p>0.0108763045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0.0106853812672768">
            <text:p>0.0106853813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0.0103492300365285">
            <text:p>0.01034923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0089285714285714">
            <text:p>0.0089285714</text:p>
          </table:table-cell>
          <table:table-cell office:value-type="float" office:value="0.0137071075067482">
            <text:p>0.0137071075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0.0089285714285714">
            <text:p>0.0089285714</text:p>
          </table:table-cell>
          <table:table-cell office:value-type="float" office:value="0.0126921182872176">
            <text:p>0.0126921183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0.0106474200366843">
            <text:p>0.01064742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  <table:table-cell office:value-type="float" office:value="0.0101781540555691">
            <text:p>0.0101781541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0.0089285714285714">
            <text:p>0.0089285714</text:p>
          </table:table-cell>
          <table:table-cell office:value-type="float" office:value="0.0147161866114889">
            <text:p>0.0147161866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0.00977898929588148">
            <text:p>0.009778989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0.0089285714285714">
            <text:p>0.0089285714</text:p>
          </table:table-cell>
          <table:table-cell office:value-type="float" office:value="0.019228566821134">
            <text:p>0.0192285668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0.0089285714285714">
            <text:p>0.0089285714</text:p>
          </table:table-cell>
          <table:table-cell office:value-type="float" office:value="0.0172694243817301">
            <text:p>0.0172694244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0.0089285714285714">
            <text:p>0.0089285714</text:p>
          </table:table-cell>
          <table:table-cell office:value-type="float" office:value="0.0159481663527583">
            <text:p>0.0159481664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0.0089285714285714">
            <text:p>0.0089285714</text:p>
          </table:table-cell>
          <table:table-cell office:value-type="float" office:value="0.0199692892878908">
            <text:p>0.0199692893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0.0089285714285714">
            <text:p>0.0089285714</text:p>
          </table:table-cell>
          <table:table-cell office:value-type="float" office:value="0.0190084750598301">
            <text:p>0.0190084751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0.0089285714285714">
            <text:p>0.0089285714</text:p>
          </table:table-cell>
          <table:table-cell office:value-type="float" office:value="0.0194571585254788">
            <text:p>0.0194571585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0.0178571428571429">
            <text:p>0.0178571429</text:p>
          </table:table-cell>
          <table:table-cell office:value-type="float" office:value="0.0200923252283978">
            <text:p>0.0200923252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0.0089285714285714">
            <text:p>0.0089285714</text:p>
          </table:table-cell>
          <table:table-cell office:value-type="float" office:value="0.0188029254720424">
            <text:p>0.0188029255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0.0178571428571429">
            <text:p>0.0178571429</text:p>
          </table:table-cell>
          <table:table-cell office:value-type="float" office:value="0.0193951508448436">
            <text:p>0.0193951508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0.0089285714285714">
            <text:p>0.0089285714</text:p>
          </table:table-cell>
          <table:table-cell office:value-type="float" office:value="0.0180477963776983">
            <text:p>0.0180477964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0.0089285714285714">
            <text:p>0.0089285714</text:p>
          </table:table-cell>
          <table:table-cell office:value-type="float" office:value="0.0155996986879058">
            <text:p>0.0155996987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0.0089285714285714">
            <text:p>0.0089285714</text:p>
          </table:table-cell>
          <table:table-cell office:value-type="float" office:value="0.0181864015244646">
            <text:p>0.0181864015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0.0178571428571429">
            <text:p>0.0178571429</text:p>
          </table:table-cell>
          <table:table-cell office:value-type="float" office:value="0.0165326666677058">
            <text:p>0.0165326667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0.0089285714285714">
            <text:p>0.0089285714</text:p>
          </table:table-cell>
          <table:table-cell office:value-type="float" office:value="0.0180112493235523">
            <text:p>0.0180112493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0089285714285714">
            <text:p>0.0089285714</text:p>
          </table:table-cell>
          <table:table-cell office:value-type="float" office:value="0.0155257457938672">
            <text:p>0.0155257458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0.0089285714285714">
            <text:p>0.0089285714</text:p>
          </table:table-cell>
          <table:table-cell office:value-type="float" office:value="0.0180756092079273">
            <text:p>0.0180756092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0.0089285714285714">
            <text:p>0.0089285714</text:p>
          </table:table-cell>
          <table:table-cell office:value-type="float" office:value="0.0160327681482694">
            <text:p>0.0160327681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0.0089285714285714">
            <text:p>0.0089285714</text:p>
          </table:table-cell>
          <table:table-cell office:value-type="float" office:value="0.0179472740399744">
            <text:p>0.017947274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0.0089285714285714">
            <text:p>0.0089285714</text:p>
          </table:table-cell>
          <table:table-cell office:value-type="float" office:value="0.0153044771880426">
            <text:p>0.0153044772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0.0089285714285714">
            <text:p>0.0089285714</text:p>
          </table:table-cell>
          <table:table-cell office:value-type="float" office:value="0.0179765899822653">
            <text:p>0.01797659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0.0089285714285714">
            <text:p>0.0089285714</text:p>
          </table:table-cell>
          <table:table-cell office:value-type="float" office:value="0.0155885244739339">
            <text:p>0.0155885245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0.0089285714285714">
            <text:p>0.0089285714</text:p>
          </table:table-cell>
          <table:table-cell office:value-type="float" office:value="0.0178706195005332">
            <text:p>0.0178706195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0.0089285714285714">
            <text:p>0.0089285714</text:p>
          </table:table-cell>
          <table:table-cell office:value-type="float" office:value="0.0149944754133828">
            <text:p>0.0149944754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0.0089285714285714">
            <text:p>0.0089285714</text:p>
          </table:table-cell>
          <table:table-cell office:value-type="float" office:value="0.0178789821409507">
            <text:p>0.0178789821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0.0089285714285714">
            <text:p>0.0089285714</text:p>
          </table:table-cell>
          <table:table-cell office:value-type="float" office:value="0.015140040812249">
            <text:p>0.0151400408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0.0089285714285714">
            <text:p>0.0089285714</text:p>
          </table:table-cell>
          <table:table-cell office:value-type="float" office:value="0.0177850346871126">
            <text:p>0.0177850347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0.0089285714285714">
            <text:p>0.0089285714</text:p>
          </table:table-cell>
          <table:table-cell office:value-type="float" office:value="0.0146188174211609">
            <text:p>0.0146188174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0.0089285714285714">
            <text:p>0.0089285714</text:p>
          </table:table-cell>
          <table:table-cell office:value-type="float" office:value="0.0177783869991573">
            <text:p>0.017778387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0.0089285714285714">
            <text:p>0.0089285714</text:p>
          </table:table-cell>
          <table:table-cell office:value-type="float" office:value="0.014659233219423">
            <text:p>0.0146592332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0.0089285714285714">
            <text:p>0.0089285714</text:p>
          </table:table-cell>
          <table:table-cell office:value-type="float" office:value="0.0176916396268984">
            <text:p>0.0176916396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0.0089285714285714">
            <text:p>0.0089285714</text:p>
          </table:table-cell>
          <table:table-cell office:value-type="float" office:value="0.0141836024391689">
            <text:p>0.0141836024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0.0089285714285714">
            <text:p>0.0089285714</text:p>
          </table:table-cell>
          <table:table-cell office:value-type="float" office:value="0.0176723126419202">
            <text:p>0.0176723126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.0089285714285714">
            <text:p>0.0089285714</text:p>
          </table:table-cell>
          <table:table-cell office:value-type="float" office:value="0.0141286779203171">
            <text:p>0.0141286779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0.0089285714285714">
            <text:p>0.0089285714</text:p>
          </table:table-cell>
          <table:table-cell office:value-type="float" office:value="0.0175902520792104">
            <text:p>0.0175902521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0089285714285714">
            <text:p>0.0089285714</text:p>
          </table:table-cell>
          <table:table-cell office:value-type="float" office:value="0.0136867302091244">
            <text:p>0.0136867302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0.0089285714285714">
            <text:p>0.0089285714</text:p>
          </table:table-cell>
          <table:table-cell office:value-type="float" office:value="0.0175594144967501">
            <text:p>0.0175594145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0.0089285714285714">
            <text:p>0.0089285714</text:p>
          </table:table-cell>
          <table:table-cell office:value-type="float" office:value="0.0135390530142682">
            <text:p>0.013539053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0.0089285714285714">
            <text:p>0.0089285714</text:p>
          </table:table-cell>
          <table:table-cell office:value-type="float" office:value="0.0174802763680824">
            <text:p>0.0174802764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0.0089285714285714">
            <text:p>0.0089285714</text:p>
          </table:table-cell>
          <table:table-cell office:value-type="float" office:value="0.0131242914588654">
            <text:p>0.0131242915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0.0089285714285714">
            <text:p>0.0089285714</text:p>
          </table:table-cell>
          <table:table-cell office:value-type="float" office:value="0.0174403769888315">
            <text:p>0.017440377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0.0089285714285714">
            <text:p>0.0089285714</text:p>
          </table:table-cell>
          <table:table-cell office:value-type="float" office:value="0.0128967415308494">
            <text:p>0.0128967415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0.0089285714285714">
            <text:p>0.0089285714</text:p>
          </table:table-cell>
          <table:table-cell office:value-type="float" office:value="0.0173631564653438">
            <text:p>0.0173631565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0.0089285714285714">
            <text:p>0.0089285714</text:p>
          </table:table-cell>
          <table:table-cell office:value-type="float" office:value="0.012509641843493">
            <text:p>0.0125096418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0.0089285714285714">
            <text:p>0.0089285714</text:p>
          </table:table-cell>
          <table:table-cell office:value-type="float" office:value="0.0173211353024911">
            <text:p>0.0173211353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0.0089285714285714">
            <text:p>0.0089285714</text:p>
          </table:table-cell>
          <table:table-cell office:value-type="float" office:value="0.0122428051184274">
            <text:p>0.0122428051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0.0089285714285714">
            <text:p>0.0089285714</text:p>
          </table:table-cell>
          <table:table-cell office:value-type="float" office:value="0.0172481848083569">
            <text:p>0.0172481848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office:value-type="float" office:value="0.0119127937652917">
            <text:p>0.0119127938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0.0089285714285714">
            <text:p>0.0089285714</text:p>
          </table:table-cell>
          <table:table-cell office:value-type="float" office:value="0.0172175649701849">
            <text:p>0.017217565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0.0116744661856527">
            <text:p>0.0116744662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0.0089285714285714">
            <text:p>0.0089285714</text:p>
          </table:table-cell>
          <table:table-cell office:value-type="float" office:value="0.0171577394363055">
            <text:p>0.0171577394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0.0114738335006315">
            <text:p>0.0114738335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0.0089285714285714">
            <text:p>0.0089285714</text:p>
          </table:table-cell>
          <table:table-cell office:value-type="float" office:value="0.0171060552398804">
            <text:p>0.0171060552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office:value-type="float" office:value="0.0111715273250962">
            <text:p>0.0111715273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0.0089285714285714">
            <text:p>0.0089285714</text:p>
          </table:table-cell>
          <table:table-cell office:value-type="float" office:value="0.0167283752329168">
            <text:p>0.016728375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.0100841978929056">
            <text:p>0.0100841979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0.0089285714285714">
            <text:p>0.0089285714</text:p>
          </table:table-cell>
          <table:table-cell office:value-type="float" office:value="0.0147153975832096">
            <text:p>0.0147153976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0.0089285714285714">
            <text:p>0.0089285714</text:p>
          </table:table-cell>
          <table:table-cell office:value-type="float" office:value="0.0146304531446088">
            <text:p>0.0146304531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0.0089285714285714">
            <text:p>0.0089285714</text:p>
          </table:table-cell>
          <table:table-cell office:value-type="float" office:value="0.0136463984382829">
            <text:p>0.0136463984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0.0089285714285714">
            <text:p>0.0089285714</text:p>
          </table:table-cell>
          <table:table-cell office:value-type="float" office:value="0.0117416144564494">
            <text:p>0.0117416145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0.0083212123833115">
            <text:p>0.0083212124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0.0089285714285714">
            <text:p>0.0089285714</text:p>
          </table:table-cell>
          <table:table-cell office:value-type="float" office:value="0.0148732825089271">
            <text:p>0.0148732825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0.0089285714285714">
            <text:p>0.0089285714</text:p>
          </table:table-cell>
          <table:table-cell office:value-type="float" office:value="0.0127545405821631">
            <text:p>0.0127545406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0.00760845814011415">
            <text:p>0.0076084581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0.0089285714285714">
            <text:p>0.0089285714</text:p>
          </table:table-cell>
          <table:table-cell office:value-type="float" office:value="0.0138761938260042">
            <text:p>0.0138761938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0.00914173120029474">
            <text:p>0.009141731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0.00936150549988979">
            <text:p>0.0093615055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0.00807299544119952">
            <text:p>0.0080729954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0.0089285714285714">
            <text:p>0.0089285714</text:p>
          </table:table-cell>
          <table:table-cell office:value-type="float" office:value="0.0129042084817329">
            <text:p>0.0129042085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0.00773659654641863">
            <text:p>0.0077365965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0.0089285714285714">
            <text:p>0.0089285714</text:p>
          </table:table-cell>
          <table:table-cell office:value-type="float" office:value="0.013222812913085">
            <text:p>0.0132228129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0.00711122712983582">
            <text:p>0.0071112271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0.0089285714285714">
            <text:p>0.0089285714</text:p>
          </table:table-cell>
          <table:table-cell office:value-type="float" office:value="0.0123655433367233">
            <text:p>0.0123655433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 office:value-type="float" office:value="0.00894918041142984">
            <text:p>0.0089491804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0.0089285714285714">
            <text:p>0.0089285714</text:p>
          </table:table-cell>
          <table:table-cell office:value-type="float" office:value="0.0115582097530486">
            <text:p>0.0115582098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0.00924677930581967">
            <text:p>0.0092467793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0.0089285714285714">
            <text:p>0.0089285714</text:p>
          </table:table-cell>
          <table:table-cell office:value-type="float" office:value="0.0111286447232763">
            <text:p>0.0111286447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0">
            <text:p>0</text:p>
          </table:table-cell>
          <table:table-cell office:value-type="float" office:value="0.00917744308912392">
            <text:p>0.0091774431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0.0089285714285714">
            <text:p>0.0089285714</text:p>
          </table:table-cell>
          <table:table-cell office:value-type="float" office:value="0.0112032325789559">
            <text:p>0.0112032326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0.00903992863319032">
            <text:p>0.0090399286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0.0089285714285714">
            <text:p>0.0089285714</text:p>
          </table:table-cell>
          <table:table-cell office:value-type="float" office:value="0.0113296189284896">
            <text:p>0.0113296189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0.00886673305102488">
            <text:p>0.0088667331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0.0089285714285714">
            <text:p>0.0089285714</text:p>
          </table:table-cell>
          <table:table-cell office:value-type="float" office:value="0.0112857004351382">
            <text:p>0.0112857004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0.00870363438375885">
            <text:p>0.0087036344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0.0089285714285714">
            <text:p>0.0089285714</text:p>
          </table:table-cell>
          <table:table-cell office:value-type="float" office:value="0.0110870928560315">
            <text:p>0.0110870929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0.00855646915031188">
            <text:p>0.0085564692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0.0089285714285714">
            <text:p>0.0089285714</text:p>
          </table:table-cell>
          <table:table-cell office:value-type="float" office:value="0.0108249808166782">
            <text:p>0.0108249808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0.00844235370140718">
            <text:p>0.0084423537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0.0089285714285714">
            <text:p>0.0089285714</text:p>
          </table:table-cell>
          <table:table-cell office:value-type="float" office:value="0.0105227773801245">
            <text:p>0.0105227774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0.00838921239958547">
            <text:p>0.0083892124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0.0089285714285714">
            <text:p>0.0089285714</text:p>
          </table:table-cell>
          <table:table-cell office:value-type="float" office:value="0.0102136033416549">
            <text:p>0.0102136033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0.00840581692949756">
            <text:p>0.0084058169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0.00986485308929484">
            <text:p>0.0098648531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0.00850915107849816">
            <text:p>0.0085091511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0.00925599959582167">
            <text:p>0.009255999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0.00821101431924456">
            <text:p>0.0082110143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0.00842524393335352">
            <text:p>0.0084252439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0.00569831915706256">
            <text:p>0.0056983192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0.00758992338262914">
            <text:p>0.0075899234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0.0087971369815874">
            <text:p>0.008797137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  <table:table-cell office:value-type="float" office:value="0.00728013007602587">
            <text:p>0.0072801301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0.00749723489039749">
            <text:p>0.0074972349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0">
            <text:p>0</text:p>
          </table:table-cell>
          <table:table-cell office:value-type="float" office:value="0.0057814727272039">
            <text:p>0.0057814727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0.00530085460624287">
            <text:p>0.0053008546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0.00765382010960991">
            <text:p>0.0076538201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0.00663345452005984">
            <text:p>0.0066334545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0.00710700048477809">
            <text:p>0.0071070005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0.00587189587096483">
            <text:p>0.0058718959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0">
            <text:p>0</text:p>
          </table:table-cell>
          <table:table-cell office:value-type="float" office:value="0.00514081147337224">
            <text:p>0.0051408115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 office:value-type="float" office:value="0.00720346051125695">
            <text:p>0.0072034605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0.00810852921228968">
            <text:p>0.0081085292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0.0078752387637082">
            <text:p>0.0078752388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0.00513481483566261">
            <text:p>0.0051348148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0.00720885512076298">
            <text:p>0.0072088551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0.00801164392232095">
            <text:p>0.0080116439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  <table:table-cell office:value-type="float" office:value="0.00925338632583951">
            <text:p>0.0092533863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0.00750829189240614">
            <text:p>0.0075082919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0.0061015149134845">
            <text:p>0.0061015149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0.00604594298406641">
            <text:p>0.006045943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0">
            <text:p>0</text:p>
          </table:table-cell>
          <table:table-cell office:value-type="float" office:value="0.0055304575453592">
            <text:p>0.0055304575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  <table:table-cell office:value-type="float" office:value="0.00581226910039526">
            <text:p>0.0058122691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0.00769084753338126">
            <text:p>0.0076908475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0.00702060424168843">
            <text:p>0.0070206042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0.0055644991800163">
            <text:p>0.0055644992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0">
            <text:p>0</text:p>
          </table:table-cell>
          <table:table-cell office:value-type="float" office:value="0.00551705993979279">
            <text:p>0.0055170599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0.00709845178863369">
            <text:p>0.0070984518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 office:value-type="float" office:value="0.0055779191009505">
            <text:p>0.0055779191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  <table:table-cell office:value-type="float" office:value="0.00778122630301839">
            <text:p>0.0077812263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0.00791822748840159">
            <text:p>0.0079182275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0.00512468721594581">
            <text:p>0.0051246872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0">
            <text:p>0</text:p>
          </table:table-cell>
          <table:table-cell office:value-type="float" office:value="0.00779975152214186">
            <text:p>0.0077997515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 office:value-type="float" office:value="0.00728505224318541">
            <text:p>0.0072850522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 office:value-type="float" office:value="0.00608592431151681">
            <text:p>0.0060859243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0.00681971651044308">
            <text:p>0.0068197165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0.00660534539758128">
            <text:p>0.0066053454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0.00580780980311817">
            <text:p>0.0058078098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0">
            <text:p>0</text:p>
          </table:table-cell>
          <table:table-cell office:value-type="float" office:value="0.00476178969226898">
            <text:p>0.0047617897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0.0089285714285714">
            <text:p>0.0089285714</text:p>
          </table:table-cell>
          <table:table-cell office:value-type="float" office:value="0.0101904874089843">
            <text:p>0.0101904874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0">
            <text:p>0</text:p>
          </table:table-cell>
          <table:table-cell office:value-type="float" office:value="0.00629502006161443">
            <text:p>0.006295020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0.00591692578212876">
            <text:p>0.0059169258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0.00487055668748002">
            <text:p>0.0048705567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0.00765789274836893">
            <text:p>0.0076578927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0.00714069726775826">
            <text:p>0.0071406973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0.00758841755222745">
            <text:p>0.0075884176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  <table:table-cell office:value-type="float" office:value="0.00749391697779299">
            <text:p>0.007493917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0.0089285714285714">
            <text:p>0.0089285714</text:p>
          </table:table-cell>
          <table:table-cell office:value-type="float" office:value="0.0105055977435743">
            <text:p>0.0105055977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0.00836905046133622">
            <text:p>0.0083690505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0.00645662933992409">
            <text:p>0.0064566293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0.00739021563005448">
            <text:p>0.0073902156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0.00731838299879902">
            <text:p>0.007318383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0.00608940286398434">
            <text:p>0.0060894029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0.00583598625481806">
            <text:p>0.0058359863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0.00488819782211995">
            <text:p>0.0048881978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0.00734830820868375">
            <text:p>0.0073483082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0.0089285714285714">
            <text:p>0.0089285714</text:p>
          </table:table-cell>
          <table:table-cell office:value-type="float" office:value="0.00868250788372727">
            <text:p>0.0086825079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.00503804407216203">
            <text:p>0.0050380441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0.00821214301969813">
            <text:p>0.008212143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0.00599165348447412">
            <text:p>0.0059916535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0.00509086272578203">
            <text:p>0.0050908627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0">
            <text:p>0</text:p>
          </table:table-cell>
          <table:table-cell office:value-type="float" office:value="0.00686986412523534">
            <text:p>0.006869864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0">
            <text:p>0</text:p>
          </table:table-cell>
          <table:table-cell office:value-type="float" office:value="0.00787467782286585">
            <text:p>0.0078746778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0.0089285714285714">
            <text:p>0.0089285714</text:p>
          </table:table-cell>
          <table:table-cell office:value-type="float" office:value="0.0126814621909095">
            <text:p>0.0126814622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0.00775614697799032">
            <text:p>0.007756147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0.00692299768087143">
            <text:p>0.0069229977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0.00551063207607492">
            <text:p>0.0055106321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0.0081470040790936">
            <text:p>0.0081470041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0.0089285714285714">
            <text:p>0.0089285714</text:p>
          </table:table-cell>
          <table:table-cell office:value-type="float" office:value="0.0129192310552548">
            <text:p>0.0129192311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0.00722266287699378">
            <text:p>0.0072226629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0">
            <text:p>0</text:p>
          </table:table-cell>
          <table:table-cell office:value-type="float" office:value="0.00775454584717912">
            <text:p>0.0077545458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0.00818463247563832">
            <text:p>0.0081846325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0.0089285714285714">
            <text:p>0.0089285714</text:p>
          </table:table-cell>
          <table:table-cell office:value-type="float" office:value="0.0136351992600528">
            <text:p>0.0136351993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0">
            <text:p>0</text:p>
          </table:table-cell>
          <table:table-cell office:value-type="float" office:value="0.00740316435200847">
            <text:p>0.0074031644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0.0089285714285714">
            <text:p>0.0089285714</text:p>
          </table:table-cell>
          <table:table-cell office:value-type="float" office:value="0.0102763965010232">
            <text:p>0.0102763965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0.00679055713635534">
            <text:p>0.0067905571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0.00815729328640742">
            <text:p>0.0081572933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0.00630404163522436">
            <text:p>0.0063040416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0.0089285714285714">
            <text:p>0.0089285714</text:p>
          </table:table-cell>
          <table:table-cell office:value-type="float" office:value="0.0108026185225989">
            <text:p>0.0108026185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0.00726888415243652">
            <text:p>0.0072688842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0.00717189378538308">
            <text:p>0.0071718938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0.00704921985958788">
            <text:p>0.0070492199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0">
            <text:p>0</text:p>
          </table:table-cell>
          <table:table-cell office:value-type="float" office:value="0.00655478264099855">
            <text:p>0.0065547826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0.0089285714285714">
            <text:p>0.0089285714</text:p>
          </table:table-cell>
          <table:table-cell office:value-type="float" office:value="0.014238097413502">
            <text:p>0.0142380974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0.00535164184319956">
            <text:p>0.005351641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0.0058516532317482">
            <text:p>0.0058516532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0.00515402057170221">
            <text:p>0.0051540206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0">
            <text:p>0</text:p>
          </table:table-cell>
          <table:table-cell office:value-type="float" office:value="0.00736035252659397">
            <text:p>0.0073603525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office:value-type="float" office:value="0.00690910017271485">
            <text:p>0.0069091002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0.00649459871114269">
            <text:p>0.0064945987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0.0089285714285714">
            <text:p>0.0089285714</text:p>
          </table:table-cell>
          <table:table-cell office:value-type="float" office:value="0.0145443354533039">
            <text:p>0.0145443355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0.00500637061321071">
            <text:p>0.0050063706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0.00689666501832623">
            <text:p>0.006896665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0">
            <text:p>0</text:p>
          </table:table-cell>
          <table:table-cell office:value-type="float" office:value="0.00729921296237801">
            <text:p>0.007299213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0.00740670733244134">
            <text:p>0.0074067073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0.0089285714285714">
            <text:p>0.0089285714</text:p>
          </table:table-cell>
          <table:table-cell office:value-type="float" office:value="0.015326121715204">
            <text:p>0.0153261217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0.0089285714285714">
            <text:p>0.0089285714</text:p>
          </table:table-cell>
          <table:table-cell office:value-type="float" office:value="0.01268002020949">
            <text:p>0.0126800202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0.00829345480762259">
            <text:p>0.0082934548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0.0089285714285714">
            <text:p>0.0089285714</text:p>
          </table:table-cell>
          <table:table-cell office:value-type="float" office:value="0.0121383529487838">
            <text:p>0.0121383529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0">
            <text:p>0</text:p>
          </table:table-cell>
          <table:table-cell office:value-type="float" office:value="0.00694188392522847">
            <text:p>0.0069418839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0.00655265765939809">
            <text:p>0.0065526577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0.0089285714285714">
            <text:p>0.0089285714</text:p>
          </table:table-cell>
          <table:table-cell office:value-type="float" office:value="0.0109003341329339">
            <text:p>0.0109003341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 office:value-type="float" office:value="0.00667630745453913">
            <text:p>0.0066763075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0.0089285714285714">
            <text:p>0.0089285714</text:p>
          </table:table-cell>
          <table:table-cell office:value-type="float" office:value="0.0115208545433287">
            <text:p>0.0115208545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0.0089285714285714">
            <text:p>0.0089285714</text:p>
          </table:table-cell>
          <table:table-cell office:value-type="float" office:value="0.0136606268945444">
            <text:p>0.0136606269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0.00643489592759366">
            <text:p>0.0064348959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0.00772745504100558">
            <text:p>0.007727455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0.0089285714285714">
            <text:p>0.0089285714</text:p>
          </table:table-cell>
          <table:table-cell office:value-type="float" office:value="0.0100194781553462">
            <text:p>0.0100194782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0.00706682592496252">
            <text:p>0.0070668259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0">
            <text:p>0</text:p>
          </table:table-cell>
          <table:table-cell office:value-type="float" office:value="0.00481737868829683">
            <text:p>0.0048173787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0.0089285714285714">
            <text:p>0.0089285714</text:p>
          </table:table-cell>
          <table:table-cell office:value-type="float" office:value="0.010686833800308">
            <text:p>0.0106868338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0.0089285714285714">
            <text:p>0.0089285714</text:p>
          </table:table-cell>
          <table:table-cell office:value-type="float" office:value="0.0125686186606279">
            <text:p>0.0125686187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 office:value-type="float" office:value="0.00651976603514258">
            <text:p>0.006519766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0.0089285714285714">
            <text:p>0.0089285714</text:p>
          </table:table-cell>
          <table:table-cell office:value-type="float" office:value="0.0140994572399631">
            <text:p>0.0140994572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0.0089285714285714">
            <text:p>0.0089285714</text:p>
          </table:table-cell>
          <table:table-cell office:value-type="float" office:value="0.012993703198978">
            <text:p>0.0129937032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0.00702455994252657">
            <text:p>0.0070245599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0">
            <text:p>0</text:p>
          </table:table-cell>
          <table:table-cell office:value-type="float" office:value="0.00470821064042075">
            <text:p>0.0047082106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0089285714285714">
            <text:p>0.0089285714</text:p>
          </table:table-cell>
          <table:table-cell office:value-type="float" office:value="0.0140570939698297">
            <text:p>0.014057094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0.0089285714285714">
            <text:p>0.0089285714</text:p>
          </table:table-cell>
          <table:table-cell office:value-type="float" office:value="0.0131483935403306">
            <text:p>0.0131483935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0.00785609565819866">
            <text:p>0.0078560957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0.0089285714285714">
            <text:p>0.0089285714</text:p>
          </table:table-cell>
          <table:table-cell office:value-type="float" office:value="0.01142503753619">
            <text:p>0.0114250375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0.00650858502885692">
            <text:p>0.006508585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0.0089285714285714">
            <text:p>0.0089285714</text:p>
          </table:table-cell>
          <table:table-cell office:value-type="float" office:value="0.0107816215755657">
            <text:p>0.0107816216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0.0089285714285714">
            <text:p>0.0089285714</text:p>
          </table:table-cell>
          <table:table-cell office:value-type="float" office:value="0.0125511266351886">
            <text:p>0.0125511266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0.00661779034756722">
            <text:p>0.0066177903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0.00705885254330568">
            <text:p>0.0070588525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0.0089285714285714">
            <text:p>0.0089285714</text:p>
          </table:table-cell>
          <table:table-cell office:value-type="float" office:value="0.0140164267871744">
            <text:p>0.0140164268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0.0089285714285714">
            <text:p>0.0089285714</text:p>
          </table:table-cell>
          <table:table-cell office:value-type="float" office:value="0.0139844743759362">
            <text:p>0.0139844744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0">
            <text:p>0</text:p>
          </table:table-cell>
          <table:table-cell office:value-type="float" office:value="0.00498812318630386">
            <text:p>0.004988123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0.00794158065486567">
            <text:p>0.0079415807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0.00808660970885666">
            <text:p>0.0080866097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0.00677006183518549">
            <text:p>0.0067700618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0.00786594271747031">
            <text:p>0.007865942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0.0089285714285714">
            <text:p>0.0089285714</text:p>
          </table:table-cell>
          <table:table-cell office:value-type="float" office:value="0.0144466430103674">
            <text:p>0.014446643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0.0089285714285714">
            <text:p>0.0089285714</text:p>
          </table:table-cell>
          <table:table-cell office:value-type="float" office:value="0.0118603759279663">
            <text:p>0.011860375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  <table:table-cell office:value-type="float" office:value="0.00823850949795081">
            <text:p>0.0082385095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0.0089285714285714">
            <text:p>0.0089285714</text:p>
          </table:table-cell>
          <table:table-cell office:value-type="float" office:value="0.011456037112992">
            <text:p>0.0114560371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0.00780061562454558">
            <text:p>0.0078006156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0.0089285714285714">
            <text:p>0.0089285714</text:p>
          </table:table-cell>
          <table:table-cell office:value-type="float" office:value="0.0106319596287713">
            <text:p>0.0106319596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0.00760818284040208">
            <text:p>0.0076081828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0.00942273826009184">
            <text:p>0.0094227383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  <table:table-cell office:value-type="float" office:value="0.00588955489768205">
            <text:p>0.0058895549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0">
            <text:p>0</text:p>
          </table:table-cell>
          <table:table-cell office:value-type="float" office:value="0.00692521301070495">
            <text:p>0.006925213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0.00495915010471079">
            <text:p>0.0049591501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0.0089285714285714">
            <text:p>0.0089285714</text:p>
          </table:table-cell>
          <table:table-cell office:value-type="float" office:value="0.0145905871887245">
            <text:p>0.014590587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0.0089285714285714">
            <text:p>0.0089285714</text:p>
          </table:table-cell>
          <table:table-cell office:value-type="float" office:value="0.010745919925693">
            <text:p>0.0107459199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0.00637502723398026">
            <text:p>0.0063750272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.0089285714285714">
            <text:p>0.0089285714</text:p>
          </table:table-cell>
          <table:table-cell office:value-type="float" office:value="0.0131616238783129">
            <text:p>0.0131616239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0.0089285714285714">
            <text:p>0.0089285714</text:p>
          </table:table-cell>
          <table:table-cell office:value-type="float" office:value="0.012857517343618">
            <text:p>0.0128575173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0.00799608299979806">
            <text:p>0.007996083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0.0089285714285714">
            <text:p>0.0089285714</text:p>
          </table:table-cell>
          <table:table-cell office:value-type="float" office:value="0.0108951384139062">
            <text:p>0.0108951384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0.00716565934303781">
            <text:p>0.0071656593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0.00467648107867647">
            <text:p>0.0046764811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0.0089285714285714">
            <text:p>0.0089285714</text:p>
          </table:table-cell>
          <table:table-cell office:value-type="float" office:value="0.01440028135947">
            <text:p>0.0144002814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  <table:table-cell office:value-type="float" office:value="0.00493245862014319">
            <text:p>0.0049324586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0.0089285714285714">
            <text:p>0.0089285714</text:p>
          </table:table-cell>
          <table:table-cell office:value-type="float" office:value="0.011627797055911">
            <text:p>0.011627797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0.0089285714285714">
            <text:p>0.0089285714</text:p>
          </table:table-cell>
          <table:table-cell office:value-type="float" office:value="0.0126849619468186">
            <text:p>0.0126849619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.00788995864944469">
            <text:p>0.0078899586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0.0089285714285714">
            <text:p>0.0089285714</text:p>
          </table:table-cell>
          <table:table-cell office:value-type="float" office:value="0.0106934306841979">
            <text:p>0.0106934307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0">
            <text:p>0</text:p>
          </table:table-cell>
          <table:table-cell office:value-type="float" office:value="0.00763165360359951">
            <text:p>0.0076316536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0.00885965006646264">
            <text:p>0.0088596501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0.00428802988040756">
            <text:p>0.0042880299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0.0178571428571429">
            <text:p>0.0178571429</text:p>
          </table:table-cell>
          <table:table-cell office:value-type="float" office:value="0.0219755454923109">
            <text:p>0.0219755455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0.0089285714285714">
            <text:p>0.0089285714</text:p>
          </table:table-cell>
          <table:table-cell office:value-type="float" office:value="0.00939561782289219">
            <text:p>0.0093956178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0.00557778386209699">
            <text:p>0.0055777839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0.0089285714285714">
            <text:p>0.0089285714</text:p>
          </table:table-cell>
          <table:table-cell office:value-type="float" office:value="0.00928690196105685">
            <text:p>0.009286902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0.00738246465236446">
            <text:p>0.0073824647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0.0089285714285714">
            <text:p>0.0089285714</text:p>
          </table:table-cell>
          <table:table-cell office:value-type="float" office:value="0.0095992265795467">
            <text:p>0.0095992266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0.00615679009821727">
            <text:p>0.0061567901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0.00751893055111796">
            <text:p>0.0075189306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0.0089285714285714">
            <text:p>0.0089285714</text:p>
          </table:table-cell>
          <table:table-cell office:value-type="float" office:value="0.0095440824472632">
            <text:p>0.0095440824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0.00719224128067321">
            <text:p>0.0071922413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0.00669493416136586">
            <text:p>0.0066949342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0.0064892845908457">
            <text:p>0.0064892846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0.00540788162439001">
            <text:p>0.0054078816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0.00786059072970523">
            <text:p>0.0078605907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0.00551436773050155">
            <text:p>0.0055143677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0.00645707069435278">
            <text:p>0.0064570707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0.00602492093738011">
            <text:p>0.0060249209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0.00576607304312301">
            <text:p>0.005766073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0.0267857142857143">
            <text:p>0.0267857143</text:p>
          </table:table-cell>
          <table:table-cell office:value-type="float" office:value="0.0286189852000186">
            <text:p>0.0286189852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0.00581232912014442">
            <text:p>0.0058123291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0.0178571428571429">
            <text:p>0.0178571429</text:p>
          </table:table-cell>
          <table:table-cell office:value-type="float" office:value="0.0223202762407906">
            <text:p>0.0223202762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0.0089285714285714">
            <text:p>0.0089285714</text:p>
          </table:table-cell>
          <table:table-cell office:value-type="float" office:value="0.0119275736315967">
            <text:p>0.0119275736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0.0089285714285714">
            <text:p>0.0089285714</text:p>
          </table:table-cell>
          <table:table-cell office:value-type="float" office:value="0.0100125245771678">
            <text:p>0.0100125246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  <table:table-cell office:value-type="float" office:value="0.00647436447113803">
            <text:p>0.0064743645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0.0089285714285714">
            <text:p>0.0089285714</text:p>
          </table:table-cell>
          <table:table-cell office:value-type="float" office:value="0.00861942801679813">
            <text:p>0.008619428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0.0089285714285714">
            <text:p>0.0089285714</text:p>
          </table:table-cell>
          <table:table-cell office:value-type="float" office:value="0.00947296713924267">
            <text:p>0.0094729671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0.00580882342222925">
            <text:p>0.0058088234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0">
            <text:p>0</text:p>
          </table:table-cell>
          <table:table-cell office:value-type="float" office:value="0.00653868024407653">
            <text:p>0.0065386802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0.0178571428571429">
            <text:p>0.0178571429</text:p>
          </table:table-cell>
          <table:table-cell office:value-type="float" office:value="0.0211271497707468">
            <text:p>0.0211271498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0.0089285714285714">
            <text:p>0.0089285714</text:p>
          </table:table-cell>
          <table:table-cell office:value-type="float" office:value="0.0134526204193249">
            <text:p>0.0134526204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  <table:table-cell office:value-type="float" office:value="0.00803136631630602">
            <text:p>0.0080313663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0.0089285714285714">
            <text:p>0.0089285714</text:p>
          </table:table-cell>
          <table:table-cell office:value-type="float" office:value="0.0102539974633975">
            <text:p>0.0102539975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0.00802634188965265">
            <text:p>0.0080263419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0.00861018397407494">
            <text:p>0.008610184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0.00429112368174695">
            <text:p>0.0042911237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0178571428571429">
            <text:p>0.0178571429</text:p>
          </table:table-cell>
          <table:table-cell office:value-type="float" office:value="0.0203511840024099">
            <text:p>0.020351184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0.0267857142857143">
            <text:p>0.0267857143</text:p>
          </table:table-cell>
          <table:table-cell office:value-type="float" office:value="0.033501051192933">
            <text:p>0.0335010512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0.00593384396217283">
            <text:p>0.005933844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0.00423627586761228">
            <text:p>0.0042362759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0.0178571428571429">
            <text:p>0.0178571429</text:p>
          </table:table-cell>
          <table:table-cell office:value-type="float" office:value="0.0207979574587514">
            <text:p>0.0207979575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0.0267857142857143">
            <text:p>0.0267857143</text:p>
          </table:table-cell>
          <table:table-cell office:value-type="float" office:value="0.0344108081084466">
            <text:p>0.0344108081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0.00512396196279464">
            <text:p>0.005123962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0.00611487539886605">
            <text:p>0.0061148754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0.0267857142857143">
            <text:p>0.0267857143</text:p>
          </table:table-cell>
          <table:table-cell office:value-type="float" office:value="0.0370383787528109">
            <text:p>0.0370383788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0.0089285714285714">
            <text:p>0.0089285714</text:p>
          </table:table-cell>
          <table:table-cell office:value-type="float" office:value="0.0166248730393639">
            <text:p>0.016624873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0.0267857142857143">
            <text:p>0.0267857143</text:p>
          </table:table-cell>
          <table:table-cell office:value-type="float" office:value="0.0291690388849074">
            <text:p>0.0291690389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0.00460747368719317">
            <text:p>0.0046074737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0.0178571428571429">
            <text:p>0.0178571429</text:p>
          </table:table-cell>
          <table:table-cell office:value-type="float" office:value="0.0206829141994115">
            <text:p>0.0206829142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0.0178571428571429">
            <text:p>0.0178571429</text:p>
          </table:table-cell>
          <table:table-cell office:value-type="float" office:value="0.0251788124259716">
            <text:p>0.0251788124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0.00840096124587896">
            <text:p>0.0084009612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0">
            <text:p>0</text:p>
          </table:table-cell>
          <table:table-cell office:value-type="float" office:value="0.00555237304427429">
            <text:p>0.005552373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0.00683302651590569">
            <text:p>0.0068330265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0.00455843457380912">
            <text:p>0.0045584346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0.0089285714285714">
            <text:p>0.0089285714</text:p>
          </table:table-cell>
          <table:table-cell office:value-type="float" office:value="0.0169905115814949">
            <text:p>0.0169905116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0.0178571428571429">
            <text:p>0.0178571429</text:p>
          </table:table-cell>
          <table:table-cell office:value-type="float" office:value="0.0208436070719772">
            <text:p>0.020843607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0178571428571429">
            <text:p>0.0178571429</text:p>
          </table:table-cell>
          <table:table-cell office:value-type="float" office:value="0.0210300459853049">
            <text:p>0.021030046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0.0089285714285714">
            <text:p>0.0089285714</text:p>
          </table:table-cell>
          <table:table-cell office:value-type="float" office:value="0.0130950694847321">
            <text:p>0.0130950695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0.0089285714285714">
            <text:p>0.0089285714</text:p>
          </table:table-cell>
          <table:table-cell office:value-type="float" office:value="0.0128641777832298">
            <text:p>0.0128641778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0">
            <text:p>0</text:p>
          </table:table-cell>
          <table:table-cell office:value-type="float" office:value="0.00802736201754879">
            <text:p>0.008027362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0.0089285714285714">
            <text:p>0.0089285714</text:p>
          </table:table-cell>
          <table:table-cell office:value-type="float" office:value="0.00960681298394147">
            <text:p>0.009606813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0.00421637377203806">
            <text:p>0.0042163738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0.0178571428571429">
            <text:p>0.0178571429</text:p>
          </table:table-cell>
          <table:table-cell office:value-type="float" office:value="0.0275563807831149">
            <text:p>0.0275563808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0.0058514529504672">
            <text:p>0.005851453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0.00422174093067689">
            <text:p>0.0042217409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0.0178571428571429">
            <text:p>0.0178571429</text:p>
          </table:table-cell>
          <table:table-cell office:value-type="float" office:value="0.0225160571058324">
            <text:p>0.0225160571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.0089285714285714">
            <text:p>0.0089285714</text:p>
          </table:table-cell>
          <table:table-cell office:value-type="float" office:value="0.0118489013200503">
            <text:p>0.0118489013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0.0089285714285714">
            <text:p>0.0089285714</text:p>
          </table:table-cell>
          <table:table-cell office:value-type="float" office:value="0.00994279519579344">
            <text:p>0.0099427952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0.00420766717335911">
            <text:p>0.0042076672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0.0178571428571429">
            <text:p>0.0178571429</text:p>
          </table:table-cell>
          <table:table-cell office:value-type="float" office:value="0.0269433495568271">
            <text:p>0.0269433496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  <table:table-cell office:value-type="float" office:value="0.00802985351299923">
            <text:p>0.0080298535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0.00666324342617326">
            <text:p>0.0066632434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0.00591127872675658">
            <text:p>0.0059112787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0.00432857828503309">
            <text:p>0.0043285783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0.0178571428571429">
            <text:p>0.0178571429</text:p>
          </table:table-cell>
          <table:table-cell office:value-type="float" office:value="0.0212196401715033">
            <text:p>0.0212196402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0.0089285714285714">
            <text:p>0.0089285714</text:p>
          </table:table-cell>
          <table:table-cell office:value-type="float" office:value="0.0090505568628294">
            <text:p>0.0090505569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0089285714285714">
            <text:p>0.0089285714</text:p>
          </table:table-cell>
          <table:table-cell office:value-type="float" office:value="0.011214613215939">
            <text:p>0.0112146132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 office:value-type="float" office:value="0.00799590221578888">
            <text:p>0.0079959022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00779289642118251">
            <text:p>0.0077928964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0.00618371364884076">
            <text:p>0.0061837136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0">
            <text:p>0</text:p>
          </table:table-cell>
          <table:table-cell office:value-type="float" office:value="0.00508005181436503">
            <text:p>0.0050800518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0.0075043564942117">
            <text:p>0.0075043565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0.0178571428571429">
            <text:p>0.0178571429</text:p>
          </table:table-cell>
          <table:table-cell office:value-type="float" office:value="0.0213801974717945">
            <text:p>0.0213801975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0.0178571428571429">
            <text:p>0.0178571429</text:p>
          </table:table-cell>
          <table:table-cell office:value-type="float" office:value="0.0222228521470761">
            <text:p>0.0222228521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0.0089285714285714">
            <text:p>0.0089285714</text:p>
          </table:table-cell>
          <table:table-cell office:value-type="float" office:value="0.0162691474589682">
            <text:p>0.0162691475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0.0178571428571429">
            <text:p>0.0178571429</text:p>
          </table:table-cell>
          <table:table-cell office:value-type="float" office:value="0.0216918190115964">
            <text:p>0.021691819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office:value-type="float" office:value="0.00921270471735082">
            <text:p>0.0092127047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0.00845050063125493">
            <text:p>0.0084505006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0.00738627863363949">
            <text:p>0.0073862786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0.00605656271466913">
            <text:p>0.0060565627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0.00510916059526363">
            <text:p>0.0051091606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0.00703684148134491">
            <text:p>0.0070368415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0.0267857142857143">
            <text:p>0.0267857143</text:p>
          </table:table-cell>
          <table:table-cell office:value-type="float" office:value="0.0295101144144789">
            <text:p>0.029510114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0.00555436464968782">
            <text:p>0.0055543646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0.0089285714285714">
            <text:p>0.0089285714</text:p>
          </table:table-cell>
          <table:table-cell office:value-type="float" office:value="0.0132463188734591">
            <text:p>0.0132463189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0.00418921327687699">
            <text:p>0.0041892133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178571428571429">
            <text:p>0.0178571429</text:p>
          </table:table-cell>
          <table:table-cell office:value-type="float" office:value="0.0261801864337265">
            <text:p>0.0261801864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0.00741348255246335">
            <text:p>0.0074134826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0">
            <text:p>0</text:p>
          </table:table-cell>
          <table:table-cell office:value-type="float" office:value="0.00615726519077199">
            <text:p>0.0061572652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0.00526603058015595">
            <text:p>0.0052660306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0.0059642969900748">
            <text:p>0.005964297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0.0178571428571429">
            <text:p>0.0178571429</text:p>
          </table:table-cell>
          <table:table-cell office:value-type="float" office:value="0.0225877131748176">
            <text:p>0.0225877132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0.0089285714285714">
            <text:p>0.0089285714</text:p>
          </table:table-cell>
          <table:table-cell office:value-type="float" office:value="0.0141897566618272">
            <text:p>0.0141897567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0.0089285714285714">
            <text:p>0.0089285714</text:p>
          </table:table-cell>
          <table:table-cell office:value-type="float" office:value="0.0137956134407577">
            <text:p>0.0137956134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 office:value-type="float" office:value="0.00505362504797577">
            <text:p>0.005053625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0.0178571428571429">
            <text:p>0.0178571429</text:p>
          </table:table-cell>
          <table:table-cell office:value-type="float" office:value="0.0184318806604642">
            <text:p>0.0184318807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0.0089285714285714">
            <text:p>0.0089285714</text:p>
          </table:table-cell>
          <table:table-cell office:value-type="float" office:value="0.0131998300225214">
            <text:p>0.01319983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0.0089285714285714">
            <text:p>0.0089285714</text:p>
          </table:table-cell>
          <table:table-cell office:value-type="float" office:value="0.0138122936660332">
            <text:p>0.0138122937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0.0044278070880496">
            <text:p>0.0044278071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0.0178571428571429">
            <text:p>0.0178571429</text:p>
          </table:table-cell>
          <table:table-cell office:value-type="float" office:value="0.0209912940974095">
            <text:p>0.0209912941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0.0089285714285714">
            <text:p>0.0089285714</text:p>
          </table:table-cell>
          <table:table-cell office:value-type="float" office:value="0.0172884980842344">
            <text:p>0.0172884981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0.0178571428571429">
            <text:p>0.0178571429</text:p>
          </table:table-cell>
          <table:table-cell office:value-type="float" office:value="0.017676778381365">
            <text:p>0.0176767784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0.0089285714285714">
            <text:p>0.0089285714</text:p>
          </table:table-cell>
          <table:table-cell office:value-type="float" office:value="0.0137778857927124">
            <text:p>0.0137778858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0.0089285714285714">
            <text:p>0.0089285714</text:p>
          </table:table-cell>
          <table:table-cell office:value-type="float" office:value="0.0151723345399466">
            <text:p>0.0151723345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0.0089285714285714">
            <text:p>0.0089285714</text:p>
          </table:table-cell>
          <table:table-cell office:value-type="float" office:value="0.0122858223228659">
            <text:p>0.0122858223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0">
            <text:p>0</text:p>
          </table:table-cell>
          <table:table-cell office:value-type="float" office:value="0.00574235722259137">
            <text:p>0.0057423572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0.00477330360452925">
            <text:p>0.0047733036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0.0178571428571429">
            <text:p>0.0178571429</text:p>
          </table:table-cell>
          <table:table-cell office:value-type="float" office:value="0.0227449305018004">
            <text:p>0.0227449305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0.0089285714285714">
            <text:p>0.0089285714</text:p>
          </table:table-cell>
          <table:table-cell office:value-type="float" office:value="0.00889573283794613">
            <text:p>0.0088957328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0.00884672864223711">
            <text:p>0.0088467286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0">
            <text:p>0</text:p>
          </table:table-cell>
          <table:table-cell office:value-type="float" office:value="0.0073885282518055">
            <text:p>0.0073885283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0.00590271850787475">
            <text:p>0.0059027185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0.00576100067288863">
            <text:p>0.0057610007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0.00406268030431111">
            <text:p>0.0040626803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0.0267857142857143">
            <text:p>0.0267857143</text:p>
          </table:table-cell>
          <table:table-cell office:value-type="float" office:value="0.0306556247748598">
            <text:p>0.0306556248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  <table:table-cell office:value-type="float" office:value="0.00404303603943122">
            <text:p>0.004043036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.0267857142857143">
            <text:p>0.0267857143</text:p>
          </table:table-cell>
          <table:table-cell office:value-type="float" office:value="0.0298403764441304">
            <text:p>0.0298403764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0.0043543847755149">
            <text:p>0.0043543848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0.0178571428571429">
            <text:p>0.0178571429</text:p>
          </table:table-cell>
          <table:table-cell office:value-type="float" office:value="0.0208558580149946">
            <text:p>0.020855858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0.0178571428571429">
            <text:p>0.0178571429</text:p>
          </table:table-cell>
          <table:table-cell office:value-type="float" office:value="0.0240515482825008">
            <text:p>0.024051548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0.00635097839690896">
            <text:p>0.006350978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0.0178571428571429">
            <text:p>0.0178571429</text:p>
          </table:table-cell>
          <table:table-cell office:value-type="float" office:value="0.0214138388791239">
            <text:p>0.0214138389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0.0178571428571429">
            <text:p>0.0178571429</text:p>
          </table:table-cell>
          <table:table-cell office:value-type="float" office:value="0.0214584606321911">
            <text:p>0.0214584606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0.0089285714285714">
            <text:p>0.0089285714</text:p>
          </table:table-cell>
          <table:table-cell office:value-type="float" office:value="0.0121670074348876">
            <text:p>0.0121670074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0.00450798832894369">
            <text:p>0.0045079883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0.0178571428571429">
            <text:p>0.0178571429</text:p>
          </table:table-cell>
          <table:table-cell office:value-type="float" office:value="0.0213511602186967">
            <text:p>0.0213511602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0178571428571429">
            <text:p>0.0178571429</text:p>
          </table:table-cell>
          <table:table-cell office:value-type="float" office:value="0.0220296283269953">
            <text:p>0.0220296283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0.00462939415267702">
            <text:p>0.0046293942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0.0178571428571429">
            <text:p>0.0178571429</text:p>
          </table:table-cell>
          <table:table-cell office:value-type="float" office:value="0.0220276142322065">
            <text:p>0.0220276142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0.0089285714285714">
            <text:p>0.0089285714</text:p>
          </table:table-cell>
          <table:table-cell office:value-type="float" office:value="0.00986121905735476">
            <text:p>0.0098612191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0.00619883764061046">
            <text:p>0.0061988376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0.00807076582650624">
            <text:p>0.0080707658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0.00600964307448431">
            <text:p>0.0060096431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  <table:table-cell office:value-type="float" office:value="0.00635392921841047">
            <text:p>0.006353929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  <table:table-cell office:value-type="float" office:value="0.00575709757394555">
            <text:p>0.0057570976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0">
            <text:p>0</text:p>
          </table:table-cell>
          <table:table-cell office:value-type="float" office:value="0.00437454941743186">
            <text:p>0.0043745494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0.0178571428571429">
            <text:p>0.0178571429</text:p>
          </table:table-cell>
          <table:table-cell office:value-type="float" office:value="0.02094916433589">
            <text:p>0.0209491643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0.0178571428571429">
            <text:p>0.0178571429</text:p>
          </table:table-cell>
          <table:table-cell office:value-type="float" office:value="0.021188752751408">
            <text:p>0.0211887528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0.0178571428571429">
            <text:p>0.0178571429</text:p>
          </table:table-cell>
          <table:table-cell office:value-type="float" office:value="0.0217242625371972">
            <text:p>0.0217242625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0.0178571428571429">
            <text:p>0.0178571429</text:p>
          </table:table-cell>
          <table:table-cell office:value-type="float" office:value="0.0223238669205">
            <text:p>0.0223238669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0.0081347200641231">
            <text:p>0.0081347201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0.00633263011330903">
            <text:p>0.0063326301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0.00580298087398467">
            <text:p>0.0058029809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0.00595924422670151">
            <text:p>0.0059592442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office:value-type="float" office:value="0.00472080464989981">
            <text:p>0.0047208046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0.0089285714285714">
            <text:p>0.0089285714</text:p>
          </table:table-cell>
          <table:table-cell office:value-type="float" office:value="0.0153276269574025">
            <text:p>0.015327627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0178571428571429">
            <text:p>0.0178571429</text:p>
          </table:table-cell>
          <table:table-cell office:value-type="float" office:value="0.0225216501940439">
            <text:p>0.0225216502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0.0178571428571429">
            <text:p>0.0178571429</text:p>
          </table:table-cell>
          <table:table-cell office:value-type="float" office:value="0.0219888231123633">
            <text:p>0.0219888231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0.00814442842018306">
            <text:p>0.0081444284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0.00817852620681919">
            <text:p>0.0081785262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office:value-type="float" office:value="0.00648922837492981">
            <text:p>0.0064892284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0.00533865404220577">
            <text:p>0.005338654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0.00404802468133963">
            <text:p>0.0040480247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0.0178571428571429">
            <text:p>0.0178571429</text:p>
          </table:table-cell>
          <table:table-cell office:value-type="float" office:value="0.0241674069569963">
            <text:p>0.024167407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0.0089285714285714">
            <text:p>0.0089285714</text:p>
          </table:table-cell>
          <table:table-cell office:value-type="float" office:value="0.0118027439862739">
            <text:p>0.011802744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0.00463490155695101">
            <text:p>0.0046349016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0.0178571428571429">
            <text:p>0.0178571429</text:p>
          </table:table-cell>
          <table:table-cell office:value-type="float" office:value="0.0215019693373625">
            <text:p>0.0215019693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0.0178571428571429">
            <text:p>0.0178571429</text:p>
          </table:table-cell>
          <table:table-cell office:value-type="float" office:value="0.0179971012922746">
            <text:p>0.0179971013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0.0089285714285714">
            <text:p>0.0089285714</text:p>
          </table:table-cell>
          <table:table-cell office:value-type="float" office:value="0.0152541363566973">
            <text:p>0.0152541364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0.0089285714285714">
            <text:p>0.0089285714</text:p>
          </table:table-cell>
          <table:table-cell office:value-type="float" office:value="0.0130103310710675">
            <text:p>0.0130103311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0.00591063721594081">
            <text:p>0.0059106372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0.00735728100335557">
            <text:p>0.007357281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0.00631295211251807">
            <text:p>0.0063129521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0.0089285714285714">
            <text:p>0.0089285714</text:p>
          </table:table-cell>
          <table:table-cell office:value-type="float" office:value="0.0132764428114408">
            <text:p>0.0132764428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0.00923528397283326">
            <text:p>0.009235284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0.0066721233146295">
            <text:p>0.0066721233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0.0051339622302327">
            <text:p>0.0051339622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0.00434872651199342">
            <text:p>0.0043487265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0.0178571428571429">
            <text:p>0.0178571429</text:p>
          </table:table-cell>
          <table:table-cell office:value-type="float" office:value="0.0212695517836312">
            <text:p>0.0212695518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0.0178571428571429">
            <text:p>0.0178571429</text:p>
          </table:table-cell>
          <table:table-cell office:value-type="float" office:value="0.0216000893120845">
            <text:p>0.0216000893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0.0178571428571429">
            <text:p>0.0178571429</text:p>
          </table:table-cell>
          <table:table-cell office:value-type="float" office:value="0.0215767527966666">
            <text:p>0.0215767528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0.0089285714285714">
            <text:p>0.0089285714</text:p>
          </table:table-cell>
          <table:table-cell office:value-type="float" office:value="0.00980722185875335">
            <text:p>0.0098072219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0.00800808837657023">
            <text:p>0.0080080884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0.00480403171727954">
            <text:p>0.0048040317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0.0066949296009912">
            <text:p>0.0066949296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0.00422693664612294">
            <text:p>0.004226936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0.0178571428571429">
            <text:p>0.0178571429</text:p>
          </table:table-cell>
          <table:table-cell office:value-type="float" office:value="0.0220140306000752">
            <text:p>0.0220140306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0.0178571428571429">
            <text:p>0.0178571429</text:p>
          </table:table-cell>
          <table:table-cell office:value-type="float" office:value="0.0220630443529648">
            <text:p>0.0220630444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0.0089285714285714">
            <text:p>0.0089285714</text:p>
          </table:table-cell>
          <table:table-cell office:value-type="float" office:value="0.0123805615957712">
            <text:p>0.0123805616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0.0089285714285714">
            <text:p>0.0089285714</text:p>
          </table:table-cell>
          <table:table-cell office:value-type="float" office:value="0.0125371400644584">
            <text:p>0.0125371401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0.00506345432419254">
            <text:p>0.0050634543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0.0089285714285714">
            <text:p>0.0089285714</text:p>
          </table:table-cell>
          <table:table-cell office:value-type="float" office:value="0.0134034245415169">
            <text:p>0.0134034245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0">
            <text:p>0</text:p>
          </table:table-cell>
          <table:table-cell office:value-type="float" office:value="0.0085250916665905">
            <text:p>0.0085250917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0.00591534292314588">
            <text:p>0.0059153429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0.00570889940807478">
            <text:p>0.0057088994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0">
            <text:p>0</text:p>
          </table:table-cell>
          <table:table-cell office:value-type="float" office:value="0.00658766544075764">
            <text:p>0.006587665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0.00486198369000309">
            <text:p>0.0048619837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0.00917095624506569">
            <text:p>0.0091709562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0.00435400217768688">
            <text:p>0.0043540022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0.0089285714285714">
            <text:p>0.0089285714</text:p>
          </table:table-cell>
          <table:table-cell office:value-type="float" office:value="0.00823461877939691">
            <text:p>0.0082346188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0.0178571428571429">
            <text:p>0.0178571429</text:p>
          </table:table-cell>
          <table:table-cell office:value-type="float" office:value="0.0234223132881845">
            <text:p>0.0234223133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0.00478738500687768">
            <text:p>0.004787385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0.00423280075795682">
            <text:p>0.0042328008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0.0178571428571429">
            <text:p>0.0178571429</text:p>
          </table:table-cell>
          <table:table-cell office:value-type="float" office:value="0.0222407653329694">
            <text:p>0.0222407653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0.0178571428571429">
            <text:p>0.0178571429</text:p>
          </table:table-cell>
          <table:table-cell office:value-type="float" office:value="0.0222265435148773">
            <text:p>0.0222265435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0.0089285714285714">
            <text:p>0.0089285714</text:p>
          </table:table-cell>
          <table:table-cell office:value-type="float" office:value="0.0130334831734061">
            <text:p>0.0130334832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  <table:table-cell office:value-type="float" office:value="0.00874551811248753">
            <text:p>0.008745518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0.00521032220198607">
            <text:p>0.0052103222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0">
            <text:p>0</text:p>
          </table:table-cell>
          <table:table-cell office:value-type="float" office:value="0.00779532981989469">
            <text:p>0.0077953298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0.00415218054157783">
            <text:p>0.0041521805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0.0089285714285714">
            <text:p>0.0089285714</text:p>
          </table:table-cell>
          <table:table-cell office:value-type="float" office:value="0.0111982046588596">
            <text:p>0.011198204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0.00652844003824874">
            <text:p>0.00652844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0.0178571428571429">
            <text:p>0.0178571429</text:p>
          </table:table-cell>
          <table:table-cell office:value-type="float" office:value="0.0224315822969082">
            <text:p>0.0224315823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0.00656467270529976">
            <text:p>0.0065646727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0.0178571428571429">
            <text:p>0.0178571429</text:p>
          </table:table-cell>
          <table:table-cell office:value-type="float" office:value="0.0200669601725572">
            <text:p>0.0200669602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  <table:table-cell office:value-type="float" office:value="0.00519204262468416">
            <text:p>0.0051920426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089285714285714">
            <text:p>0.0089285714</text:p>
          </table:table-cell>
          <table:table-cell office:value-type="float" office:value="0.0150397652888674">
            <text:p>0.015039765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0.0089285714285714">
            <text:p>0.0089285714</text:p>
          </table:table-cell>
          <table:table-cell office:value-type="float" office:value="0.0120033908540573">
            <text:p>0.012003390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0.0089285714285714">
            <text:p>0.0089285714</text:p>
          </table:table-cell>
          <table:table-cell office:value-type="float" office:value="0.0159906353657835">
            <text:p>0.0159906354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0.00449096235767666">
            <text:p>0.0044909624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0.00796009083157474">
            <text:p>0.0079600908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0.0041776770744135">
            <text:p>0.0041776771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  <table:table-cell office:value-type="float" office:value="0.00669682485230239">
            <text:p>0.0066968249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0.0089285714285714">
            <text:p>0.0089285714</text:p>
          </table:table-cell>
          <table:table-cell office:value-type="float" office:value="0.0141361386984825">
            <text:p>0.0141361387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0.0089285714285714">
            <text:p>0.0089285714</text:p>
          </table:table-cell>
          <table:table-cell office:value-type="float" office:value="0.00962596697506213">
            <text:p>0.009625967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0">
            <text:p>0</text:p>
          </table:table-cell>
          <table:table-cell office:value-type="float" office:value="0.00679023896722431">
            <text:p>0.006790239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.0089285714285714">
            <text:p>0.0089285714</text:p>
          </table:table-cell>
          <table:table-cell office:value-type="float" office:value="0.0144001866305445">
            <text:p>0.0144001866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  <table:table-cell office:value-type="float" office:value="0.00529223396893575">
            <text:p>0.005292234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0.0089285714285714">
            <text:p>0.0089285714</text:p>
          </table:table-cell>
          <table:table-cell office:value-type="float" office:value="0.0145409818382421">
            <text:p>0.0145409818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0.00751387681440836">
            <text:p>0.0075138768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0.00666631692557432">
            <text:p>0.0066663169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0">
            <text:p>0</text:p>
          </table:table-cell>
          <table:table-cell office:value-type="float" office:value="0.00439981807830019">
            <text:p>0.0043998181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0.0089285714285714">
            <text:p>0.0089285714</text:p>
          </table:table-cell>
          <table:table-cell office:value-type="float" office:value="0.0132037121531114">
            <text:p>0.0132037122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  <table:table-cell office:value-type="float" office:value="0.00699846817760275">
            <text:p>0.0069984682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  <table:table-cell office:value-type="float" office:value="0.00402687097440917">
            <text:p>0.004026871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0.00769803798427161">
            <text:p>0.007698038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0178571428571429">
            <text:p>0.0178571429</text:p>
          </table:table-cell>
          <table:table-cell office:value-type="float" office:value="0.0236044650156193">
            <text:p>0.023604465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0.00414177118484381">
            <text:p>0.0041417712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0">
            <text:p>0</text:p>
          </table:table-cell>
          <table:table-cell office:value-type="float" office:value="0.00543930658154325">
            <text:p>0.0054393066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0.0089285714285714">
            <text:p>0.0089285714</text:p>
          </table:table-cell>
          <table:table-cell office:value-type="float" office:value="0.0149455581024815">
            <text:p>0.0149455581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0.0089285714285714">
            <text:p>0.0089285714</text:p>
          </table:table-cell>
          <table:table-cell office:value-type="float" office:value="0.0152583065207959">
            <text:p>0.0152583065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0.0089285714285714">
            <text:p>0.0089285714</text:p>
          </table:table-cell>
          <table:table-cell office:value-type="float" office:value="0.0131631054294584">
            <text:p>0.0131631054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0.0089285714285714">
            <text:p>0.0089285714</text:p>
          </table:table-cell>
          <table:table-cell office:value-type="float" office:value="0.0170408878063711">
            <text:p>0.0170408878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0.0089285714285714">
            <text:p>0.0089285714</text:p>
          </table:table-cell>
          <table:table-cell office:value-type="float" office:value="0.0108744230187846">
            <text:p>0.01087442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0">
            <text:p>0</text:p>
          </table:table-cell>
          <table:table-cell office:value-type="float" office:value="0.00849803728687062">
            <text:p>0.0084980373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0">
            <text:p>0</text:p>
          </table:table-cell>
          <table:table-cell office:value-type="float" office:value="0.00410707536813689">
            <text:p>0.0041070754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0.00704154892808455">
            <text:p>0.0070415489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0.0178571428571429">
            <text:p>0.0178571429</text:p>
          </table:table-cell>
          <table:table-cell office:value-type="float" office:value="0.0242503237605006">
            <text:p>0.0242503238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0">
            <text:p>0</text:p>
          </table:table-cell>
          <table:table-cell office:value-type="float" office:value="0.00395561379728392">
            <text:p>0.0039556138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0.00912349787930171">
            <text:p>0.0091234979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0.00395040239690031">
            <text:p>0.0039504024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0.00707383756341912">
            <text:p>0.0070738376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0">
            <text:p>0</text:p>
          </table:table-cell>
          <table:table-cell office:value-type="float" office:value="0.007312254762259">
            <text:p>0.0073122548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0.0178571428571429">
            <text:p>0.0178571429</text:p>
          </table:table-cell>
          <table:table-cell office:value-type="float" office:value="0.0183328090455934">
            <text:p>0.018332809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0.0089285714285714">
            <text:p>0.0089285714</text:p>
          </table:table-cell>
          <table:table-cell office:value-type="float" office:value="0.0130874340556587">
            <text:p>0.0130874341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0.0089285714285714">
            <text:p>0.0089285714</text:p>
          </table:table-cell>
          <table:table-cell office:value-type="float" office:value="0.0172255864065821">
            <text:p>0.017225586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0089285714285714">
            <text:p>0.0089285714</text:p>
          </table:table-cell>
          <table:table-cell office:value-type="float" office:value="0.0117977963195259">
            <text:p>0.0117977963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0.00722646148296986">
            <text:p>0.0072264615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0.00362889249747225">
            <text:p>0.0036288925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0.0089285714285714">
            <text:p>0.0089285714</text:p>
          </table:table-cell>
          <table:table-cell office:value-type="float" office:value="0.0130920123484137">
            <text:p>0.0130920123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0.0089285714285714">
            <text:p>0.0089285714</text:p>
          </table:table-cell>
          <table:table-cell office:value-type="float" office:value="0.0106426304961392">
            <text:p>0.010642630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0.00772098114532119">
            <text:p>0.0077209811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0.0089285714285714">
            <text:p>0.0089285714</text:p>
          </table:table-cell>
          <table:table-cell office:value-type="float" office:value="0.0147859928289809">
            <text:p>0.0147859928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0.00352162317586316">
            <text:p>0.0035216232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0.0089285714285714">
            <text:p>0.0089285714</text:p>
          </table:table-cell>
          <table:table-cell office:value-type="float" office:value="0.0127581906915614">
            <text:p>0.012758190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0.00676279715977428">
            <text:p>0.0067627972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.0178571428571429">
            <text:p>0.0178571429</text:p>
          </table:table-cell>
          <table:table-cell office:value-type="float" office:value="0.018019291962418">
            <text:p>0.01801929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0.0089285714285714">
            <text:p>0.0089285714</text:p>
          </table:table-cell>
          <table:table-cell office:value-type="float" office:value="0.0146238051733638">
            <text:p>0.0146238052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  <table:table-cell office:value-type="float" office:value="0.00618144972755944">
            <text:p>0.006181449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0.00743040889962723">
            <text:p>0.0074304089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0.0089285714285714">
            <text:p>0.0089285714</text:p>
          </table:table-cell>
          <table:table-cell office:value-type="float" office:value="0.0123933756608795">
            <text:p>0.0123933757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0.0089285714285714">
            <text:p>0.0089285714</text:p>
          </table:table-cell>
          <table:table-cell office:value-type="float" office:value="0.0173224459840004">
            <text:p>0.017322446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0.0089285714285714">
            <text:p>0.0089285714</text:p>
          </table:table-cell>
          <table:table-cell office:value-type="float" office:value="0.0158445157753129">
            <text:p>0.0158445158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0">
            <text:p>0</text:p>
          </table:table-cell>
          <table:table-cell office:value-type="float" office:value="0.00474030456886902">
            <text:p>0.0047403046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0.0089285714285714">
            <text:p>0.0089285714</text:p>
          </table:table-cell>
          <table:table-cell office:value-type="float" office:value="0.0115125412032258">
            <text:p>0.0115125412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0.00490522672692814">
            <text:p>0.004905226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0.0082541961077598">
            <text:p>0.008254196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0.00340300030975952">
            <text:p>0.003403000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0.0089285714285714">
            <text:p>0.0089285714</text:p>
          </table:table-cell>
          <table:table-cell office:value-type="float" office:value="0.014501685793558">
            <text:p>0.014501685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0.0178571428571429">
            <text:p>0.0178571429</text:p>
          </table:table-cell>
          <table:table-cell office:value-type="float" office:value="0.0177813909980524">
            <text:p>0.017781391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0.0178571428571429">
            <text:p>0.0178571429</text:p>
          </table:table-cell>
          <table:table-cell office:value-type="float" office:value="0.0165469307889635">
            <text:p>0.016546930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0.0178571428571429">
            <text:p>0.0178571429</text:p>
          </table:table-cell>
          <table:table-cell office:value-type="float" office:value="0.0153467440471984">
            <text:p>0.015346744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0.00798167514361226">
            <text:p>0.007981675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0.0089285714285714">
            <text:p>0.0089285714</text:p>
          </table:table-cell>
          <table:table-cell office:value-type="float" office:value="0.00994615518135358">
            <text:p>0.0099461552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0.00587109719305335">
            <text:p>0.0058710972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0.0089285714285714">
            <text:p>0.0089285714</text:p>
          </table:table-cell>
          <table:table-cell office:value-type="float" office:value="0.00952998555330738">
            <text:p>0.009529985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0.00592953270811109">
            <text:p>0.0059295327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0.00796458573331659">
            <text:p>0.007964585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0.00805211456215221">
            <text:p>0.008052114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0.0178571428571429">
            <text:p>0.0178571429</text:p>
          </table:table-cell>
          <table:table-cell office:value-type="float" office:value="0.0209207577424017">
            <text:p>0.020920757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0.0178571428571429">
            <text:p>0.0178571429</text:p>
          </table:table-cell>
          <table:table-cell office:value-type="float" office:value="0.0189834368996416">
            <text:p>0.018983436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0.00593380707372999">
            <text:p>0.005933807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0.00771181923788109">
            <text:p>0.007711819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0.00585813616724254">
            <text:p>0.005858136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0.0078991548573868">
            <text:p>0.007899154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0.0089285714285714">
            <text:p>0.0089285714</text:p>
          </table:table-cell>
          <table:table-cell office:value-type="float" office:value="0.0187268605010719">
            <text:p>0.018726860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178571428571429">
            <text:p>0.0178571429</text:p>
          </table:table-cell>
          <table:table-cell office:value-type="float" office:value="0.0198278919286048">
            <text:p>0.01982789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14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4:34:29</dc:date>
    <dc:creator>steve </dc:creator>
    <meta:generator>LibreOffice/3.4$Unix LibreOffice_project/340m1$Build-402</meta:generator>
    <meta:editing-duration>PT7M46S</meta:editing-duration>
    <meta:editing-cycles>1</meta:editing-cycles>
    <meta:document-statistic meta:table-count="1" meta:cell-count="6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2cm" xlink:href=".." xlink:type="simple" chart:class="chart:scatter" chart:style-name="ch1">
        <chart:legend chart:legend-position="end" svg:x="12.66cm" svg:y="4.197cm" style:legend-expansion="high" chart:style-name="ch2"/>
        <chart:plot-area chart:style-name="ch3" table:cell-range-address="Sheet1.A1:Sheet1.B2001" chart:data-source-has-labels="row" svg:x="1.33cm" svg:y="0.851cm" svg:width="10.692cm" svg:height="6.981cm">
          <chartooo:coordinate-region svg:x="2.057cm" svg:y="1.05cm" svg:width="9.593cm" svg:height="6.135cm"/>
          <chart:axis chart:dimension="x" chart:name="primary-x" chart:style-name="ch4">
            <chart:title svg:x="6.063cm" svg:y="8.011cm" chart:style-name="ch5">
              <text:p>Epochs</text:p>
            </chart:title>
          </chart:axis>
          <chart:axis chart:dimension="y" chart:name="primary-y" chart:style-name="ch4">
            <chart:title svg:x="0.451cm" svg:y="5.351cm" chart:style-name="ch6">
              <text:p>Misclassified</text:p>
            </chart:title>
            <chart:grid chart:style-name="ch7" chart:class="major"/>
          </chart:axis>
          <chart:series chart:style-name="ch8" chart:values-cell-range-address="Sheet1.B2:Sheet1.B2001" chart:label-cell-address="Sheet1.B1:Sheet1.B1" chart:class="chart:scatter">
            <chart:domain table:cell-range-address="Sheet1.A2:Sheet1.A2001"/>
            <chart:data-point chart:repeated="2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sclassifi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01</svg:desc>
                </draw:g>
              </table:table-cell>
              <table:table-cell office:value-type="float" office:value="0.651785714285714">
                <text:p>0.651785714285714</text:p>
                <draw:g>
                  <svg:desc>Sheet1.B2:Sheet1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51785714285714">
                <text:p>0.6517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0357142857143">
                <text:p>0.5803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46428571428571">
                <text:p>0.446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9285714285714">
                <text:p>0.339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94642857142857">
                <text:p>0.294642857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67857142857143">
                <text:p>0.267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23214285714286">
                <text:p>0.2232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16071428571429">
                <text:p>0.1160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16071428571429">
                <text:p>0.1160714285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82142857142857">
                <text:p>0.09821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803571428571429">
                <text:p>0.080357142857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178571428571429">
                <text:p>0.017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